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automatic-styles>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style:style style:name="P1" style:parent-style-name="Standard" style:master-page-name="MP0" style:family="paragraph">
      <style:paragraph-properties fo:widows="2" fo:orphans="2" fo:break-before="page" fo:text-align="end" fo:margin-top="0.5in"/>
    </style:style>
    <style:style style:name="T5" style:parent-style-name="段落フォント" style:family="text">
      <style:text-properties style:font-name="Arial" style:font-name-complex="Arial" fo:font-weight="bold" style:font-weight-asian="bold" fo:font-size="18pt" style:font-size-asian="18pt"/>
    </style:style>
    <style:style style:name="T6" style:parent-style-name="段落フォント" style:family="text">
      <style:text-properties style:font-name="Arial" style:font-name-complex="Arial" fo:font-weight="bold" style:font-weight-asian="bold" fo:font-size="18pt" style:font-size-asian="18pt"/>
    </style:style>
    <style:style style:name="T7" style:parent-style-name="段落フォント" style:family="text">
      <style:text-properties style:font-name="Arial" style:font-name-complex="Arial" fo:font-size="18pt" style:font-size-asian="18pt"/>
    </style:style>
    <style:style style:name="T8" style:parent-style-name="段落フォント" style:family="text">
      <style:text-properties style:font-name="Arial" style:font-name-complex="Arial" fo:font-size="18pt" style:font-size-asian="18pt"/>
    </style:style>
    <style:style style:name="T9" style:parent-style-name="段落フォント" style:family="text">
      <style:text-properties style:font-name="Arial" style:font-name-complex="Arial" fo:font-size="18pt" style:font-size-asian="18pt"/>
    </style:style>
    <style:style style:name="T10" style:parent-style-name="段落フォント" style:family="text">
      <style:text-properties style:font-name="Arial" style:font-name-complex="Arial" fo:font-size="18pt" style:font-size-asian="18pt"/>
    </style:style>
    <style:style style:name="P11" style:parent-style-name="Standard" style:family="paragraph">
      <style:paragraph-properties fo:widows="2" fo:orphans="2" fo:text-align="start"/>
      <style:text-properties style:font-name="Arial" style:font-name-complex="Arial" fo:font-size="9pt" style:font-size-asian="9pt"/>
    </style:style>
    <style:style style:name="P12" style:parent-style-name="Standard" style:family="paragraph">
      <style:paragraph-properties fo:widows="2" fo:orphans="2" fo:break-before="page" fo:text-align="center" fo:margin-bottom="0.125in"/>
    </style:style>
    <style:style style:name="T13" style:parent-style-name="段落フォント" style:family="text">
      <style:text-properties style:font-name="Arial" style:font-name-complex="Arial" fo:font-weight="bold" style:font-weight-asian="bold" fo:color="#1F4E79" fo:font-size="11pt" style:font-size-asian="11pt"/>
    </style:style>
    <style:style style:name="T14" style:parent-style-name="段落フォント" style:family="text">
      <style:text-properties style:font-name="Arial" style:font-name-complex="Arial" fo:font-weight="bold" style:font-weight-asian="bold" fo:color="#1F4E79" fo:font-size="11pt" style:font-size-asian="11pt"/>
    </style:style>
    <style:style style:name="P15" style:parent-style-name="標準" style:family="paragraph">
      <style:paragraph-properties fo:text-align="start"/>
    </style:style>
    <style:style style:name="T16" style:parent-style-name="段落フォント" style:family="text">
      <style:text-properties style:font-name="Meiryo UI"/>
    </style:style>
    <style:style style:name="T17" style:parent-style-name="段落フォント" style:family="text">
      <style:text-properties style:font-name="Arial" style:font-name-complex="Arial" fo:font-weight="bold" style:font-weight-asian="bold" fo:color="#1F4E79" fo:font-size="11pt" style:font-size-asian="11pt"/>
    </style:style>
    <style:style style:name="P18" style:parent-style-name="標準" style:family="paragraph">
      <style:paragraph-properties fo:text-align="start"/>
    </style:style>
    <style:style style:name="T19" style:parent-style-name="段落フォント" style:family="text">
      <style:text-properties style:font-name="Yu Gothic UI" fo:font-style="italic" style:font-style-asian="italic"/>
    </style:style>
    <style:style style:name="T20" style:parent-style-name="段落フォント" style:family="text">
      <style:text-properties style:font-name="Yu Gothic UI" fo:font-style="italic" style:font-style-asian="italic"/>
    </style:style>
    <style:style style:name="T21" style:parent-style-name="段落フォント" style:family="text">
      <style:text-properties style:font-name="Yu Gothic UI" fo:font-style="italic" style:font-style-asian="italic"/>
    </style:style>
    <style:style style:name="T22" style:parent-style-name="段落フォント" style:family="text">
      <style:text-properties style:font-name="Yu Gothic UI" fo:font-size="10pt" style:font-size-asian="10pt"/>
    </style:style>
    <style:style style:name="P23" style:parent-style-name="Contents1" style:family="paragraph">
      <style:paragraph-properties>
        <style:tab-stops>
          <style:tab-stop style:type="right" style:leader-style="dotted" style:leader-text="." style:position="5.9055in"/>
        </style:tab-stops>
      </style:paragraph-properties>
    </style:style>
    <style:style style:name="P24" style:parent-style-name="Contents1" style:family="paragraph">
      <style:paragraph-properties>
        <style:tab-stops>
          <style:tab-stop style:type="right" style:leader-style="dotted" style:leader-text="." style:position="5.9055in"/>
        </style:tab-stops>
      </style:paragraph-properties>
    </style:style>
    <style:style style:name="P25" style:parent-style-name="Contents1" style:family="paragraph">
      <style:paragraph-properties>
        <style:tab-stops>
          <style:tab-stop style:type="right" style:leader-style="dotted" style:leader-text="." style:position="5.9055in"/>
        </style:tab-stops>
      </style:paragraph-properties>
    </style:style>
    <style:style style:name="P26" style:parent-style-name="Contents2" style:family="paragraph">
      <style:paragraph-properties>
        <style:tab-stops>
          <style:tab-stop style:type="right" style:leader-style="dotted" style:leader-text="." style:position="5.9055in"/>
        </style:tab-stops>
      </style:paragraph-properties>
    </style:style>
    <style:style style:name="P27" style:parent-style-name="Contents2" style:family="paragraph">
      <style:paragraph-properties>
        <style:tab-stops>
          <style:tab-stop style:type="right" style:leader-style="dotted" style:leader-text="." style:position="5.9055in"/>
        </style:tab-stops>
      </style:paragraph-properties>
    </style:style>
    <style:style style:name="P28" style:parent-style-name="Contents2" style:family="paragraph">
      <style:paragraph-properties>
        <style:tab-stops>
          <style:tab-stop style:type="right" style:leader-style="dotted" style:leader-text="." style:position="5.9055in"/>
        </style:tab-stops>
      </style:paragraph-properties>
    </style:style>
    <style:style style:name="P29" style:parent-style-name="Contents2" style:family="paragraph">
      <style:paragraph-properties>
        <style:tab-stops>
          <style:tab-stop style:type="right" style:leader-style="dotted" style:leader-text="." style:position="5.9055in"/>
        </style:tab-stops>
      </style:paragraph-properties>
    </style:style>
    <style:style style:name="P30" style:parent-style-name="Contents2" style:family="paragraph">
      <style:paragraph-properties>
        <style:tab-stops>
          <style:tab-stop style:type="right" style:leader-style="dotted" style:leader-text="." style:position="5.9055in"/>
        </style:tab-stops>
      </style:paragraph-properties>
    </style:style>
    <style:style style:name="P31" style:parent-style-name="Contents2" style:family="paragraph">
      <style:paragraph-properties>
        <style:tab-stops>
          <style:tab-stop style:type="right" style:leader-style="dotted" style:leader-text="." style:position="5.9055in"/>
        </style:tab-stops>
      </style:paragraph-properties>
    </style:style>
    <style:style style:name="P32" style:parent-style-name="Standard" style:family="paragraph">
      <style:paragraph-properties fo:widows="2" fo:orphans="2" fo:text-align="start"/>
    </style:style>
    <style:style style:name="P33" style:parent-style-name="見出し1" style:family="paragraph">
      <style:paragraph-properties fo:break-before="page"/>
    </style:style>
    <style:style style:name="P34" style:parent-style-name="Standard" style:family="paragraph">
      <style:paragraph-properties fo:margin-top="0.125in"/>
    </style:style>
    <style:style style:name="T35" style:parent-style-name="段落フォント" style:family="text">
      <style:text-properties style:font-name="Arial" style:font-name-complex="Arial" fo:font-size="9pt" style:font-size-asian="9pt"/>
    </style:style>
    <style:style style:name="T36" style:parent-style-name="段落フォント" style:family="text">
      <style:text-properties style:font-name="Arial" style:font-name-complex="Arial" fo:font-size="9pt" style:font-size-asian="9pt"/>
    </style:style>
    <style:style style:name="T37" style:parent-style-name="段落フォント" style:family="text">
      <style:text-properties style:font-name="Arial" style:font-name-complex="Arial" fo:font-size="9pt" style:font-size-asian="9pt"/>
    </style:style>
    <style:style style:name="T38" style:parent-style-name="段落フォント" style:family="text">
      <style:text-properties style:font-name="Arial" style:font-name-complex="Arial" fo:font-size="9pt" style:font-size-asian="9pt"/>
    </style:style>
    <style:style style:name="T39" style:parent-style-name="段落フォント" style:family="text">
      <style:text-properties style:font-name="Arial" style:font-name-complex="Arial" fo:font-size="9pt" style:font-size-asian="9pt"/>
    </style:style>
    <style:style style:name="T40" style:parent-style-name="段落フォント" style:family="text">
      <style:text-properties style:font-name="Arial" style:font-name-complex="Arial" fo:font-size="9pt" style:font-size-asian="9pt"/>
    </style:style>
    <style:style style:name="T41" style:parent-style-name="段落フォント" style:family="text">
      <style:text-properties style:font-name="Arial" style:font-name-complex="Arial" fo:font-size="9pt" style:font-size-asian="9pt"/>
    </style:style>
    <style:style style:name="T42" style:parent-style-name="段落フォント" style:family="text">
      <style:text-properties style:font-name="Arial" style:font-name-complex="Arial" fo:font-size="9pt" style:font-size-asian="9pt"/>
    </style:style>
    <style:style style:name="T43" style:parent-style-name="段落フォント" style:family="text">
      <style:text-properties style:font-name="Arial" style:font-name-complex="Arial" fo:font-size="9pt" style:font-size-asian="9pt"/>
    </style:style>
    <style:style style:name="T44" style:parent-style-name="段落フォント" style:family="text">
      <style:text-properties style:font-name="Arial" style:font-name-complex="Arial" fo:font-size="9pt" style:font-size-asian="9pt"/>
    </style:style>
    <style:style style:name="T45" style:parent-style-name="段落フォント" style:family="text">
      <style:text-properties style:font-name="Arial" style:font-name-complex="Arial" fo:font-size="9pt" style:font-size-asian="9pt"/>
    </style:style>
    <style:style style:name="T46" style:parent-style-name="段落フォント" style:family="text">
      <style:text-properties style:font-name="Arial" style:font-name-complex="Arial" fo:font-size="9pt" style:font-size-asian="9pt"/>
    </style:style>
    <style:style style:name="T47" style:parent-style-name="段落フォント" style:family="text">
      <style:text-properties style:font-name="Arial" style:font-name-complex="Arial" fo:font-size="9pt" style:font-size-asian="9pt"/>
    </style:style>
    <style:style style:name="T48" style:parent-style-name="段落フォント" style:family="text">
      <style:text-properties style:font-name="Arial" style:font-name-complex="Arial" fo:font-size="9pt" style:font-size-asian="9pt"/>
    </style:style>
    <style:style style:name="T49" style:parent-style-name="段落フォント" style:family="text">
      <style:text-properties style:font-name="Arial" style:font-name-complex="Arial" fo:font-size="9pt" style:font-size-asian="9pt"/>
    </style:style>
    <style:style style:name="T50" style:parent-style-name="段落フォント" style:family="text">
      <style:text-properties style:font-name="Arial" style:font-name-complex="Arial" fo:font-size="9pt" style:font-size-asian="9pt"/>
    </style:style>
    <style:style style:name="T51" style:parent-style-name="段落フォント" style:family="text">
      <style:text-properties style:font-name="Arial" style:font-name-complex="Arial" fo:font-size="9pt" style:font-size-asian="9pt"/>
    </style:style>
    <style:style style:name="T52" style:parent-style-name="段落フォント" style:family="text">
      <style:text-properties style:font-name="Arial" style:font-name-complex="Arial" fo:font-size="9pt" style:font-size-asian="9pt"/>
    </style:style>
    <style:style style:name="T53" style:parent-style-name="段落フォント" style:family="text">
      <style:text-properties style:font-name="Arial" style:font-name-complex="Arial" fo:font-size="9pt" style:font-size-asian="9pt"/>
    </style:style>
    <style:style style:name="T54" style:parent-style-name="段落フォント" style:family="text">
      <style:text-properties style:font-name="Arial" style:font-name-complex="Arial" fo:font-size="9pt" style:font-size-asian="9pt"/>
    </style:style>
    <style:style style:name="T55" style:parent-style-name="段落フォント" style:family="text">
      <style:text-properties style:font-name="Arial" style:font-name-complex="Arial" fo:font-size="9pt" style:font-size-asian="9pt"/>
    </style:style>
    <style:style style:name="T56" style:parent-style-name="段落フォント" style:family="text">
      <style:text-properties style:font-name="Arial" style:font-name-complex="Arial" fo:font-size="9pt" style:font-size-asian="9pt"/>
    </style:style>
    <style:style style:name="P57" style:parent-style-name="Standard" style:family="paragraph">
      <style:paragraph-properties fo:margin-top="0.125in"/>
    </style:style>
    <style:style style:name="T58" style:parent-style-name="段落フォント" style:family="text">
      <style:text-properties style:font-name="Arial" style:font-name-complex="Arial" fo:font-size="9pt" style:font-size-asian="9pt" style:font-size-complex="9pt"/>
    </style:style>
    <style:style style:name="T59" style:parent-style-name="段落フォント" style:family="text">
      <style:text-properties style:font-name="Arial" style:font-name-complex="Arial" fo:font-size="9pt" style:font-size-asian="9pt" style:font-size-complex="9pt"/>
    </style:style>
    <style:style style:name="T60" style:parent-style-name="段落フォント" style:family="text">
      <style:text-properties style:font-name="Arial" style:font-name-complex="Arial" fo:font-size="9pt" style:font-size-asian="9pt" style:font-size-complex="9pt"/>
    </style:style>
    <style:style style:name="T61" style:parent-style-name="段落フォント" style:family="text">
      <style:text-properties style:font-name="Arial" style:font-name-complex="Arial" fo:font-size="9pt" style:font-size-asian="9pt" style:font-size-complex="9pt"/>
    </style:style>
    <style:style style:name="T62" style:parent-style-name="段落フォント" style:family="text">
      <style:text-properties style:font-name="Arial" style:font-name-complex="Arial" fo:font-size="9pt" style:font-size-asian="9pt" style:font-size-complex="9pt" fo:background-color="#FFFF00"/>
    </style:style>
    <style:style style:name="T63" style:parent-style-name="段落フォント" style:family="text">
      <style:text-properties style:font-name="Arial" style:font-name-complex="Arial" fo:font-size="9pt" style:font-size-asian="9pt" style:font-size-complex="9pt"/>
    </style:style>
    <style:style style:name="T64" style:parent-style-name="段落フォント" style:family="text">
      <style:text-properties style:font-name="Arial" style:font-name-complex="Arial" fo:font-size="9pt" style:font-size-asian="9pt" style:font-size-complex="9pt"/>
    </style:style>
    <style:style style:name="T65" style:parent-style-name="段落フォント" style:family="text">
      <style:text-properties style:font-name="Arial" style:font-name-complex="Arial" fo:font-size="9pt" style:font-size-asian="9pt" style:font-size-complex="9pt"/>
    </style:style>
    <style:style style:name="T66" style:parent-style-name="段落フォント" style:family="text">
      <style:text-properties style:font-name="Arial" style:font-name-complex="Arial" fo:font-size="9pt" style:font-size-asian="9pt" style:font-size-complex="9pt"/>
    </style:style>
    <style:style style:name="T67" style:parent-style-name="段落フォント" style:family="text">
      <style:text-properties style:font-name="Arial" style:font-name-complex="Arial" fo:font-size="9pt" style:font-size-asian="9pt" style:font-size-complex="9pt"/>
    </style:style>
    <style:style style:name="T68" style:parent-style-name="段落フォント" style:family="text">
      <style:text-properties style:font-name="Arial" style:font-name-complex="Arial" fo:font-size="9pt" style:font-size-asian="9pt" style:font-size-complex="9pt"/>
    </style:style>
    <style:style style:name="T69" style:parent-style-name="段落フォント" style:family="text">
      <style:text-properties style:font-name="Arial" style:font-name-complex="Arial" fo:font-size="9pt" style:font-size-asian="9pt" style:font-size-complex="9pt"/>
    </style:style>
    <style:style style:name="T70" style:parent-style-name="段落フォント" style:family="text">
      <style:text-properties style:font-name="Arial" style:font-name-complex="Arial" fo:font-size="9pt" style:font-size-asian="9pt" style:font-size-complex="9pt"/>
    </style:style>
    <style:style style:name="T71" style:parent-style-name="段落フォント" style:family="text">
      <style:text-properties style:font-name="Arial" style:font-name-complex="Arial" fo:font-size="9pt" style:font-size-asian="9pt" style:font-size-complex="9pt"/>
    </style:style>
    <style:style style:name="T72" style:parent-style-name="段落フォント" style:family="text">
      <style:text-properties style:font-name="Arial" style:font-name-complex="Arial" fo:font-size="9pt" style:font-size-asian="9pt" style:font-size-complex="9pt"/>
    </style:style>
    <style:style style:name="T73" style:parent-style-name="段落フォント" style:family="text">
      <style:text-properties style:font-name="Arial" style:font-name-complex="Arial" fo:font-size="9pt" style:font-size-asian="9pt" style:font-size-complex="9pt"/>
    </style:style>
    <style:style style:name="T74" style:parent-style-name="段落フォント" style:family="text">
      <style:text-properties style:font-name="Arial" style:font-name-complex="Arial" fo:font-size="9pt" style:font-size-asian="9pt" style:font-size-complex="9pt"/>
    </style:style>
    <style:style style:name="T75" style:parent-style-name="段落フォント" style:family="text">
      <style:text-properties style:font-name="Arial" style:font-name-complex="Arial" fo:font-size="9pt" style:font-size-asian="9pt" style:font-size-complex="9pt"/>
    </style:style>
    <style:style style:name="T76" style:parent-style-name="段落フォント" style:family="text">
      <style:text-properties style:font-name="Arial" style:font-name-complex="Arial" fo:font-size="9pt" style:font-size-asian="9pt" style:font-size-complex="9pt"/>
    </style:style>
    <style:style style:name="T77" style:parent-style-name="段落フォント" style:family="text">
      <style:text-properties style:font-name="Arial" style:font-name-complex="Arial" fo:font-size="9pt" style:font-size-asian="9pt" style:font-size-complex="9pt"/>
    </style:style>
    <style:style style:name="T78" style:parent-style-name="段落フォント" style:family="text">
      <style:text-properties style:font-name="Arial" style:font-name-complex="Arial" fo:font-size="9pt" style:font-size-asian="9pt" style:font-size-complex="9pt"/>
    </style:style>
    <style:style style:name="P79" style:parent-style-name="Standard" style:family="paragraph">
      <style:paragraph-properties fo:margin-top="0.125in"/>
      <style:text-properties style:font-name="Arial" style:font-name-complex="Arial" fo:font-size="9pt" style:font-size-asian="9pt"/>
    </style:style>
    <style:style style:name="P80" style:parent-style-name="リスト段落" style:family="paragraph">
      <style:paragraph-properties fo:margin-left="0.4923in">
        <style:tab-stops/>
      </style:paragraph-properties>
    </style:style>
    <style:style style:name="T81" style:parent-style-name="段落フォント" style:family="text">
      <style:text-properties style:font-name="Arial" style:font-name-complex="Arial" fo:font-weight="bold" style:font-weight-asian="bold" fo:font-size="9pt" style:font-size-asian="9pt"/>
    </style:style>
    <style:style style:name="T82" style:parent-style-name="段落フォント" style:family="text">
      <style:text-properties style:font-name="Arial" style:font-name-complex="Arial" fo:font-size="9pt" style:font-size-asian="9pt"/>
    </style:style>
    <style:style style:name="T83" style:parent-style-name="段落フォント" style:family="text">
      <style:text-properties style:font-name="Arial" style:font-name-complex="Arial" fo:font-size="9pt" style:font-size-asian="9pt"/>
    </style:style>
    <style:style style:name="T84" style:parent-style-name="段落フォント" style:family="text">
      <style:text-properties style:font-name="Arial" style:font-name-complex="Arial" fo:font-size="9pt" style:font-size-asian="9pt"/>
    </style:style>
    <style:style style:name="T85" style:parent-style-name="段落フォント" style:family="text">
      <style:text-properties style:font-name="Arial" style:font-name-complex="Arial" fo:font-size="9pt" style:font-size-asian="9pt"/>
    </style:style>
    <style:style style:name="T86" style:parent-style-name="段落フォント" style:family="text">
      <style:text-properties style:font-name="Arial" style:font-name-complex="Arial" fo:font-size="9pt" style:font-size-asian="9pt"/>
    </style:style>
    <style:style style:name="T87" style:parent-style-name="段落フォント" style:family="text">
      <style:text-properties style:font-name="Arial" style:font-name-complex="Arial" fo:font-size="9pt" style:font-size-asian="9pt"/>
    </style:style>
    <style:style style:name="T88" style:parent-style-name="段落フォント" style:family="text">
      <style:text-properties style:font-name="Arial" style:font-name-complex="Arial" fo:font-size="9pt" style:font-size-asian="9pt"/>
    </style:style>
    <style:style style:name="T89" style:parent-style-name="段落フォント" style:family="text">
      <style:text-properties style:font-name="Arial" style:font-name-complex="Arial" fo:font-size="9pt" style:font-size-asian="9pt"/>
    </style:style>
    <style:style style:name="T90" style:parent-style-name="段落フォント" style:family="text">
      <style:text-properties style:font-name="Arial" style:font-name-complex="Arial" fo:font-size="9pt" style:font-size-asian="9pt"/>
    </style:style>
    <style:style style:name="T91" style:parent-style-name="段落フォント" style:family="text">
      <style:text-properties style:font-name="Arial" style:font-name-complex="Arial" fo:font-size="9pt" style:font-size-asian="9pt"/>
    </style:style>
    <style:style style:name="P92" style:parent-style-name="標準" style:family="paragraph">
      <style:paragraph-properties fo:text-align="start"/>
    </style:style>
    <style:style style:name="T93" style:parent-style-name="段落フォント" style:family="text">
      <style:text-properties style:font-name="Yu Gothic UI"/>
    </style:style>
    <style:style style:name="P94" style:parent-style-name="標準" style:family="paragraph">
      <style:paragraph-properties fo:text-align="start"/>
    </style:style>
    <style:style style:name="T95" style:parent-style-name="段落フォント" style:family="text">
      <style:text-properties style:font-name="Yu Gothic UI"/>
    </style:style>
    <style:style style:name="T96" style:parent-style-name="段落フォント" style:family="text">
      <style:text-properties style:font-name="Arial" style:font-name-complex="Arial" fo:font-size="9pt" style:font-size-asian="9pt"/>
    </style:style>
    <style:style style:name="P97" style:parent-style-name="リスト段落" style:family="paragraph">
      <style:paragraph-properties fo:margin-left="0.4923in">
        <style:tab-stops/>
      </style:paragraph-properties>
    </style:style>
    <style:style style:name="T98" style:parent-style-name="段落フォント" style:family="text">
      <style:text-properties style:font-name="Arial" style:font-name-complex="Arial" fo:font-weight="bold" style:font-weight-asian="bold" fo:font-size="9pt" style:font-size-asian="9pt"/>
    </style:style>
    <style:style style:name="T99" style:parent-style-name="段落フォント" style:family="text">
      <style:text-properties style:font-name="Arial" style:font-name-complex="Arial" fo:font-size="9pt" style:font-size-asian="9pt"/>
    </style:style>
    <style:style style:name="T100" style:parent-style-name="段落フォント" style:family="text">
      <style:text-properties style:font-name="Arial" style:font-name-complex="Arial" fo:font-size="9pt" style:font-size-asian="9pt"/>
    </style:style>
    <style:style style:name="T101" style:parent-style-name="段落フォント" style:family="text">
      <style:text-properties style:font-name="Arial" style:font-name-complex="Arial" fo:font-size="9pt" style:font-size-asian="9pt"/>
    </style:style>
    <style:style style:name="T102" style:parent-style-name="段落フォント" style:family="text">
      <style:text-properties style:font-name="Arial" style:font-name-complex="Arial" fo:font-size="9pt" style:font-size-asian="9pt"/>
    </style:style>
    <style:style style:name="T103" style:parent-style-name="段落フォント" style:family="text">
      <style:text-properties style:font-name="Arial" style:font-name-complex="Arial" fo:font-size="9pt" style:font-size-asian="9pt"/>
    </style:style>
    <style:style style:name="T104" style:parent-style-name="段落フォント" style:family="text">
      <style:text-properties style:font-name="Arial" style:font-name-complex="Arial" fo:font-size="9pt" style:font-size-asian="9pt"/>
    </style:style>
    <style:style style:name="T105" style:parent-style-name="段落フォント" style:family="text">
      <style:text-properties style:font-name="Arial" style:font-name-complex="Arial" fo:font-size="9pt" style:font-size-asian="9pt"/>
    </style:style>
    <style:style style:name="T106" style:parent-style-name="段落フォント" style:family="text">
      <style:text-properties style:font-name="Arial" style:font-name-complex="Arial" fo:font-size="9pt" style:font-size-asian="9pt"/>
    </style:style>
    <style:style style:name="P107" style:parent-style-name="Standard" style:family="paragraph">
      <style:paragraph-properties fo:margin-top="0.125in"/>
    </style:style>
    <style:style style:name="T108" style:parent-style-name="段落フォント" style:family="text">
      <style:text-properties style:font-name="Arial" style:font-name-complex="Arial" fo:font-size="9pt" style:font-size-asian="9pt"/>
    </style:style>
    <style:style style:name="T109" style:parent-style-name="段落フォント" style:family="text">
      <style:text-properties style:font-name="Arial" style:font-name-complex="Arial" fo:font-size="9pt" style:font-size-asian="9pt"/>
    </style:style>
    <style:style style:name="T110" style:parent-style-name="段落フォント" style:family="text">
      <style:text-properties style:font-name="Arial" style:font-name-complex="Arial" fo:font-size="9pt" style:font-size-asian="9pt"/>
    </style:style>
    <style:style style:name="T111" style:parent-style-name="段落フォント" style:family="text">
      <style:text-properties style:font-name="Arial" style:font-name-complex="Arial" fo:font-size="9pt" style:font-size-asian="9pt"/>
    </style:style>
    <style:style style:name="T112" style:parent-style-name="段落フォント" style:family="text">
      <style:text-properties style:font-name="Arial" style:font-name-complex="Arial" fo:font-size="9pt" style:font-size-asian="9pt"/>
    </style:style>
    <style:style style:name="T113" style:parent-style-name="段落フォント" style:family="text">
      <style:text-properties style:font-name="Arial" style:font-name-complex="Arial" fo:font-size="9pt" style:font-size-asian="9pt"/>
    </style:style>
    <style:style style:name="T114" style:parent-style-name="段落フォント" style:family="text">
      <style:text-properties style:font-name="Arial" style:font-name-complex="Arial" fo:font-size="9pt" style:font-size-asian="9pt"/>
    </style:style>
    <style:style style:name="T115" style:parent-style-name="段落フォント" style:family="text">
      <style:text-properties style:font-name="Arial" style:font-name-complex="Arial" fo:font-size="9pt" style:font-size-asian="9pt"/>
    </style:style>
    <style:style style:name="T116" style:parent-style-name="段落フォント" style:family="text">
      <style:text-properties style:font-name="Arial" style:font-name-complex="Arial" fo:font-size="9pt" style:font-size-asian="9pt"/>
    </style:style>
    <style:style style:name="T117" style:parent-style-name="段落フォント" style:family="text">
      <style:text-properties style:font-name="Arial" style:font-name-complex="Arial" fo:font-size="9pt" style:font-size-asian="9pt"/>
    </style:style>
    <style:style style:name="T118" style:parent-style-name="段落フォント" style:family="text">
      <style:text-properties style:font-name="Arial" style:font-name-complex="Arial" fo:font-size="9pt" style:font-size-asian="9pt"/>
    </style:style>
    <style:style style:name="T119" style:parent-style-name="段落フォント" style:family="text">
      <style:text-properties style:font-name="Arial" style:font-name-complex="Arial" fo:font-size="9pt" style:font-size-asian="9pt"/>
    </style:style>
    <style:style style:name="T120" style:parent-style-name="段落フォント" style:family="text">
      <style:text-properties style:font-name="Arial" style:font-name-complex="Arial" fo:font-size="9pt" style:font-size-asian="9pt"/>
    </style:style>
    <style:style style:name="T121" style:parent-style-name="段落フォント" style:family="text">
      <style:text-properties style:font-name="Arial" style:font-name-complex="Arial" fo:font-size="9pt" style:font-size-asian="9pt"/>
    </style:style>
    <style:style style:name="T122" style:parent-style-name="段落フォント" style:family="text">
      <style:text-properties style:font-name="Arial" style:font-name-complex="Arial" fo:font-size="9pt" style:font-size-asian="9pt"/>
    </style:style>
    <style:style style:name="T123" style:parent-style-name="段落フォント" style:family="text">
      <style:text-properties style:font-name="Arial" style:font-name-complex="Arial" fo:font-size="9pt" style:font-size-asian="9pt"/>
    </style:style>
    <style:style style:name="T124" style:parent-style-name="段落フォント" style:family="text">
      <style:text-properties style:font-name="Arial" style:font-name-complex="Arial" fo:font-size="9pt" style:font-size-asian="9pt"/>
    </style:style>
    <style:style style:name="T125" style:parent-style-name="段落フォント" style:family="text">
      <style:text-properties style:font-name="Arial" style:font-name-complex="Arial" fo:font-size="9pt" style:font-size-asian="9pt"/>
    </style:style>
    <style:style style:name="T126" style:parent-style-name="段落フォント" style:family="text">
      <style:text-properties style:font-name="Arial" style:font-name-complex="Arial" fo:font-size="9pt" style:font-size-asian="9pt"/>
    </style:style>
    <style:style style:name="T127" style:parent-style-name="段落フォント" style:family="text">
      <style:text-properties style:font-name="Arial" style:font-name-complex="Arial" fo:font-size="9pt" style:font-size-asian="9pt"/>
    </style:style>
    <style:style style:name="T128" style:parent-style-name="段落フォント" style:family="text">
      <style:text-properties style:font-name="Arial" style:font-name-complex="Arial" fo:font-size="9pt" style:font-size-asian="9pt"/>
    </style:style>
    <style:style style:name="P129" style:parent-style-name="Standard" style:family="paragraph">
      <style:paragraph-properties fo:margin-top="0.125in"/>
    </style:style>
    <style:style style:name="T130" style:parent-style-name="段落フォント" style:family="text">
      <style:text-properties style:font-name="Arial" style:font-name-complex="Arial" fo:font-size="9pt" style:font-size-asian="9pt"/>
    </style:style>
    <style:style style:name="T131" style:parent-style-name="段落フォント" style:family="text">
      <style:text-properties style:font-name="Arial" style:font-name-complex="Arial" fo:font-size="9pt" style:font-size-asian="9pt"/>
    </style:style>
    <style:style style:name="T132" style:parent-style-name="段落フォント" style:family="text">
      <style:text-properties style:font-name="Arial" style:font-name-complex="Arial" fo:font-size="9pt" style:font-size-asian="9pt"/>
    </style:style>
    <style:style style:name="T133" style:parent-style-name="段落フォント" style:family="text">
      <style:text-properties style:font-name="Arial" style:font-name-complex="Arial" fo:font-size="9pt" style:font-size-asian="9pt"/>
    </style:style>
    <style:style style:name="T134" style:parent-style-name="段落フォント" style:family="text">
      <style:text-properties style:font-name="Arial" style:font-name-complex="Arial" fo:font-size="9pt" style:font-size-asian="9pt"/>
    </style:style>
    <style:style style:name="T135" style:parent-style-name="段落フォント" style:family="text">
      <style:text-properties style:font-name="Arial" style:font-name-complex="Arial" fo:font-size="9pt" style:font-size-asian="9pt"/>
    </style:style>
    <style:style style:name="T136" style:parent-style-name="段落フォント" style:family="text">
      <style:text-properties style:font-name="Arial" style:font-name-complex="Arial" fo:font-size="9pt" style:font-size-asian="9pt"/>
    </style:style>
    <style:style style:name="T137" style:parent-style-name="段落フォント" style:family="text">
      <style:text-properties style:font-name="Arial" style:font-name-complex="Arial" fo:font-size="9pt" style:font-size-asian="9pt"/>
    </style:style>
    <style:style style:name="P138" style:parent-style-name="標準" style:family="paragraph">
      <style:paragraph-properties fo:text-align="start"/>
    </style:style>
    <style:style style:name="T139" style:parent-style-name="段落フォント" style:family="text">
      <style:text-properties style:font-name="Yu Gothic UI"/>
    </style:style>
    <style:style style:name="T140" style:parent-style-name="段落フォント" style:family="text">
      <style:text-properties style:font-name="Yu Gothic UI"/>
    </style:style>
    <style:style style:name="T141" style:parent-style-name="段落フォント" style:family="text">
      <style:text-properties style:font-name="Yu Gothic UI"/>
    </style:style>
    <style:style style:name="P142" style:parent-style-name="標準" style:family="paragraph">
      <style:paragraph-properties fo:text-align="start"/>
    </style:style>
    <style:style style:name="T143" style:parent-style-name="段落フォント" style:family="text">
      <style:text-properties style:font-name="Yu Gothic UI"/>
    </style:style>
    <style:style style:name="T144" style:parent-style-name="段落フォント" style:family="text">
      <style:text-properties style:font-name="Yu Gothic UI"/>
    </style:style>
    <style:style style:name="T145" style:parent-style-name="段落フォント" style:family="text">
      <style:text-properties style:font-name="Yu Gothic UI"/>
    </style:style>
    <style:style style:name="T146" style:parent-style-name="段落フォント" style:family="text">
      <style:text-properties style:font-name="Arial" style:font-name-complex="Arial" fo:font-size="9pt" style:font-size-asian="9pt" fo:background-color="#FFFF00"/>
    </style:style>
    <style:style style:name="T147" style:parent-style-name="段落フォント" style:family="text">
      <style:text-properties style:font-name="Arial" style:font-name-complex="Arial" fo:font-size="9pt" style:font-size-asian="9pt"/>
    </style:style>
    <style:style style:name="T148" style:parent-style-name="段落フォント" style:family="text">
      <style:text-properties style:font-name="Arial" style:font-name-complex="Arial" fo:font-size="9pt" style:font-size-asian="9pt"/>
    </style:style>
    <style:style style:name="T149" style:parent-style-name="段落フォント" style:family="text">
      <style:text-properties style:font-name="Arial" style:font-name-complex="Arial" fo:font-size="9pt" style:font-size-asian="9pt"/>
    </style:style>
    <style:style style:name="T150" style:parent-style-name="段落フォント" style:family="text">
      <style:text-properties style:font-name="Arial" style:font-name-complex="Arial" fo:font-size="9pt" style:font-size-asian="9pt"/>
    </style:style>
    <style:style style:name="T151" style:parent-style-name="段落フォント" style:family="text">
      <style:text-properties style:font-name="Arial" style:font-name-complex="Arial" fo:font-size="9pt" style:font-size-asian="9pt"/>
    </style:style>
    <style:style style:name="T152" style:parent-style-name="段落フォント" style:family="text">
      <style:text-properties style:font-name="Arial" style:font-name-complex="Arial" fo:font-size="9pt" style:font-size-asian="9pt"/>
    </style:style>
    <style:style style:name="T153" style:parent-style-name="段落フォント" style:family="text">
      <style:text-properties style:font-name="Arial" style:font-name-complex="Arial" fo:font-size="9pt" style:font-size-asian="9pt"/>
    </style:style>
    <style:style style:name="T154" style:parent-style-name="段落フォント" style:family="text">
      <style:text-properties style:font-name="Arial" style:font-name-complex="Arial" fo:font-size="9pt" style:font-size-asian="9pt"/>
    </style:style>
    <style:style style:name="T155" style:parent-style-name="段落フォント" style:family="text">
      <style:text-properties style:font-name="Arial" style:font-name-complex="Arial" fo:font-size="9pt" style:font-size-asian="9pt"/>
    </style:style>
    <style:style style:name="P156" style:parent-style-name="Standard" style:family="paragraph">
      <style:paragraph-properties fo:widows="2" fo:orphans="2" fo:text-align="start"/>
      <style:text-properties style:font-name="Arial" style:font-name-complex="Arial" fo:font-size="9pt" style:font-size-asian="9pt"/>
    </style:style>
    <style:style style:name="P157" style:parent-style-name="見出し1" style:family="paragraph">
      <style:paragraph-properties fo:break-before="page"/>
    </style:style>
    <style:style style:name="T158" style:parent-style-name="段落フォント" style:family="text">
      <style:text-properties style:font-name="Arial" style:font-name-complex="Arial" fo:font-weight="bold" style:font-weight-asian="bold" fo:font-size="9pt" style:font-size-asian="9pt" fo:background-color="#FFFF00"/>
    </style:style>
    <style:style style:name="P159" style:parent-style-name="標準" style:family="paragraph">
      <style:paragraph-properties fo:text-align="start"/>
    </style:style>
    <style:style style:name="T160" style:parent-style-name="段落フォント" style:family="text">
      <style:text-properties style:font-name="Yu Gothic UI"/>
    </style:style>
    <style:style style:name="T161" style:parent-style-name="段落フォント" style:family="text">
      <style:text-properties style:font-name="Yu Gothic UI"/>
    </style:style>
    <style:style style:name="T162" style:parent-style-name="段落フォント" style:family="text">
      <style:text-properties style:font-name="Yu Gothic UI"/>
    </style:style>
    <style:style style:name="T163" style:parent-style-name="段落フォント" style:family="text">
      <style:text-properties style:font-name="Arial" style:font-name-complex="Arial" fo:font-weight="bold" style:font-weight-asian="bold" fo:font-size="9pt" style:font-size-asian="9pt" fo:background-color="#FFFF00"/>
    </style:style>
    <style:style style:name="T164" style:parent-style-name="段落フォント" style:family="text">
      <style:text-properties style:font-name="Arial" style:font-name-complex="Arial" fo:font-weight="bold" style:font-weight-asian="bold" fo:font-size="9pt" style:font-size-asian="9pt"/>
    </style:style>
    <style:style style:name="T165" style:parent-style-name="段落フォント" style:family="text">
      <style:text-properties style:font-name="Arial" style:font-name-complex="Arial" fo:font-size="9pt" style:font-size-asian="9pt"/>
    </style:style>
    <style:style style:name="T166" style:parent-style-name="段落フォント" style:family="text">
      <style:text-properties style:font-name="Arial" style:font-name-complex="Arial" fo:font-size="9pt" style:font-size-asian="9pt"/>
    </style:style>
    <style:style style:name="T167" style:parent-style-name="段落フォント" style:family="text">
      <style:text-properties style:font-name="Arial" style:font-name-complex="Arial" fo:font-size="9pt" style:font-size-asian="9pt" fo:background-color="#FFFF00"/>
    </style:style>
    <style:style style:name="T168" style:parent-style-name="段落フォント" style:family="text">
      <style:text-properties style:font-name="Arial" style:font-name-complex="Arial" fo:font-size="9pt" style:font-size-asian="9pt"/>
    </style:style>
    <style:style style:name="T169" style:parent-style-name="段落フォント" style:family="text">
      <style:text-properties style:font-name="Arial" style:font-name-complex="Arial" fo:font-size="9pt" style:font-size-asian="9pt"/>
    </style:style>
    <style:style style:name="T170" style:parent-style-name="段落フォント" style:family="text">
      <style:text-properties style:font-name="Arial" style:font-name-complex="Arial" fo:font-size="9pt" style:font-size-asian="9pt"/>
    </style:style>
    <style:style style:name="T171" style:parent-style-name="段落フォント" style:family="text">
      <style:text-properties style:font-name="Arial" style:font-name-complex="Arial" fo:font-size="9pt" style:font-size-asian="9pt"/>
    </style:style>
    <style:style style:name="T172" style:parent-style-name="段落フォント" style:family="text">
      <style:text-properties style:font-name="Arial" style:font-name-complex="Arial" fo:font-size="9pt" style:font-size-asian="9pt"/>
    </style:style>
    <style:style style:name="P173" style:parent-style-name="Standard" style:family="paragraph">
      <style:paragraph-properties fo:margin-top="0.125in"/>
    </style:style>
    <style:style style:name="T174" style:parent-style-name="段落フォント" style:family="text">
      <style:text-properties style:font-name="Arial" style:font-name-complex="Arial" fo:font-weight="bold" style:font-weight-asian="bold" fo:font-size="9pt" style:font-size-asian="9pt"/>
    </style:style>
    <style:style style:name="T175" style:parent-style-name="段落フォント" style:family="text">
      <style:text-properties style:font-name="Arial" style:font-name-complex="Arial" fo:font-weight="bold" style:font-weight-asian="bold" fo:font-size="9pt" style:font-size-asian="9pt"/>
    </style:style>
    <style:style style:name="T176" style:parent-style-name="段落フォント" style:family="text">
      <style:text-properties style:font-name="Arial" style:font-name-complex="Arial" fo:font-weight="bold" style:font-weight-asian="bold" fo:font-size="9pt" style:font-size-asian="9pt"/>
    </style:style>
    <style:style style:name="T177" style:parent-style-name="段落フォント" style:family="text">
      <style:text-properties style:font-name="Arial" style:font-name-complex="Arial" fo:font-weight="bold" style:font-weight-asian="bold" fo:font-size="9pt" style:font-size-asian="9pt"/>
    </style:style>
    <style:style style:name="T178" style:parent-style-name="段落フォント" style:family="text">
      <style:text-properties style:font-name="Arial" style:font-name-complex="Arial" fo:font-weight="bold" style:font-weight-asian="bold" fo:font-size="9pt" style:font-size-asian="9pt"/>
    </style:style>
    <style:style style:name="T179" style:parent-style-name="段落フォント" style:family="text">
      <style:text-properties style:font-name="Arial" style:font-name-complex="Arial" fo:font-weight="bold" style:font-weight-asian="bold" fo:font-size="9pt" style:font-size-asian="9pt"/>
    </style:style>
    <style:style style:name="T180" style:parent-style-name="段落フォント" style:family="text">
      <style:text-properties style:font-name="Arial" style:font-name-complex="Arial" fo:font-size="9pt" style:font-size-asian="9pt"/>
    </style:style>
    <style:style style:name="T181" style:parent-style-name="段落フォント" style:family="text">
      <style:text-properties style:font-name="Arial" style:font-name-complex="Arial" fo:font-size="9pt" style:font-size-asian="9pt"/>
    </style:style>
    <style:style style:name="T182" style:parent-style-name="段落フォント" style:family="text">
      <style:text-properties style:font-name="Arial" style:font-name-complex="Arial" fo:font-size="9pt" style:font-size-asian="9pt"/>
    </style:style>
    <style:style style:name="T183" style:parent-style-name="段落フォント" style:family="text">
      <style:text-properties style:font-name="Arial" style:font-name-complex="Arial" fo:font-size="9pt" style:font-size-asian="9pt"/>
    </style:style>
    <style:style style:name="T184" style:parent-style-name="段落フォント" style:family="text">
      <style:text-properties style:font-name="Arial" style:font-name-complex="Arial" fo:font-size="9pt" style:font-size-asian="9pt"/>
    </style:style>
    <style:style style:name="T185" style:parent-style-name="段落フォント" style:family="text">
      <style:text-properties style:font-name="Arial" style:font-name-complex="Arial" fo:font-size="9pt" style:font-size-asian="9pt" fo:background-color="#FFFF00"/>
    </style:style>
    <style:style style:name="T186" style:parent-style-name="段落フォント" style:family="text">
      <style:text-properties style:font-name="Arial" style:font-name-complex="Arial" fo:font-size="9pt" style:font-size-asian="9pt" fo:background-color="#FFFF00"/>
    </style:style>
    <style:style style:name="T187" style:parent-style-name="段落フォント" style:family="text">
      <style:text-properties style:font-name="Arial" style:font-name-complex="Arial" fo:font-size="9pt" style:font-size-asian="9pt" fo:background-color="#FFFF00"/>
    </style:style>
    <style:style style:name="T188" style:parent-style-name="段落フォント" style:family="text">
      <style:text-properties style:font-name="Arial" style:font-name-complex="Arial" fo:font-size="9pt" style:font-size-asian="9pt"/>
    </style:style>
    <style:style style:name="T189" style:parent-style-name="段落フォント" style:family="text">
      <style:text-properties style:font-name="Arial" style:font-name-complex="Arial" fo:font-size="9pt" style:font-size-asian="9pt"/>
    </style:style>
    <style:style style:name="T190" style:parent-style-name="段落フォント" style:family="text">
      <style:text-properties style:font-name="Arial" style:font-name-complex="Arial" fo:font-size="9pt" style:font-size-asian="9pt"/>
    </style:style>
    <style:style style:name="T191" style:parent-style-name="段落フォント" style:family="text">
      <style:text-properties style:font-name="Arial" style:font-name-complex="Arial" fo:font-size="9pt" style:font-size-asian="9pt"/>
    </style:style>
    <style:style style:name="T192" style:parent-style-name="段落フォント" style:family="text">
      <style:text-properties style:font-name="Arial" style:font-name-complex="Arial" fo:font-size="9pt" style:font-size-asian="9pt"/>
    </style:style>
    <style:style style:name="T193" style:parent-style-name="段落フォント" style:family="text">
      <style:text-properties style:font-name="Arial" style:font-name-complex="Arial" fo:font-size="9pt" style:font-size-asian="9pt"/>
    </style:style>
    <style:style style:name="P194" style:parent-style-name="Standard" style:family="paragraph">
      <style:paragraph-properties fo:margin-top="0.125in"/>
    </style:style>
    <style:style style:name="T195" style:parent-style-name="段落フォント" style:family="text">
      <style:text-properties style:font-name="Arial" style:font-name-complex="Arial" fo:font-weight="bold" style:font-weight-asian="bold" fo:font-size="9pt" style:font-size-asian="9pt"/>
    </style:style>
    <style:style style:name="T196" style:parent-style-name="段落フォント" style:family="text">
      <style:text-properties style:font-name="Arial" style:font-name-complex="Arial" fo:font-weight="bold" style:font-weight-asian="bold" fo:font-size="9pt" style:font-size-asian="9pt"/>
    </style:style>
    <style:style style:name="T197" style:parent-style-name="段落フォント" style:family="text">
      <style:text-properties style:font-name="Arial" style:font-name-complex="Arial" fo:font-size="9pt" style:font-size-asian="9pt"/>
    </style:style>
    <style:style style:name="T198" style:parent-style-name="段落フォント" style:family="text">
      <style:text-properties style:font-name="Arial" style:font-name-complex="Arial" fo:font-size="9pt" style:font-size-asian="9pt"/>
    </style:style>
    <style:style style:name="P199" style:parent-style-name="Standard" style:family="paragraph">
      <style:paragraph-properties fo:margin-top="0.125in"/>
    </style:style>
    <style:style style:name="T200" style:parent-style-name="段落フォント" style:family="text">
      <style:text-properties style:font-name="Arial" style:font-name-complex="Arial" fo:font-weight="bold" style:font-weight-asian="bold" style:font-weight-complex="bold" fo:font-size="9pt" style:font-size-asian="9pt"/>
    </style:style>
    <style:style style:name="T201" style:parent-style-name="段落フォント" style:family="text">
      <style:text-properties style:font-name="Arial" style:font-name-complex="Arial" fo:font-size="9pt" style:font-size-asian="9pt"/>
    </style:style>
    <style:style style:name="T202" style:parent-style-name="段落フォント" style:family="text">
      <style:text-properties style:font-name="Arial" style:font-name-complex="Arial" fo:font-size="9pt" style:font-size-asian="9pt" fo:background-color="#FFFF00"/>
    </style:style>
    <style:style style:name="T203" style:parent-style-name="段落フォント" style:family="text">
      <style:text-properties style:font-name="Arial" style:font-name-complex="Arial" fo:font-size="9pt" style:font-size-asian="9pt"/>
    </style:style>
    <style:style style:name="T204" style:parent-style-name="段落フォント" style:family="text">
      <style:text-properties style:font-name="Arial" style:font-name-complex="Arial" fo:font-size="9pt" style:font-size-asian="9pt"/>
    </style:style>
    <style:style style:name="T205" style:parent-style-name="段落フォント" style:family="text">
      <style:text-properties style:font-name="Arial" style:font-name-complex="Arial" fo:font-size="9pt" style:font-size-asian="9pt"/>
    </style:style>
    <style:style style:name="P206" style:parent-style-name="Standard" style:family="paragraph">
      <style:paragraph-properties fo:margin-top="0.125in"/>
    </style:style>
    <style:style style:name="T207" style:parent-style-name="段落フォント" style:family="text">
      <style:text-properties style:font-name="Arial" style:font-name-complex="Arial" fo:font-weight="bold" style:font-weight-asian="bold" fo:font-size="9pt" style:font-size-asian="9pt"/>
    </style:style>
    <style:style style:name="T208" style:parent-style-name="段落フォント" style:family="text">
      <style:text-properties style:font-name="Arial" style:font-name-complex="Arial" fo:font-weight="bold" style:font-weight-asian="bold" fo:font-size="9pt" style:font-size-asian="9pt"/>
    </style:style>
    <style:style style:name="T209" style:parent-style-name="段落フォント" style:family="text">
      <style:text-properties style:font-name="Arial" style:font-name-complex="Arial" fo:font-size="9pt" style:font-size-asian="9pt"/>
    </style:style>
    <style:style style:name="T210" style:parent-style-name="段落フォント" style:family="text">
      <style:text-properties style:font-name="Arial" style:font-name-complex="Arial" fo:font-size="9pt" style:font-size-asian="9pt"/>
    </style:style>
    <style:style style:name="T211" style:parent-style-name="段落フォント" style:family="text">
      <style:text-properties style:font-name="Arial" style:font-name-complex="Arial" fo:font-size="9pt" style:font-size-asian="9pt"/>
    </style:style>
    <style:style style:name="P212" style:parent-style-name="Standard" style:family="paragraph">
      <style:paragraph-properties fo:margin-top="0.125in"/>
    </style:style>
    <style:style style:name="T213" style:parent-style-name="段落フォント" style:family="text">
      <style:text-properties style:font-name="Arial" style:font-name-complex="Arial" fo:font-weight="bold" style:font-weight-asian="bold" fo:font-size="9pt" style:font-size-asian="9pt"/>
    </style:style>
    <style:style style:name="T214" style:parent-style-name="段落フォント" style:family="text">
      <style:text-properties style:font-name="Arial" style:font-name-complex="Arial" fo:font-weight="bold" style:font-weight-asian="bold" fo:font-size="9pt" style:font-size-asian="9pt"/>
    </style:style>
    <style:style style:name="T215" style:parent-style-name="段落フォント" style:family="text">
      <style:text-properties style:font-name="Arial" style:font-name-complex="Arial" fo:font-weight="bold" style:font-weight-asian="bold" fo:font-size="9pt" style:font-size-asian="9pt"/>
    </style:style>
    <style:style style:name="T216" style:parent-style-name="段落フォント" style:family="text">
      <style:text-properties style:font-name="Arial" style:font-name-complex="Arial" fo:font-size="9pt" style:font-size-asian="9pt"/>
    </style:style>
    <style:style style:name="T217" style:parent-style-name="段落フォント" style:family="text">
      <style:text-properties style:font-name="Arial" style:font-name-complex="Arial" fo:font-size="9pt" style:font-size-asian="9pt" fo:background-color="#FFFF00"/>
    </style:style>
    <style:style style:name="T218" style:parent-style-name="段落フォント" style:family="text">
      <style:text-properties style:font-name="Arial" style:font-name-complex="Arial" fo:font-size="9pt" style:font-size-asian="9pt" fo:background-color="#FFFF00"/>
    </style:style>
    <style:style style:name="T219" style:parent-style-name="段落フォント" style:family="text">
      <style:text-properties style:font-name="Arial" style:font-name-complex="Arial" fo:font-size="9pt" style:font-size-asian="9pt"/>
    </style:style>
    <style:style style:name="T220" style:parent-style-name="段落フォント" style:family="text">
      <style:text-properties style:font-name="Arial" style:font-name-complex="Arial" fo:font-size="9pt" style:font-size-asian="9pt"/>
    </style:style>
    <style:style style:name="T221" style:parent-style-name="段落フォント" style:family="text">
      <style:text-properties style:font-name="Arial" style:font-name-complex="Arial" fo:font-size="9pt" style:font-size-asian="9pt"/>
    </style:style>
    <style:style style:name="T222" style:parent-style-name="段落フォント" style:family="text">
      <style:text-properties style:font-name="Arial" style:font-name-complex="Arial" fo:font-size="9pt" style:font-size-asian="9pt"/>
    </style:style>
    <style:style style:name="T223" style:parent-style-name="段落フォント" style:family="text">
      <style:text-properties style:font-name="Arial" style:font-name-complex="Arial" fo:font-size="9pt" style:font-size-asian="9pt"/>
    </style:style>
    <style:style style:name="P224" style:parent-style-name="Standard" style:family="paragraph">
      <style:paragraph-properties fo:margin-top="0.125in"/>
    </style:style>
    <style:style style:name="T225" style:parent-style-name="段落フォント" style:family="text">
      <style:text-properties style:font-name="Arial" style:font-name-complex="Arial" fo:font-weight="bold" style:font-weight-asian="bold" fo:font-size="9pt" style:font-size-asian="9pt"/>
    </style:style>
    <style:style style:name="T226" style:parent-style-name="段落フォント" style:family="text">
      <style:text-properties style:font-name="Arial" style:font-name-complex="Arial" fo:font-weight="bold" style:font-weight-asian="bold" fo:font-size="9pt" style:font-size-asian="9pt"/>
    </style:style>
    <style:style style:name="T227" style:parent-style-name="段落フォント" style:family="text">
      <style:text-properties style:font-name="Arial" style:font-name-complex="Arial" fo:font-weight="bold" style:font-weight-asian="bold" fo:font-size="9pt" style:font-size-asian="9pt"/>
    </style:style>
    <style:style style:name="T228" style:parent-style-name="段落フォント" style:family="text">
      <style:text-properties style:font-name="Arial" style:font-name-complex="Arial" fo:font-weight="bold" style:font-weight-asian="bold" fo:font-size="9pt" style:font-size-asian="9pt"/>
    </style:style>
    <style:style style:name="T229" style:parent-style-name="段落フォント" style:family="text">
      <style:text-properties style:font-name="Arial" style:font-name-complex="Arial" fo:font-size="9pt" style:font-size-asian="9pt"/>
    </style:style>
    <style:style style:name="T230" style:parent-style-name="段落フォント" style:family="text">
      <style:text-properties style:font-name="Arial" style:font-name-complex="Arial" fo:font-size="9pt" style:font-size-asian="9pt"/>
    </style:style>
    <style:style style:name="T231" style:parent-style-name="段落フォント" style:family="text">
      <style:text-properties style:font-name="Arial" style:font-name-complex="Arial" fo:font-size="9pt" style:font-size-asian="9pt"/>
    </style:style>
    <style:style style:name="T232" style:parent-style-name="段落フォント" style:family="text">
      <style:text-properties style:font-name="Arial" style:font-name-complex="Arial" fo:font-size="9pt" style:font-size-asian="9pt"/>
    </style:style>
    <style:style style:name="T233" style:parent-style-name="段落フォント" style:family="text">
      <style:text-properties style:font-name="Arial" style:font-name-complex="Arial" fo:font-size="9pt" style:font-size-asian="9pt"/>
    </style:style>
    <style:style style:name="T234" style:parent-style-name="段落フォント" style:family="text">
      <style:text-properties style:font-name="Arial" style:font-name-complex="Arial" fo:font-size="9pt" style:font-size-asian="9pt"/>
    </style:style>
    <style:style style:name="T235" style:parent-style-name="段落フォント" style:family="text">
      <style:text-properties style:font-name="Arial" style:font-name-complex="Arial" fo:font-size="9pt" style:font-size-asian="9pt"/>
    </style:style>
    <style:style style:name="T236" style:parent-style-name="段落フォント" style:family="text">
      <style:text-properties style:font-name="Arial" style:font-name-complex="Arial" fo:font-size="9pt" style:font-size-asian="9pt"/>
    </style:style>
    <style:style style:name="P237" style:parent-style-name="Standard" style:family="paragraph">
      <style:paragraph-properties fo:margin-top="0.125in"/>
    </style:style>
    <style:style style:name="T238" style:parent-style-name="段落フォント" style:family="text">
      <style:text-properties style:font-name="Arial" style:font-name-complex="Arial" fo:font-weight="bold" style:font-weight-asian="bold" fo:font-size="9pt" style:font-size-asian="9pt"/>
    </style:style>
    <style:style style:name="T239" style:parent-style-name="段落フォント" style:family="text">
      <style:text-properties style:font-name="Arial" style:font-name-complex="Arial" fo:font-size="9pt" style:font-size-asian="9pt"/>
    </style:style>
    <style:style style:name="P240" style:parent-style-name="Standard" style:family="paragraph">
      <style:paragraph-properties fo:margin-top="0.125in"/>
    </style:style>
    <style:style style:name="T241" style:parent-style-name="段落フォント" style:family="text">
      <style:text-properties style:font-name="Arial" style:font-name-complex="Arial" fo:font-weight="bold" style:font-weight-asian="bold" fo:font-size="9pt" style:font-size-asian="9pt" fo:background-color="#FFFF00"/>
    </style:style>
    <style:style style:name="T242" style:parent-style-name="段落フォント" style:family="text">
      <style:text-properties style:font-name="Arial" style:font-name-complex="Arial" fo:font-size="9pt" style:font-size-asian="9pt"/>
    </style:style>
    <style:style style:name="T243" style:parent-style-name="段落フォント" style:family="text">
      <style:text-properties style:font-name="Arial" style:font-name-complex="Arial" fo:font-size="9pt" style:font-size-asian="9pt" fo:background-color="#FFFF00"/>
    </style:style>
    <style:style style:name="T244" style:parent-style-name="段落フォント" style:family="text">
      <style:text-properties style:font-name="Arial" style:font-name-complex="Arial" fo:font-size="9pt" style:font-size-asian="9pt"/>
    </style:style>
    <style:style style:name="P245" style:parent-style-name="Standard" style:family="paragraph">
      <style:paragraph-properties fo:widows="2" fo:orphans="2" fo:text-align="start"/>
      <style:text-properties style:font-name="Arial" style:font-name-complex="Arial" fo:font-size="9pt" style:font-size-asian="9pt"/>
    </style:style>
    <style:style style:name="P246" style:parent-style-name="見出し1" style:family="paragraph">
      <style:paragraph-properties fo:break-before="page"/>
    </style:style>
    <style:style style:name="T247" style:parent-style-name="段落フォント" style:family="text">
      <style:text-properties style:font-name-complex="Arial" fo:font-size="10pt" style:font-size-asian="10pt"/>
    </style:style>
    <style:style style:name="T248" style:parent-style-name="段落フォント" style:family="text">
      <style:text-properties style:font-name-complex="Arial" fo:font-size="10pt" style:font-size-asian="10pt"/>
    </style:style>
    <style:style style:name="T249" style:parent-style-name="段落フォント" style:family="text">
      <style:text-properties style:font-name-complex="Arial" fo:font-size="10pt" style:font-size-asian="10pt"/>
    </style:style>
    <style:style style:name="P250" style:parent-style-name="標準" style:family="paragraph">
      <style:paragraph-properties fo:text-align="start"/>
    </style:style>
    <style:style style:name="T251" style:parent-style-name="段落フォント" style:family="text">
      <style:text-properties style:font-name="Yu Gothic UI"/>
    </style:style>
    <style:style style:name="T252" style:parent-style-name="コメント参照" style:family="text">
      <style:text-properties style:font-name="Century" fo:font-weight="normal" style:font-weight-asian="normal" style:use-window-font-color="true"/>
    </style:style>
    <style:style style:name="T253" style:parent-style-name="段落フォント" style:family="text">
      <style:text-properties style:font-name-complex="Arial" fo:font-size="10pt" style:font-size-asian="10pt"/>
    </style:style>
    <style:style style:name="P254" style:parent-style-name="Standard" style:family="paragraph">
      <style:paragraph-properties fo:margin-left="0.2951in" fo:text-indent="-0.2951in">
        <style:tab-stops/>
      </style:paragraph-properties>
    </style:style>
    <style:style style:name="T255" style:parent-style-name="段落フォント" style:family="text">
      <style:text-properties style:font-name="Arial" style:font-name-complex="Arial" fo:font-weight="bold" style:font-weight-asian="bold" fo:font-size="9pt" style:font-size-asian="9pt"/>
    </style:style>
    <style:style style:name="T256" style:parent-style-name="段落フォント" style:family="text">
      <style:text-properties style:font-name="Arial" style:font-name-complex="Arial" fo:font-weight="bold" style:font-weight-asian="bold" fo:font-size="9pt" style:font-size-asian="9pt"/>
    </style:style>
    <style:style style:name="T257" style:parent-style-name="段落フォント" style:family="text">
      <style:text-properties style:font-name="Arial" style:font-name-complex="Arial" fo:font-weight="bold" style:font-weight-asian="bold" fo:font-size="9pt" style:font-size-asian="9pt" fo:background-color="#FFFF00"/>
    </style:style>
    <style:style style:name="T258" style:parent-style-name="段落フォント" style:family="text">
      <style:text-properties style:font-name="Arial" style:font-name-complex="Arial" fo:font-weight="bold" style:font-weight-asian="bold" fo:font-size="9pt" style:font-size-asian="9pt"/>
    </style:style>
    <style:style style:name="T259" style:parent-style-name="段落フォント" style:family="text">
      <style:text-properties style:font-name="Arial" style:font-name-complex="Arial" fo:font-weight="bold" style:font-weight-asian="bold" fo:font-size="9pt" style:font-size-asian="9pt"/>
    </style:style>
    <style:style style:name="T260" style:parent-style-name="段落フォント" style:family="text">
      <style:text-properties style:font-name="Arial" style:font-name-complex="Arial" fo:font-weight="bold" style:font-weight-asian="bold" fo:font-size="9pt" style:font-size-asian="9pt"/>
    </style:style>
    <style:style style:name="T261" style:parent-style-name="段落フォント" style:family="text">
      <style:text-properties style:font-name="Arial" style:font-name-complex="Arial" fo:font-weight="bold" style:font-weight-asian="bold" fo:font-size="9pt" style:font-size-asian="9pt"/>
    </style:style>
    <style:style style:name="T262" style:parent-style-name="段落フォント" style:family="text">
      <style:text-properties style:font-name="Arial" style:font-name-complex="Arial" fo:font-weight="bold" style:font-weight-asian="bold" fo:font-size="9pt" style:font-size-asian="9pt"/>
    </style:style>
    <style:style style:name="T263" style:parent-style-name="段落フォント" style:family="text">
      <style:text-properties style:font-name="Arial" style:font-name-complex="Arial" fo:font-weight="bold" style:font-weight-asian="bold" fo:font-size="9pt" style:font-size-asian="9pt"/>
    </style:style>
    <style:style style:name="T264" style:parent-style-name="段落フォント" style:family="text">
      <style:text-properties style:font-name="Arial" style:font-name-complex="Arial" fo:font-weight="bold" style:font-weight-asian="bold" fo:font-size="9pt" style:font-size-asian="9pt"/>
    </style:style>
    <style:style style:name="P265" style:parent-style-name="Standard" style:family="paragraph">
      <style:paragraph-properties fo:margin-top="0.125in" fo:margin-left="0.2944in">
        <style:tab-stops/>
      </style:paragraph-properties>
    </style:style>
    <style:style style:name="T266" style:parent-style-name="段落フォント" style:family="text">
      <style:text-properties style:font-name="Arial" style:font-name-complex="Arial" fo:font-weight="bold" style:font-weight-asian="bold" fo:font-size="9pt" style:font-size-asian="9pt" fo:background-color="#FFFF00"/>
    </style:style>
    <style:style style:name="P267" style:parent-style-name="リスト段落" style:family="paragraph">
      <style:paragraph-properties fo:margin-left="0.5909in">
        <style:tab-stops/>
      </style:paragraph-properties>
      <style:text-properties style:font-name="Arial" style:font-name-complex="Arial" fo:font-size="9pt" style:font-size-asian="9pt"/>
    </style:style>
    <style:style style:name="P268" style:parent-style-name="リスト段落" style:family="paragraph">
      <style:paragraph-properties fo:margin-left="0.5909in">
        <style:tab-stops/>
      </style:paragraph-properties>
    </style:style>
    <style:style style:name="T269" style:parent-style-name="段落フォント" style:family="text">
      <style:text-properties style:font-name="Arial" style:font-name-complex="Arial" fo:font-size="9pt" style:font-size-asian="9pt"/>
    </style:style>
    <style:style style:name="T270" style:parent-style-name="段落フォント" style:family="text">
      <style:text-properties style:font-name="Arial" style:font-name-complex="Arial" fo:font-size="9pt" style:font-size-asian="9pt" fo:background-color="#FFFF00"/>
    </style:style>
    <style:style style:name="T271" style:parent-style-name="段落フォント" style:family="text">
      <style:text-properties style:font-name="Arial" style:font-name-complex="Arial" fo:font-size="9pt" style:font-size-asian="9pt" fo:background-color="#FFFF00"/>
    </style:style>
    <style:style style:name="T272" style:parent-style-name="段落フォント" style:family="text">
      <style:text-properties style:font-name="Arial" style:font-name-complex="Arial" fo:font-size="9pt" style:font-size-asian="9pt" fo:background-color="#FFFF00"/>
    </style:style>
    <style:style style:name="T273" style:parent-style-name="段落フォント" style:family="text">
      <style:text-properties style:font-name="Arial" style:font-name-complex="Arial" fo:font-size="9pt" style:font-size-asian="9pt" fo:background-color="#FFFF00"/>
    </style:style>
    <style:style style:name="T274" style:parent-style-name="段落フォント" style:family="text">
      <style:text-properties style:font-name="Arial" style:font-name-complex="Arial" fo:font-size="9pt" style:font-size-asian="9pt" fo:background-color="#FFFF00"/>
    </style:style>
    <style:style style:name="T275" style:parent-style-name="段落フォント" style:family="text">
      <style:text-properties style:font-name="Arial" style:font-name-complex="Arial" fo:font-size="9pt" style:font-size-asian="9pt" fo:background-color="#FFFF00"/>
    </style:style>
    <style:style style:name="T276" style:parent-style-name="段落フォント" style:family="text">
      <style:text-properties style:font-name="Arial" style:font-name-complex="Arial" fo:font-size="9pt" style:font-size-asian="9pt" fo:background-color="#FFFF00"/>
    </style:style>
    <style:style style:name="T277" style:parent-style-name="段落フォント" style:family="text">
      <style:text-properties style:font-name="Arial" style:font-name-complex="Arial" fo:font-size="9pt" style:font-size-asian="9pt"/>
    </style:style>
    <style:style style:name="P278" style:parent-style-name="Standard" style:family="paragraph">
      <style:paragraph-properties fo:margin-left="0.2944in">
        <style:tab-stops/>
      </style:paragraph-properties>
      <style:text-properties style:font-name="Arial" style:font-name-complex="Arial" fo:font-weight="bold" style:font-weight-asian="bold" fo:font-size="9pt" style:font-size-asian="9pt"/>
    </style:style>
    <style:style style:name="P279" style:parent-style-name="Standard" style:family="paragraph">
      <style:paragraph-properties fo:margin-left="0.2944in">
        <style:tab-stops/>
      </style:paragraph-properties>
    </style:style>
    <style:style style:name="T280" style:parent-style-name="段落フォント" style:family="text">
      <style:text-properties style:font-name="Arial" style:font-name-complex="Arial" fo:font-size="9pt" style:font-size-asian="9pt"/>
    </style:style>
    <style:style style:name="T281" style:parent-style-name="段落フォント" style:family="text">
      <style:text-properties style:font-name="Arial" style:font-name-complex="Arial" fo:font-size="9pt" style:font-size-asian="9pt"/>
    </style:style>
    <style:style style:name="P282" style:parent-style-name="標準" style:family="paragraph">
      <style:paragraph-properties fo:text-align="start"/>
    </style:style>
    <style:style style:name="T283" style:parent-style-name="段落フォント" style:family="text">
      <style:text-properties style:font-name="Yu Gothic UI"/>
    </style:style>
    <style:style style:name="T284" style:parent-style-name="段落フォント" style:family="text">
      <style:text-properties style:font-name="Yu Gothic UI"/>
    </style:style>
    <style:style style:name="T285" style:parent-style-name="段落フォント" style:family="text">
      <style:text-properties style:font-name="Yu Gothic UI"/>
    </style:style>
    <style:style style:name="T286" style:parent-style-name="段落フォント" style:family="text">
      <style:text-properties style:font-name="Arial" style:font-name-complex="Arial" fo:font-size="9pt" style:font-size-asian="9pt"/>
    </style:style>
    <style:style style:name="T287" style:parent-style-name="段落フォント" style:family="text">
      <style:text-properties style:font-name="Arial" style:font-name-complex="Arial" fo:font-size="9pt" style:font-size-asian="9pt"/>
    </style:style>
    <style:style style:name="T288" style:parent-style-name="段落フォント" style:family="text">
      <style:text-properties style:font-name="Arial" style:font-name-complex="Arial" fo:font-size="9pt" style:font-size-asian="9pt"/>
    </style:style>
    <style:style style:name="T289" style:parent-style-name="段落フォント" style:family="text">
      <style:text-properties style:font-name="Arial" style:font-name-complex="Arial" fo:font-size="9pt" style:font-size-asian="9pt"/>
    </style:style>
    <style:style style:name="T290" style:parent-style-name="段落フォント" style:family="text">
      <style:text-properties style:font-name="Arial" style:font-name-complex="Arial" fo:font-size="9pt" style:font-size-asian="9pt"/>
    </style:style>
    <style:style style:name="T291" style:parent-style-name="段落フォント" style:family="text">
      <style:text-properties style:font-name="Arial" style:font-name-complex="Arial" fo:font-size="9pt" style:font-size-asian="9pt"/>
    </style:style>
    <style:style style:name="T292" style:parent-style-name="段落フォント" style:family="text">
      <style:text-properties style:font-name="Arial" style:font-name-complex="Arial" fo:font-size="9pt" style:font-size-asian="9pt"/>
    </style:style>
    <style:style style:name="T293" style:parent-style-name="段落フォント" style:family="text">
      <style:text-properties style:font-name="Arial" style:font-name-complex="Arial" fo:font-size="9pt" style:font-size-asian="9pt"/>
    </style:style>
    <style:style style:name="T294" style:parent-style-name="段落フォント" style:family="text">
      <style:text-properties style:font-name="Arial" style:font-name-complex="Arial" fo:font-size="9pt" style:font-size-asian="9pt"/>
    </style:style>
    <style:style style:name="T295" style:parent-style-name="段落フォント" style:family="text">
      <style:text-properties style:font-name="Arial" style:font-name-complex="Arial" fo:font-size="9pt" style:font-size-asian="9pt"/>
    </style:style>
    <style:style style:name="P296" style:parent-style-name="標準" style:family="paragraph">
      <style:paragraph-properties fo:text-align="start"/>
    </style:style>
    <style:style style:name="T297" style:parent-style-name="段落フォント" style:family="text">
      <style:text-properties style:font-name="Yu Gothic UI"/>
    </style:style>
    <style:style style:name="T298" style:parent-style-name="段落フォント" style:family="text">
      <style:text-properties style:font-name="Yu Gothic UI"/>
    </style:style>
    <style:style style:name="T299" style:parent-style-name="段落フォント" style:family="text">
      <style:text-properties style:font-name="Yu Gothic UI"/>
    </style:style>
    <style:style style:name="T300" style:parent-style-name="段落フォント" style:family="text">
      <style:text-properties style:font-name="Arial" style:font-name-complex="Arial" fo:font-size="9pt" style:font-size-asian="9pt"/>
    </style:style>
    <style:style style:name="P301" style:parent-style-name="Standard" style:family="paragraph">
      <style:paragraph-properties fo:margin-top="0.125in"/>
      <style:text-properties style:font-name="Arial" style:font-name-complex="Arial" fo:font-weight="bold" style:font-weight-asian="bold" fo:font-size="9pt" style:font-size-asian="9pt"/>
    </style:style>
    <style:style style:name="P302" style:parent-style-name="Standard" style:family="paragraph">
      <style:paragraph-properties fo:margin-top="0.125in"/>
    </style:style>
    <style:style style:name="T303" style:parent-style-name="段落フォント" style:family="text">
      <style:text-properties style:font-name="Arial" style:font-name-complex="Arial" fo:font-weight="bold" style:font-weight-asian="bold" fo:font-size="9pt" style:font-size-asian="9pt"/>
    </style:style>
    <style:style style:name="T304" style:parent-style-name="段落フォント" style:family="text">
      <style:text-properties style:font-name="Arial" style:font-name-complex="Arial" fo:font-weight="bold" style:font-weight-asian="bold" fo:font-size="9pt" style:font-size-asian="9pt"/>
    </style:style>
    <style:style style:name="P30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09" style:parent-style-name="リスト段落" style:family="paragraph">
      <style:paragraph-properties fo:margin-left="0.5909in">
        <style:tab-stops/>
      </style:paragraph-properties>
    </style:style>
    <style:style style:name="T310" style:parent-style-name="段落フォント" style:family="text">
      <style:text-properties style:font-name="Arial" style:font-name-complex="Arial" fo:font-weight="bold" style:font-weight-asian="bold" fo:font-size="9pt" style:font-size-asian="9pt"/>
    </style:style>
    <style:style style:name="T311" style:parent-style-name="段落フォント" style:family="text">
      <style:text-properties style:font-name="Arial" style:font-name-complex="Arial" fo:font-weight="bold" style:font-weight-asian="bold" fo:font-size="9pt" style:font-size-asian="9pt" fo:background-color="#FFFF00"/>
    </style:style>
    <style:style style:name="T312" style:parent-style-name="段落フォント" style:family="text">
      <style:text-properties style:font-name="Arial" style:font-name-complex="Arial" fo:font-weight="bold" style:font-weight-asian="bold" fo:font-size="9pt" style:font-size-asian="9pt" fo:background-color="#FFFF00"/>
    </style:style>
    <style:style style:name="T313" style:parent-style-name="段落フォント" style:family="text">
      <style:text-properties style:font-name="Arial" style:font-name-complex="Arial" fo:font-weight="bold" style:font-weight-asian="bold" fo:font-size="9pt" style:font-size-asian="9pt" fo:background-color="#FFFF00"/>
    </style:style>
    <style:style style:name="T314" style:parent-style-name="段落フォント" style:family="text">
      <style:text-properties style:font-name="Arial" style:font-name-complex="Arial" fo:font-weight="bold" style:font-weight-asian="bold" fo:font-size="9pt" style:font-size-asian="9pt" fo:background-color="#FFFF00"/>
    </style:style>
    <style:style style:name="T315" style:parent-style-name="段落フォント" style:family="text">
      <style:text-properties style:font-name="Arial" style:font-name-complex="Arial" fo:font-weight="bold" style:font-weight-asian="bold" fo:font-size="9pt" style:font-size-asian="9pt" fo:background-color="#FFFF00"/>
    </style:style>
    <style:style style:name="T316" style:parent-style-name="段落フォント" style:family="text">
      <style:text-properties style:font-name="Arial" style:font-name-complex="Arial" fo:font-weight="bold" style:font-weight-asian="bold" fo:font-size="9pt" style:font-size-asian="9pt"/>
    </style:style>
    <style:style style:name="T317" style:parent-style-name="段落フォント" style:family="text">
      <style:text-properties style:font-name="Arial" style:font-name-complex="Arial" fo:font-weight="bold" style:font-weight-asian="bold" fo:font-size="9pt" style:font-size-asian="9pt"/>
    </style:style>
    <style:style style:name="T318" style:parent-style-name="段落フォント" style:family="text">
      <style:text-properties style:font-name="Arial" style:font-name-complex="Arial" fo:font-weight="bold" style:font-weight-asian="bold" fo:font-size="9pt" style:font-size-asian="9pt"/>
    </style:style>
    <style:style style:name="P31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20" style:parent-style-name="リスト段落" style:family="paragraph"/>
    <style:style style:name="T321" style:parent-style-name="段落フォント" style:family="text">
      <style:text-properties style:font-name="Arial" style:font-name-complex="Arial" fo:font-size="9pt" style:font-size-asian="9pt"/>
    </style:style>
    <style:style style:name="T322" style:parent-style-name="段落フォント" style:family="text">
      <style:text-properties style:font-name="Arial" style:font-name-complex="Arial" fo:font-weight="bold" style:font-weight-asian="bold" fo:font-size="9pt" style:font-size-asian="9pt"/>
    </style:style>
    <style:style style:name="T323" style:parent-style-name="段落フォント" style:family="text">
      <style:text-properties style:font-name="Arial" style:font-name-complex="Arial" fo:font-weight="bold" style:font-weight-asian="bold" fo:font-size="9pt" style:font-size-asian="9pt"/>
    </style:style>
    <style:style style:name="T324" style:parent-style-name="段落フォント" style:family="text">
      <style:text-properties style:font-name="Arial" style:font-name-complex="Arial" fo:font-weight="bold" style:font-weight-asian="bold" fo:font-size="9pt" style:font-size-asian="9pt"/>
    </style:style>
    <style:style style:name="T325" style:parent-style-name="段落フォント" style:family="text">
      <style:text-properties style:font-name="Arial" style:font-name-complex="Arial" fo:font-weight="bold" style:font-weight-asian="bold" fo:font-size="9pt" style:font-size-asian="9pt"/>
    </style:style>
    <style:style style:name="T326" style:parent-style-name="段落フォント" style:family="text">
      <style:text-properties style:font-name="Arial" style:font-name-complex="Arial" fo:font-weight="bold" style:font-weight-asian="bold" fo:font-size="9pt" style:font-size-asian="9pt"/>
    </style:style>
    <style:style style:name="T327" style:parent-style-name="段落フォント" style:family="text">
      <style:text-properties style:font-name="Arial" style:font-name-complex="Arial" fo:font-weight="bold" style:font-weight-asian="bold" fo:font-size="9pt" style:font-size-asian="9pt"/>
    </style:style>
    <style:style style:name="T328" style:parent-style-name="段落フォント" style:family="text">
      <style:text-properties style:font-name="Arial" style:font-name-complex="Arial" fo:font-weight="bold" style:font-weight-asian="bold" fo:font-size="9pt" style:font-size-asian="9pt"/>
    </style:style>
    <style:style style:name="T329" style:parent-style-name="段落フォント" style:family="text">
      <style:text-properties style:font-name="Arial" style:font-name-complex="Arial" fo:font-weight="bold" style:font-weight-asian="bold" fo:font-size="9pt" style:font-size-asian="9pt"/>
    </style:style>
    <style:style style:name="T330" style:parent-style-name="段落フォント" style:family="text">
      <style:text-properties style:font-name="Arial" style:font-name-complex="Arial" fo:font-weight="bold" style:font-weight-asian="bold" fo:font-size="9pt" style:font-size-asian="9pt"/>
    </style:style>
    <style:style style:name="T331" style:parent-style-name="段落フォント" style:family="text">
      <style:text-properties style:font-name="Arial" style:font-name-complex="Arial" fo:font-weight="bold" style:font-weight-asian="bold" fo:font-size="9pt" style:font-size-asian="9pt"/>
    </style:style>
    <style:style style:name="P332" style:parent-style-name="Standard" style:family="paragraph">
      <style:paragraph-properties fo:margin-top="0.125in" fo:margin-left="0.2944in">
        <style:tab-stops/>
      </style:paragraph-properties>
    </style:style>
    <style:style style:name="T333" style:parent-style-name="段落フォント" style:family="text">
      <style:text-properties style:font-name="Arial" style:font-name-complex="Arial" fo:font-weight="bold" style:font-weight-asian="bold" fo:font-size="9pt" style:font-size-asian="9pt" fo:background-color="#FFFF00"/>
    </style:style>
    <style:style style:name="P334" style:parent-style-name="リスト段落" style:family="paragraph">
      <style:paragraph-properties fo:margin-left="0.5909in">
        <style:tab-stops/>
      </style:paragraph-properties>
      <style:text-properties style:font-name="Arial" style:font-name-complex="Arial" fo:font-size="9pt" style:font-size-asian="9pt"/>
    </style:style>
    <style:style style:name="P335" style:parent-style-name="リスト段落" style:family="paragraph">
      <style:paragraph-properties fo:margin-left="0.5909in">
        <style:tab-stops/>
      </style:paragraph-properties>
      <style:text-properties style:font-name="Arial" style:font-name-complex="Arial" fo:font-size="9pt" style:font-size-asian="9pt"/>
    </style:style>
    <style:style style:name="P336" style:parent-style-name="リスト段落" style:family="paragraph">
      <style:paragraph-properties fo:margin-left="0.5909in">
        <style:tab-stops/>
      </style:paragraph-properties>
      <style:text-properties style:font-name="Arial" style:font-name-complex="Arial" fo:font-size="9pt" style:font-size-asian="9pt"/>
    </style:style>
    <style:style style:name="P337"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338" style:parent-style-name="Standard" style:family="paragraph">
      <style:paragraph-properties fo:margin-left="0.2944in">
        <style:tab-stops/>
      </style:paragraph-properties>
      <style:text-properties style:font-name="Arial" style:font-name-complex="Arial" fo:font-size="9pt" style:font-size-asian="9pt"/>
    </style:style>
    <style:style style:name="P339" style:parent-style-name="Standard" style:family="paragraph">
      <style:paragraph-properties fo:widows="2" fo:orphans="2" fo:text-align="start"/>
      <style:text-properties style:font-name="Arial" style:font-name-complex="Arial" fo:font-size="9pt" style:font-size-asian="9pt"/>
    </style:style>
    <style:style style:name="P340" style:parent-style-name="見出し2" style:family="paragraph">
      <style:paragraph-properties fo:break-before="page"/>
    </style:style>
    <style:style style:name="T341" style:parent-style-name="段落フォント" style:family="text">
      <style:text-properties style:font-name-complex="Arial" fo:font-size="10pt" style:font-size-asian="10pt"/>
    </style:style>
    <style:style style:name="T342" style:parent-style-name="段落フォント" style:family="text">
      <style:text-properties style:font-name-complex="Arial" fo:font-size="10pt" style:font-size-asian="10pt"/>
    </style:style>
    <style:style style:name="T343" style:parent-style-name="段落フォント" style:family="text">
      <style:text-properties style:font-name="Arial" style:font-name-complex="Arial" fo:font-weight="bold" style:font-weight-asian="bold" style:font-weight-complex="bold" fo:font-size="9pt" style:font-size-asian="9pt"/>
    </style:style>
    <style:style style:name="T344" style:parent-style-name="段落フォント" style:family="text">
      <style:text-properties style:font-name="Arial" style:font-name-complex="Arial" fo:font-weight="bold" style:font-weight-asian="bold" style:font-weight-complex="bold" fo:font-size="9pt" style:font-size-asian="9pt"/>
    </style:style>
    <style:style style:name="T345" style:parent-style-name="段落フォント" style:family="text">
      <style:text-properties style:font-name="Arial" style:font-name-complex="Arial" fo:font-weight="bold" style:font-weight-asian="bold" style:font-weight-complex="bold" fo:font-size="9pt" style:font-size-asian="9pt"/>
    </style:style>
    <style:style style:name="T346" style:parent-style-name="段落フォント" style:family="text">
      <style:text-properties style:font-name="Arial" style:font-name-complex="Arial" fo:font-weight="bold" style:font-weight-asian="bold" style:font-weight-complex="bold" fo:font-size="9pt" style:font-size-asian="9pt"/>
    </style:style>
    <style:style style:name="T347" style:parent-style-name="段落フォント" style:family="text">
      <style:text-properties style:font-name="Arial" style:font-name-complex="Arial" fo:font-weight="bold" style:font-weight-asian="bold" style:font-weight-complex="bold" fo:font-size="9pt" style:font-size-asian="9pt"/>
    </style:style>
    <style:style style:name="P348" style:parent-style-name="リスト段落" style:family="paragraph"/>
    <style:style style:name="T349" style:parent-style-name="段落フォント" style:family="text">
      <style:text-properties fo:font-weight="bold" style:font-weight-asian="bold" style:font-weight-complex="bold" fo:font-size="9pt" style:font-size-asian="9pt" style:font-size-complex="9pt"/>
    </style:style>
    <style:style style:name="T350" style:parent-style-name="段落フォント" style:family="text">
      <style:text-properties style:font-name="Arial" style:font-name-complex="Arial" fo:font-weight="bold" style:font-weight-asian="bold" style:font-weight-complex="bold" fo:font-size="9pt" style:font-size-asian="9pt" style:font-size-complex="9pt"/>
    </style:style>
    <style:style style:name="T351" style:parent-style-name="段落フォント" style:family="text">
      <style:text-properties fo:font-weight="bold" style:font-weight-asian="bold" style:font-weight-complex="bold" fo:font-size="9pt" style:font-size-asian="9pt" style:font-size-complex="9pt"/>
    </style:style>
    <style:style style:name="P352" style:parent-style-name="リスト段落" style:family="paragraph"/>
    <style:style style:name="T353" style:parent-style-name="段落フォント" style:family="text">
      <style:text-properties style:font-name="Arial" style:font-name-complex="Arial" fo:font-weight="bold" style:font-weight-asian="bold" fo:font-size="9pt" style:font-size-asian="9pt"/>
    </style:style>
    <style:style style:name="T354" style:parent-style-name="段落フォント" style:family="text">
      <style:text-properties style:font-name="Arial" style:font-name-complex="Arial" fo:font-weight="bold" style:font-weight-asian="bold" fo:font-size="9pt" style:font-size-asian="9pt"/>
    </style:style>
    <style:style style:name="T355" style:parent-style-name="段落フォント" style:family="text">
      <style:text-properties style:font-name="Arial" style:font-name-complex="Arial" fo:font-weight="bold" style:font-weight-asian="bold" fo:font-size="9pt" style:font-size-asian="9pt"/>
    </style:style>
    <style:style style:name="T356" style:parent-style-name="段落フォント" style:family="text">
      <style:text-properties style:font-name="Arial" style:font-name-complex="Arial" fo:font-weight="bold" style:font-weight-asian="bold" fo:font-size="9pt" style:font-size-asian="9pt"/>
    </style:style>
    <style:style style:name="P357" style:parent-style-name="リスト段落" style:family="paragraph"/>
    <style:style style:name="T358" style:parent-style-name="段落フォント" style:family="text">
      <style:text-properties style:font-name="Arial" style:font-name-complex="Arial" fo:font-weight="bold" style:font-weight-asian="bold" fo:font-size="9pt" style:font-size-asian="9pt"/>
    </style:style>
    <style:style style:name="T359" style:parent-style-name="段落フォント" style:family="text">
      <style:text-properties style:font-name="Arial" style:font-name-complex="Arial" fo:font-weight="bold" style:font-weight-asian="bold" fo:font-size="9pt" style:font-size-asian="9pt"/>
    </style:style>
    <style:style style:name="T360" style:parent-style-name="段落フォント" style:family="text">
      <style:text-properties style:font-name="Arial" style:font-name-complex="Arial" fo:font-weight="bold" style:font-weight-asian="bold" fo:font-size="9pt" style:font-size-asian="9pt"/>
    </style:style>
    <style:style style:name="T361" style:parent-style-name="段落フォント" style:family="text">
      <style:text-properties style:font-name="Arial" style:font-name-complex="Arial" fo:font-weight="bold" style:font-weight-asian="bold" fo:font-size="9pt" style:font-size-asian="9pt"/>
    </style:style>
    <style:style style:name="P362" style:parent-style-name="Standard" style:family="paragraph">
      <style:paragraph-properties fo:margin-top="0.125in" fo:margin-left="0.2944in">
        <style:tab-stops/>
      </style:paragraph-properties>
    </style:style>
    <style:style style:name="T363" style:parent-style-name="段落フォント" style:family="text">
      <style:text-properties style:font-name="Arial" style:font-name-complex="Arial" fo:font-weight="bold" style:font-weight-asian="bold" fo:font-size="9pt" style:font-size-asian="9pt" fo:background-color="#FFFF00"/>
    </style:style>
    <style:style style:name="P364" style:parent-style-name="リスト段落" style:family="paragraph"/>
    <style:style style:name="T365" style:parent-style-name="段落フォント" style:family="text">
      <style:text-properties style:font-name="Arial" style:font-name-complex="Arial" fo:font-size="9pt" style:font-size-asian="9pt"/>
    </style:style>
    <style:style style:name="T366" style:parent-style-name="段落フォント" style:family="text">
      <style:text-properties style:font-name="Arial" style:font-name-complex="Arial" fo:font-size="9pt" style:font-size-asian="9pt"/>
    </style:style>
    <style:style style:name="T367" style:parent-style-name="段落フォント" style:family="text">
      <style:text-properties style:font-name="Arial" style:font-name-complex="Arial" fo:font-size="9pt" style:font-size-asian="9pt"/>
    </style:style>
    <style:style style:name="T368" style:parent-style-name="段落フォント" style:family="text">
      <style:text-properties style:font-name="Arial" style:font-name-complex="Arial" fo:font-size="9pt" style:font-size-asian="9pt"/>
    </style:style>
    <style:style style:name="T369" style:parent-style-name="段落フォント" style:family="text">
      <style:text-properties style:font-name="Arial" style:font-name-complex="Arial" fo:font-size="9pt" style:font-size-asian="9pt"/>
    </style:style>
    <style:style style:name="T370" style:parent-style-name="段落フォント" style:family="text">
      <style:text-properties style:font-name="Arial" style:font-name-complex="Arial" fo:font-size="9pt" style:font-size-asian="9pt"/>
    </style:style>
    <style:style style:name="T371" style:parent-style-name="段落フォント" style:family="text">
      <style:text-properties style:font-name="Arial" style:font-name-complex="Arial" fo:font-size="9pt" style:font-size-asian="9pt"/>
    </style:style>
    <style:style style:name="T372" style:parent-style-name="段落フォント" style:family="text">
      <style:text-properties style:font-name="Arial" style:font-name-complex="Arial" fo:font-size="9pt" style:font-size-asian="9pt"/>
    </style:style>
    <style:style style:name="T373" style:parent-style-name="段落フォント" style:family="text">
      <style:text-properties style:font-name="Arial" style:font-name-complex="Arial" fo:font-size="9pt" style:font-size-asian="9pt"/>
    </style:style>
    <style:style style:name="T374" style:parent-style-name="段落フォント" style:family="text">
      <style:text-properties style:font-name="Arial" style:font-name-complex="Arial" fo:font-size="9pt" style:font-size-asian="9pt"/>
    </style:style>
    <style:style style:name="P375" style:parent-style-name="リスト段落" style:family="paragraph">
      <style:paragraph-properties fo:margin-left="0.5909in">
        <style:tab-stops/>
      </style:paragraph-properties>
      <style:text-properties style:font-name="Arial" style:font-name-complex="Arial" fo:font-size="9pt" style:font-size-asian="9pt"/>
    </style:style>
    <style:style style:name="P376"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377" style:parent-style-name="Standard" style:family="paragraph">
      <style:paragraph-properties fo:margin-left="0.2944in">
        <style:tab-stops/>
      </style:paragraph-properties>
      <style:text-properties style:font-name="Arial" style:font-name-complex="Arial" fo:font-size="9pt" style:font-size-asian="9pt"/>
    </style:style>
    <style:style style:name="P378" style:parent-style-name="Standard" style:family="paragraph">
      <style:paragraph-properties fo:margin-top="0.125in"/>
    </style:style>
    <style:style style:name="T379" style:parent-style-name="段落フォント" style:family="text">
      <style:text-properties style:font-name="Arial" style:font-name-complex="Arial" fo:font-weight="bold" style:font-weight-asian="bold" fo:font-size="9pt" style:font-size-asian="9pt"/>
    </style:style>
    <style:style style:name="T380" style:parent-style-name="段落フォント" style:family="text">
      <style:text-properties style:font-name="Arial" style:font-name-complex="Arial" fo:font-weight="bold" style:font-weight-asian="bold" fo:font-size="9pt" style:font-size-asian="9pt"/>
    </style:style>
    <style:style style:name="T381" style:parent-style-name="段落フォント" style:family="text">
      <style:text-properties style:font-name="Arial" style:font-name-complex="Arial" fo:font-weight="bold" style:font-weight-asian="bold" fo:font-size="9pt" style:font-size-asian="9pt"/>
    </style:style>
    <style:style style:name="T382" style:parent-style-name="段落フォント" style:family="text">
      <style:text-properties style:font-name="Arial" style:font-name-complex="Arial" fo:font-weight="bold" style:font-weight-asian="bold" fo:font-size="9pt" style:font-size-asian="9pt"/>
    </style:style>
    <style:style style:name="T383" style:parent-style-name="段落フォント" style:family="text">
      <style:text-properties style:font-name="Arial" style:font-name-complex="Arial" fo:font-weight="bold" style:font-weight-asian="bold" fo:font-size="9pt" style:font-size-asian="9pt"/>
    </style:style>
    <style:style style:name="P38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6"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387" style:parent-style-name="リスト段落" style:family="paragraph">
      <style:paragraph-properties fo:margin-left="1.0833in">
        <style:tab-stops/>
      </style:paragraph-properties>
      <style:text-properties style:font-name="Arial" style:font-name-complex="Arial" fo:font-weight="bold" style:font-weight-asian="bold" fo:font-size="9pt" style:font-size-asian="9pt"/>
    </style:style>
    <style:style style:name="P38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389" style:parent-style-name="リスト段落" style:family="paragraph">
      <style:paragraph-properties fo:margin-left="0.5909in">
        <style:tab-stops/>
      </style:paragraph-properties>
    </style:style>
    <style:style style:name="T390" style:parent-style-name="段落フォント" style:family="text">
      <style:text-properties style:font-name="Arial" style:font-name-complex="Arial" fo:font-weight="bold" style:font-weight-asian="bold" fo:font-size="9pt" style:font-size-asian="9pt"/>
    </style:style>
    <style:style style:name="T391" style:parent-style-name="段落フォント" style:family="text">
      <style:text-properties style:font-name="Arial" style:font-name-complex="Arial" fo:font-weight="bold" style:font-weight-asian="bold" fo:font-size="9pt" style:font-size-asian="9pt"/>
    </style:style>
    <style:style style:name="T392" style:parent-style-name="段落フォント" style:family="text">
      <style:text-properties style:font-name="Arial" style:font-name-complex="Arial" fo:font-weight="bold" style:font-weight-asian="bold" fo:font-size="9pt" style:font-size-asian="9pt"/>
    </style:style>
    <style:style style:name="T393" style:parent-style-name="段落フォント" style:family="text">
      <style:text-properties style:font-name="Arial" style:font-name-complex="Arial" fo:font-weight="bold" style:font-weight-asian="bold" fo:font-size="9pt" style:font-size-asian="9pt"/>
    </style:style>
    <style:style style:name="T394" style:parent-style-name="段落フォント" style:family="text">
      <style:text-properties style:font-name="Arial" style:font-name-complex="Arial" fo:font-weight="bold" style:font-weight-asian="bold" fo:font-size="9pt" style:font-size-asian="9pt"/>
    </style:style>
    <style:style style:name="P395" style:parent-style-name="リスト段落" style:family="paragraph">
      <style:paragraph-properties fo:margin-left="0.5909in">
        <style:tab-stops/>
      </style:paragraph-properties>
    </style:style>
    <style:style style:name="T396" style:parent-style-name="段落フォント" style:family="text">
      <style:text-properties style:font-name="Arial" style:font-name-complex="Arial" fo:font-weight="bold" style:font-weight-asian="bold" fo:font-size="9pt" style:font-size-asian="9pt"/>
    </style:style>
    <style:style style:name="T397" style:parent-style-name="段落フォント" style:family="text">
      <style:text-properties style:font-name="Arial" style:font-name-complex="Arial" fo:font-weight="bold" style:font-weight-asian="bold" fo:font-size="9pt" style:font-size-asian="9pt"/>
    </style:style>
    <style:style style:name="T398" style:parent-style-name="段落フォント" style:family="text">
      <style:text-properties style:font-name="Arial" style:font-name-complex="Arial" fo:font-weight="bold" style:font-weight-asian="bold" fo:font-size="9pt" style:font-size-asian="9pt"/>
    </style:style>
    <style:style style:name="T399" style:parent-style-name="段落フォント" style:family="text">
      <style:text-properties style:font-name="Arial" style:font-name-complex="Arial" fo:font-weight="bold" style:font-weight-asian="bold" fo:font-size="9pt" style:font-size-asian="9pt"/>
    </style:style>
    <style:style style:name="P400" style:parent-style-name="Standard" style:family="paragraph">
      <style:paragraph-properties fo:margin-top="0.125in" fo:margin-left="0.2944in">
        <style:tab-stops/>
      </style:paragraph-properties>
    </style:style>
    <style:style style:name="T401" style:parent-style-name="段落フォント" style:family="text">
      <style:text-properties style:font-name="Arial" style:font-name-complex="Arial" fo:font-weight="bold" style:font-weight-asian="bold" fo:font-size="9pt" style:font-size-asian="9pt" fo:background-color="#FFFF00"/>
    </style:style>
    <style:style style:name="P402" style:parent-style-name="リスト段落" style:family="paragraph">
      <style:paragraph-properties fo:margin-left="0.5909in">
        <style:tab-stops/>
      </style:paragraph-properties>
    </style:style>
    <style:style style:name="T403" style:parent-style-name="段落フォント" style:family="text">
      <style:text-properties style:font-name="Arial" style:font-name-complex="Arial" fo:font-size="9pt" style:font-size-asian="9pt"/>
    </style:style>
    <style:style style:name="P404" style:parent-style-name="標準" style:family="paragraph">
      <style:paragraph-properties fo:text-align="start"/>
    </style:style>
    <style:style style:name="T405" style:parent-style-name="段落フォント" style:family="text">
      <style:text-properties style:font-name="Yu Gothic UI"/>
    </style:style>
    <style:style style:name="T406" style:parent-style-name="段落フォント" style:family="text">
      <style:text-properties style:font-name="Yu Gothic UI"/>
    </style:style>
    <style:style style:name="T407" style:parent-style-name="段落フォント" style:family="text">
      <style:text-properties style:font-name="Yu Gothic UI"/>
    </style:style>
    <style:style style:name="T408" style:parent-style-name="段落フォント" style:family="text">
      <style:text-properties style:font-name="Yu Gothic UI"/>
    </style:style>
    <style:style style:name="T409" style:parent-style-name="段落フォント" style:family="text">
      <style:text-properties style:font-name="Yu Gothic UI"/>
    </style:style>
    <style:style style:name="T410" style:parent-style-name="段落フォント" style:family="text">
      <style:text-properties style:font-name="Yu Gothic UI"/>
    </style:style>
    <style:style style:name="T411" style:parent-style-name="段落フォント" style:family="text">
      <style:text-properties style:font-name="Yu Gothic UI"/>
    </style:style>
    <style:style style:name="T412" style:parent-style-name="段落フォント" style:family="text">
      <style:text-properties style:font-name="Arial" style:font-name-complex="Arial" fo:font-size="9pt" style:font-size-asian="9pt"/>
    </style:style>
    <style:style style:name="T413" style:parent-style-name="段落フォント" style:family="text">
      <style:text-properties style:font-name="Arial" style:font-name-complex="Arial" fo:font-size="9pt" style:font-size-asian="9pt"/>
    </style:style>
    <style:style style:name="T414" style:parent-style-name="段落フォント" style:family="text">
      <style:text-properties style:font-name="Arial" style:font-name-complex="Arial" fo:font-size="9pt" style:font-size-asian="9pt"/>
    </style:style>
    <style:style style:name="P415" style:parent-style-name="リスト段落" style:family="paragraph">
      <style:paragraph-properties fo:margin-left="0.5909in">
        <style:tab-stops/>
      </style:paragraph-properties>
      <style:text-properties style:font-name="Arial" style:font-name-complex="Arial" fo:font-size="9pt" style:font-size-asian="9pt"/>
    </style:style>
    <style:style style:name="P416" style:parent-style-name="リスト段落" style:family="paragraph">
      <style:paragraph-properties fo:margin-left="0.5909in">
        <style:tab-stops/>
      </style:paragraph-properties>
      <style:text-properties style:font-name="Arial" style:font-name-complex="Arial" fo:font-size="9pt" style:font-size-asian="9pt"/>
    </style:style>
    <style:style style:name="P417" style:parent-style-name="リスト段落" style:family="paragraph">
      <style:paragraph-properties fo:margin-left="0.5909in">
        <style:tab-stops/>
      </style:paragraph-properties>
      <style:text-properties style:font-name="Arial" style:font-name-complex="Arial" fo:font-size="9pt" style:font-size-asian="9pt"/>
    </style:style>
    <style:style style:name="P418"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19" style:parent-style-name="Standard" style:family="paragraph">
      <style:paragraph-properties fo:margin-left="0.2944in">
        <style:tab-stops/>
      </style:paragraph-properties>
      <style:text-properties style:font-name="Arial" style:font-name-complex="Arial" fo:font-size="9pt" style:font-size-asian="9pt"/>
    </style:style>
    <style:style style:name="P420" style:parent-style-name="Standard" style:family="paragraph">
      <style:paragraph-properties fo:widows="2" fo:orphans="2" fo:text-align="start"/>
      <style:text-properties style:font-name="Arial" style:font-name-complex="Arial" fo:font-size="9pt" style:font-size-asian="9pt"/>
    </style:style>
    <style:style style:name="P421" style:parent-style-name="見出し2" style:family="paragraph">
      <style:paragraph-properties fo:break-before="page"/>
      <style:text-properties style:font-name-complex="Arial" fo:font-size="10pt" style:font-size-asian="10pt"/>
    </style:style>
    <style:style style:name="P422" style:parent-style-name="Standard" style:family="paragraph">
      <style:paragraph-properties fo:margin-top="0.125in" fo:margin-left="0.2951in" fo:text-indent="-0.2951in">
        <style:tab-stops/>
      </style:paragraph-properties>
    </style:style>
    <style:style style:name="T423" style:parent-style-name="段落フォント" style:family="text">
      <style:text-properties style:font-name="Arial" style:font-name-complex="Arial" fo:font-weight="bold" style:font-weight-asian="bold" fo:font-size="9pt" style:font-size-asian="9pt"/>
    </style:style>
    <style:style style:name="T424" style:parent-style-name="段落フォント" style:family="text">
      <style:text-properties style:font-name="Arial" style:font-name-complex="Arial" fo:font-weight="bold" style:font-weight-asian="bold" fo:font-size="9pt" style:font-size-asian="9pt"/>
    </style:style>
    <style:style style:name="T425" style:parent-style-name="段落フォント" style:family="text">
      <style:text-properties style:font-name="Arial" style:font-name-complex="Arial" fo:font-weight="bold" style:font-weight-asian="bold" fo:font-size="9pt" style:font-size-asian="9pt"/>
    </style:style>
    <style:style style:name="T426" style:parent-style-name="段落フォント" style:family="text">
      <style:text-properties style:font-name="Arial" style:font-name-complex="Arial" fo:font-weight="bold" style:font-weight-asian="bold" fo:font-size="9pt" style:font-size-asian="9pt"/>
    </style:style>
    <style:style style:name="T427" style:parent-style-name="段落フォント" style:family="text">
      <style:text-properties style:font-name="Arial" style:font-name-complex="Arial" fo:font-weight="bold" style:font-weight-asian="bold" fo:font-size="9pt" style:font-size-asian="9pt"/>
    </style:style>
    <style:style style:name="T428" style:parent-style-name="段落フォント" style:family="text">
      <style:text-properties style:font-name="Arial" style:font-name-complex="Arial" fo:font-size="9pt" style:font-size-asian="9pt"/>
    </style:style>
    <style:style style:name="P429" style:parent-style-name="Standard" style:family="paragraph">
      <style:paragraph-properties fo:margin-top="0.125in" fo:margin-left="0.2944in">
        <style:tab-stops/>
      </style:paragraph-properties>
    </style:style>
    <style:style style:name="T430" style:parent-style-name="段落フォント" style:family="text">
      <style:text-properties style:font-name="Arial" style:font-name-complex="Arial" fo:font-weight="bold" style:font-weight-asian="bold" fo:font-size="9pt" style:font-size-asian="9pt" fo:background-color="#FFFF00"/>
    </style:style>
    <style:style style:name="P431" style:parent-style-name="リスト段落" style:family="paragraph">
      <style:paragraph-properties fo:margin-left="0.5909in">
        <style:tab-stops/>
      </style:paragraph-properties>
      <style:text-properties style:font-name="Arial" style:font-name-complex="Arial" fo:font-size="9pt" style:font-size-asian="9pt"/>
    </style:style>
    <style:style style:name="P432"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33" style:parent-style-name="Standard" style:family="paragraph">
      <style:paragraph-properties fo:margin-left="0.2944in">
        <style:tab-stops/>
      </style:paragraph-properties>
    </style:style>
    <style:style style:name="T434" style:parent-style-name="段落フォント" style:family="text">
      <style:text-properties style:font-name="Arial" style:font-name-complex="Arial" fo:font-size="9pt" style:font-size-asian="9pt"/>
    </style:style>
    <style:style style:name="T435" style:parent-style-name="段落フォント" style:family="text">
      <style:text-properties style:font-name="Arial" style:font-name-complex="Arial" fo:font-size="9pt" style:font-size-asian="9pt"/>
    </style:style>
    <style:style style:name="T436" style:parent-style-name="段落フォント" style:family="text">
      <style:text-properties style:font-name="Arial" style:font-name-complex="Arial" fo:font-size="9pt" style:font-size-asian="9pt"/>
    </style:style>
    <style:style style:name="T437" style:parent-style-name="段落フォント" style:family="text">
      <style:text-properties style:font-name="Arial" style:font-name-complex="Arial" fo:font-size="9pt" style:font-size-asian="9pt"/>
    </style:style>
    <style:style style:name="T438" style:parent-style-name="段落フォント" style:family="text">
      <style:text-properties style:font-name="Arial" style:font-name-complex="Arial" fo:font-size="9pt" style:font-size-asian="9pt"/>
    </style:style>
    <style:style style:name="T439" style:parent-style-name="段落フォント" style:family="text">
      <style:text-properties style:font-name="Arial" style:font-name-complex="Arial" fo:font-size="9pt" style:font-size-asian="9pt" fo:background-color="#FFFF00"/>
    </style:style>
    <style:style style:name="T440" style:parent-style-name="段落フォント" style:family="text">
      <style:text-properties style:font-name="Arial" style:font-name-complex="Arial" fo:font-size="9pt" style:font-size-asian="9pt"/>
    </style:style>
    <style:style style:name="P441" style:parent-style-name="Standard" style:family="paragraph">
      <style:paragraph-properties fo:margin-left="0.2944in">
        <style:tab-stops/>
      </style:paragraph-properties>
    </style:style>
    <style:style style:name="P442" style:parent-style-name="Standard" style:family="paragraph">
      <style:paragraph-properties fo:margin-left="0.2944in">
        <style:tab-stops/>
      </style:paragraph-properties>
    </style:style>
    <style:style style:name="T443" style:parent-style-name="段落フォント" style:family="text">
      <style:text-properties style:font-name="Arial" style:font-name-complex="Arial" fo:font-weight="bold" style:font-weight-asian="bold" fo:font-size="9pt" style:font-size-asian="9pt"/>
    </style:style>
    <style:style style:name="T444" style:parent-style-name="段落フォント" style:family="text">
      <style:text-properties style:font-name="Arial" style:font-name-complex="Arial" fo:font-weight="bold" style:font-weight-asian="bold" fo:font-size="9pt" style:font-size-asian="9pt"/>
    </style:style>
    <style:style style:name="T445" style:parent-style-name="段落フォント" style:family="text">
      <style:text-properties style:font-name="Arial" style:font-name-complex="Arial" fo:font-weight="bold" style:font-weight-asian="bold" fo:font-size="9pt" style:font-size-asian="9pt"/>
    </style:style>
    <style:style style:name="T446" style:parent-style-name="段落フォント" style:family="text">
      <style:text-properties style:font-name="Arial" style:font-name-complex="Arial" fo:font-weight="bold" style:font-weight-asian="bold" fo:font-size="9pt" style:font-size-asian="9pt"/>
    </style:style>
    <style:style style:name="T447" style:parent-style-name="段落フォント" style:family="text">
      <style:text-properties style:font-name="Arial" style:font-name-complex="Arial" fo:font-weight="bold" style:font-weight-asian="bold" fo:font-size="9pt" style:font-size-asian="9pt"/>
    </style:style>
    <style:style style:name="T448" style:parent-style-name="段落フォント" style:family="text">
      <style:text-properties style:font-name="Arial" style:font-name-complex="Arial" fo:font-weight="bold" style:font-weight-asian="bold" fo:font-size="9pt" style:font-size-asian="9pt"/>
    </style:style>
    <style:style style:name="T449" style:parent-style-name="段落フォント" style:family="text">
      <style:text-properties style:font-name="Arial" style:font-name-complex="Arial" fo:font-weight="bold" style:font-weight-asian="bold" fo:font-size="9pt" style:font-size-asian="9pt"/>
    </style:style>
    <style:style style:name="T450" style:parent-style-name="段落フォント" style:family="text">
      <style:text-properties style:font-name="Arial" style:font-name-complex="Arial" fo:font-weight="bold" style:font-weight-asian="bold" fo:font-size="9pt" style:font-size-asian="9pt"/>
    </style:style>
    <style:style style:name="T451" style:parent-style-name="段落フォント" style:family="text">
      <style:text-properties style:font-name="Arial" style:font-name-complex="Arial" fo:font-weight="bold" style:font-weight-asian="bold" fo:font-size="9pt" style:font-size-asian="9pt"/>
    </style:style>
    <style:style style:name="T452" style:parent-style-name="段落フォント" style:family="text">
      <style:text-properties style:font-name="Arial" style:font-name-complex="Arial" fo:font-weight="bold" style:font-weight-asian="bold" fo:font-size="9pt" style:font-size-asian="9pt"/>
    </style:style>
    <style:style style:name="T453" style:parent-style-name="段落フォント" style:family="text">
      <style:text-properties style:font-name="Arial" style:font-name-complex="Arial" fo:font-weight="bold" style:font-weight-asian="bold" fo:font-size="9pt" style:font-size-asian="9pt"/>
    </style:style>
    <style:style style:name="P454" style:parent-style-name="リスト段落" style:family="paragraph">
      <style:paragraph-properties fo:margin-left="0.5909in">
        <style:tab-stops/>
      </style:paragraph-properties>
    </style:style>
    <style:style style:name="T455" style:parent-style-name="段落フォント" style:family="text">
      <style:text-properties style:font-name="Arial" style:font-name-complex="Arial" fo:font-weight="bold" style:font-weight-asian="bold" fo:font-size="9pt" style:font-size-asian="9pt"/>
    </style:style>
    <style:style style:name="T456" style:parent-style-name="段落フォント" style:family="text">
      <style:text-properties style:font-name="Arial" style:font-name-complex="Arial" fo:font-weight="bold" style:font-weight-asian="bold" fo:font-size="9pt" style:font-size-asian="9pt"/>
    </style:style>
    <style:style style:name="T457" style:parent-style-name="段落フォント" style:family="text">
      <style:text-properties style:font-name="Arial" style:font-name-complex="Arial" fo:font-weight="bold" style:font-weight-asian="bold" fo:font-size="9pt" style:font-size-asian="9pt" fo:background-color="#FFFF00"/>
    </style:style>
    <style:style style:name="T458" style:parent-style-name="段落フォント" style:family="text">
      <style:text-properties style:font-name="Arial" style:font-name-complex="Arial" fo:font-weight="bold" style:font-weight-asian="bold" fo:font-size="9pt" style:font-size-asian="9pt"/>
    </style:style>
    <style:style style:name="P459" style:parent-style-name="リスト段落" style:family="paragraph">
      <style:paragraph-properties fo:margin-left="0.5909in">
        <style:tab-stops/>
      </style:paragraph-properties>
    </style:style>
    <style:style style:name="T460" style:parent-style-name="段落フォント" style:family="text">
      <style:text-properties style:font-name="Arial" style:font-name-complex="Arial" fo:font-weight="bold" style:font-weight-asian="bold" fo:font-size="9pt" style:font-size-asian="9pt"/>
    </style:style>
    <style:style style:name="T461" style:parent-style-name="段落フォント" style:family="text">
      <style:text-properties style:font-name="Arial" style:font-name-complex="Arial" fo:font-weight="bold" style:font-weight-asian="bold" fo:font-size="9pt" style:font-size-asian="9pt"/>
    </style:style>
    <style:style style:name="T462" style:parent-style-name="段落フォント" style:family="text">
      <style:text-properties style:font-name="Arial" style:font-name-complex="Arial" fo:font-weight="bold" style:font-weight-asian="bold" fo:font-size="9pt" style:font-size-asian="9pt" fo:background-color="#FFFF00"/>
    </style:style>
    <style:style style:name="T463" style:parent-style-name="段落フォント" style:family="text">
      <style:text-properties style:font-name="Arial" style:font-name-complex="Arial" fo:font-weight="bold" style:font-weight-asian="bold" fo:font-size="9pt" style:font-size-asian="9pt"/>
    </style:style>
    <style:style style:name="P464" style:parent-style-name="リスト段落" style:family="paragraph">
      <style:paragraph-properties fo:margin-left="0.5909in">
        <style:tab-stops/>
      </style:paragraph-properties>
    </style:style>
    <style:style style:name="T465" style:parent-style-name="段落フォント" style:family="text">
      <style:text-properties style:font-name="Arial" style:font-name-complex="Arial" fo:font-weight="bold" style:font-weight-asian="bold" fo:font-size="9pt" style:font-size-asian="9pt"/>
    </style:style>
    <style:style style:name="T466" style:parent-style-name="段落フォント" style:family="text">
      <style:text-properties style:font-name="Arial" style:font-name-complex="Arial" fo:font-weight="bold" style:font-weight-asian="bold" fo:font-size="9pt" style:font-size-asian="9pt"/>
    </style:style>
    <style:style style:name="T467" style:parent-style-name="段落フォント" style:family="text">
      <style:text-properties style:font-name="Arial" style:font-name-complex="Arial" fo:font-weight="bold" style:font-weight-asian="bold" fo:font-size="9pt" style:font-size-asian="9pt"/>
    </style:style>
    <style:style style:name="T468" style:parent-style-name="段落フォント" style:family="text">
      <style:text-properties style:font-name="Arial" style:font-name-complex="Arial" fo:font-weight="bold" style:font-weight-asian="bold" fo:font-size="9pt" style:font-size-asian="9pt"/>
    </style:style>
    <style:style style:name="P469" style:parent-style-name="リスト段落" style:family="paragraph">
      <style:paragraph-properties fo:margin-left="0.5909in">
        <style:tab-stops/>
      </style:paragraph-properties>
    </style:style>
    <style:style style:name="T470" style:parent-style-name="段落フォント" style:family="text">
      <style:text-properties style:font-name="Arial" style:font-name-complex="Arial" fo:font-weight="bold" style:font-weight-asian="bold" fo:font-size="9pt" style:font-size-asian="9pt"/>
    </style:style>
    <style:style style:name="T471" style:parent-style-name="段落フォント" style:family="text">
      <style:text-properties style:font-name="Arial" style:font-name-complex="Arial" fo:font-weight="bold" style:font-weight-asian="bold" fo:font-size="9pt" style:font-size-asian="9pt"/>
    </style:style>
    <style:style style:name="T472" style:parent-style-name="段落フォント" style:family="text">
      <style:text-properties style:font-name="Arial" style:font-name-complex="Arial" fo:font-weight="bold" style:font-weight-asian="bold" fo:font-size="9pt" style:font-size-asian="9pt"/>
    </style:style>
    <style:style style:name="T473" style:parent-style-name="段落フォント" style:family="text">
      <style:text-properties style:font-name="Arial" style:font-name-complex="Arial" fo:font-weight="bold" style:font-weight-asian="bold" fo:font-size="9pt" style:font-size-asian="9pt"/>
    </style:style>
    <style:style style:name="P474" style:parent-style-name="リスト段落" style:family="paragraph"/>
    <style:style style:name="T475" style:parent-style-name="段落フォント" style:family="text">
      <style:text-properties style:font-name="Arial" style:font-name-complex="Arial" fo:font-weight="bold" style:font-weight-asian="bold" fo:font-size="9pt" style:font-size-asian="9pt"/>
    </style:style>
    <style:style style:name="T476" style:parent-style-name="段落フォント" style:family="text">
      <style:text-properties style:font-name="Arial" style:font-name-complex="Arial" fo:font-weight="bold" style:font-weight-asian="bold" fo:font-size="9pt" style:font-size-asian="9pt"/>
    </style:style>
    <style:style style:name="T477" style:parent-style-name="段落フォント" style:family="text">
      <style:text-properties style:font-name="Arial" style:font-name-complex="Arial" fo:font-weight="bold" style:font-weight-asian="bold" fo:font-size="9pt" style:font-size-asian="9pt"/>
    </style:style>
    <style:style style:name="T478" style:parent-style-name="段落フォント" style:family="text">
      <style:text-properties style:font-name="Arial" style:font-name-complex="Arial" fo:font-weight="bold" style:font-weight-asian="bold" fo:font-size="9pt" style:font-size-asian="9pt"/>
    </style:style>
    <style:style style:name="T479" style:parent-style-name="段落フォント" style:family="text">
      <style:text-properties style:font-name="Arial" style:font-name-complex="Arial" fo:font-weight="bold" style:font-weight-asian="bold" fo:font-size="9pt" style:font-size-asian="9pt"/>
    </style:style>
    <style:style style:name="T480" style:parent-style-name="段落フォント" style:family="text">
      <style:text-properties style:font-name="Arial" style:font-name-complex="Arial" fo:font-weight="bold" style:font-weight-asian="bold" fo:font-size="9pt" style:font-size-asian="9pt"/>
    </style:style>
    <style:style style:name="P481" style:parent-style-name="リスト段落" style:family="paragraph">
      <style:paragraph-properties fo:margin-left="0.5909in">
        <style:tab-stops/>
      </style:paragraph-properties>
    </style:style>
    <style:style style:name="T482" style:parent-style-name="段落フォント" style:family="text">
      <style:text-properties style:font-name="Arial" style:font-name-complex="Arial" fo:font-weight="bold" style:font-weight-asian="bold" fo:font-size="9pt" style:font-size-asian="9pt"/>
    </style:style>
    <style:style style:name="T483" style:parent-style-name="段落フォント" style:family="text">
      <style:text-properties style:font-name="Arial" style:font-name-complex="Arial" fo:font-weight="bold" style:font-weight-asian="bold" fo:font-size="9pt" style:font-size-asian="9pt"/>
    </style:style>
    <style:style style:name="T484" style:parent-style-name="段落フォント" style:family="text">
      <style:text-properties style:font-name="Arial" style:font-name-complex="Arial" fo:font-weight="bold" style:font-weight-asian="bold" fo:font-size="9pt" style:font-size-asian="9pt"/>
    </style:style>
    <style:style style:name="T485" style:parent-style-name="段落フォント" style:family="text">
      <style:text-properties style:font-name="Arial" style:font-name-complex="Arial" fo:font-weight="bold" style:font-weight-asian="bold" fo:font-size="9pt" style:font-size-asian="9pt"/>
    </style:style>
    <style:style style:name="T486" style:parent-style-name="段落フォント" style:family="text">
      <style:text-properties style:font-name="Arial" style:font-name-complex="Arial" fo:font-weight="bold" style:font-weight-asian="bold" fo:font-size="9pt" style:font-size-asian="9pt"/>
    </style:style>
    <style:style style:name="P487" style:parent-style-name="標準" style:family="paragraph">
      <style:paragraph-properties fo:text-align="start"/>
    </style:style>
    <style:style style:name="T488" style:parent-style-name="段落フォント" style:family="text">
      <style:text-properties style:font-name="Yu Gothic UI"/>
    </style:style>
    <style:style style:name="T489" style:parent-style-name="段落フォント" style:family="text">
      <style:text-properties style:font-name="Arial" style:font-name-complex="Arial" fo:font-weight="bold" style:font-weight-asian="bold" fo:font-size="9pt" style:font-size-asian="9pt" fo:background-color="#FFFF00"/>
    </style:style>
    <style:style style:name="T490" style:parent-style-name="段落フォント" style:family="text">
      <style:text-properties style:font-name="Arial" style:font-name-complex="Arial" fo:font-weight="bold" style:font-weight-asian="bold" fo:font-size="9pt" style:font-size-asian="9pt"/>
    </style:style>
    <style:style style:name="P491" style:parent-style-name="Standard" style:family="paragraph">
      <style:paragraph-properties fo:margin-top="0.125in" fo:margin-left="0.2944in">
        <style:tab-stops/>
      </style:paragraph-properties>
    </style:style>
    <style:style style:name="T492" style:parent-style-name="段落フォント" style:family="text">
      <style:text-properties style:font-name="Arial" style:font-name-complex="Arial" fo:font-weight="bold" style:font-weight-asian="bold" fo:font-size="9pt" style:font-size-asian="9pt" fo:background-color="#FFFF00"/>
    </style:style>
    <style:style style:name="P493" style:parent-style-name="リスト段落" style:family="paragraph">
      <style:paragraph-properties fo:margin-left="0.5909in">
        <style:tab-stops/>
      </style:paragraph-properties>
      <style:text-properties style:font-name="Arial" style:font-name-complex="Arial" fo:font-size="9pt" style:font-size-asian="9pt"/>
    </style:style>
    <style:style style:name="P494" style:parent-style-name="リスト段落" style:family="paragraph">
      <style:paragraph-properties fo:margin-left="0.5909in">
        <style:tab-stops/>
      </style:paragraph-properties>
      <style:text-properties style:font-name="Arial" style:font-name-complex="Arial" fo:font-size="9pt" style:font-size-asian="9pt"/>
    </style:style>
    <style:style style:name="P495"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496" style:parent-style-name="Standard" style:family="paragraph">
      <style:paragraph-properties fo:margin-left="0.2944in">
        <style:tab-stops/>
      </style:paragraph-properties>
    </style:style>
    <style:style style:name="T497" style:parent-style-name="段落フォント" style:family="text">
      <style:text-properties style:font-name="Arial" style:font-name-complex="Arial" fo:font-size="9pt" style:font-size-asian="9pt"/>
    </style:style>
    <style:style style:name="T498" style:parent-style-name="段落フォント" style:family="text">
      <style:text-properties style:font-name="Arial" style:font-name-complex="Arial" fo:font-size="9pt" style:font-size-asian="9pt"/>
    </style:style>
    <style:style style:name="T499" style:parent-style-name="段落フォント" style:family="text">
      <style:text-properties style:font-name="Arial" style:font-name-complex="Arial" fo:font-size="9pt" style:font-size-asian="9pt"/>
    </style:style>
    <style:style style:name="P500" style:parent-style-name="Standard" style:family="paragraph">
      <style:paragraph-properties fo:widows="2" fo:orphans="2" fo:text-align="start"/>
      <style:text-properties style:font-name="Arial" style:font-name-complex="Arial" fo:font-size="9pt" style:font-size-asian="9pt"/>
    </style:style>
    <style:style style:name="P501" style:parent-style-name="見出し2" style:family="paragraph">
      <style:paragraph-properties fo:break-before="page"/>
    </style:style>
    <style:style style:name="T502" style:parent-style-name="段落フォント" style:family="text">
      <style:text-properties style:font-name-complex="Arial" fo:font-size="10pt" style:font-size-asian="10pt"/>
    </style:style>
    <style:style style:name="T503" style:parent-style-name="段落フォント" style:family="text">
      <style:text-properties style:font-name-complex="Arial" fo:font-size="10pt" style:font-size-asian="10pt"/>
    </style:style>
    <style:style style:name="T504" style:parent-style-name="段落フォント" style:family="text">
      <style:text-properties style:font-name-complex="Arial" fo:font-size="10pt" style:font-size-asian="10pt"/>
    </style:style>
    <style:style style:name="T505" style:parent-style-name="段落フォント" style:family="text">
      <style:text-properties style:font-name-complex="Arial" fo:font-size="10pt" style:font-size-asian="10pt"/>
    </style:style>
    <style:style style:name="T506" style:parent-style-name="段落フォント" style:family="text">
      <style:text-properties style:font-name-complex="Arial" fo:font-size="10pt" style:font-size-asian="10pt" fo:background-color="#FFFF00"/>
    </style:style>
    <style:style style:name="P507" style:parent-style-name="Standard" style:family="paragraph">
      <style:paragraph-properties fo:margin-left="0.2951in" fo:text-indent="-0.2951in">
        <style:tab-stops/>
      </style:paragraph-properties>
    </style:style>
    <style:style style:name="T508" style:parent-style-name="段落フォント" style:family="text">
      <style:text-properties style:font-name="Arial" style:font-name-complex="Arial" fo:font-weight="bold" style:font-weight-asian="bold" fo:font-size="9pt" style:font-size-asian="9pt"/>
    </style:style>
    <style:style style:name="T509" style:parent-style-name="段落フォント" style:family="text">
      <style:text-properties style:font-name="Arial" style:font-name-complex="Arial" fo:font-weight="bold" style:font-weight-asian="bold" fo:font-size="9pt" style:font-size-asian="9pt"/>
    </style:style>
    <style:style style:name="T510" style:parent-style-name="段落フォント" style:family="text">
      <style:text-properties style:font-name="Arial" style:font-name-complex="Arial" fo:font-weight="bold" style:font-weight-asian="bold" fo:font-size="9pt" style:font-size-asian="9pt" fo:background-color="#FFFF00"/>
    </style:style>
    <style:style style:name="T511" style:parent-style-name="段落フォント" style:family="text">
      <style:text-properties style:font-name="Arial" style:font-name-complex="Arial" fo:font-weight="bold" style:font-weight-asian="bold" fo:font-size="9pt" style:font-size-asian="9pt"/>
    </style:style>
    <style:style style:name="P512" style:parent-style-name="リスト段落" style:family="paragraph">
      <style:paragraph-properties fo:margin-left="0.5909in">
        <style:tab-stops/>
      </style:paragraph-properties>
    </style:style>
    <style:style style:name="T513" style:parent-style-name="段落フォント" style:family="text">
      <style:text-properties style:font-name="Arial" style:font-name-complex="Arial" fo:font-weight="bold" style:font-weight-asian="bold" fo:font-size="9pt" style:font-size-asian="9pt"/>
    </style:style>
    <style:style style:name="T514" style:parent-style-name="段落フォント" style:family="text">
      <style:text-properties style:font-name="Arial" style:font-name-complex="Arial" fo:font-weight="bold" style:font-weight-asian="bold" fo:font-size="9pt" style:font-size-asian="9pt"/>
    </style:style>
    <style:style style:name="P51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6"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7"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8"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19"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20"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21" style:parent-style-name="リスト段落" style:family="paragraph">
      <style:paragraph-properties fo:margin-left="0.5909in">
        <style:tab-stops/>
      </style:paragraph-properties>
    </style:style>
    <style:style style:name="T522" style:parent-style-name="段落フォント" style:family="text">
      <style:text-properties style:font-name="Arial" style:font-name-complex="Arial" fo:font-weight="bold" style:font-weight-asian="bold" fo:font-size="9pt" style:font-size-asian="9pt"/>
    </style:style>
    <style:style style:name="T523" style:parent-style-name="段落フォント" style:family="text">
      <style:text-properties style:font-name="Arial" style:font-name-complex="Arial" fo:font-weight="bold" style:font-weight-asian="bold" fo:font-size="9pt" style:font-size-asian="9pt"/>
    </style:style>
    <style:style style:name="P524" style:parent-style-name="Standard" style:family="paragraph">
      <style:paragraph-properties fo:margin-top="0.125in" fo:margin-left="0.2944in">
        <style:tab-stops/>
      </style:paragraph-properties>
    </style:style>
    <style:style style:name="T525" style:parent-style-name="段落フォント" style:family="text">
      <style:text-properties style:font-name="Arial" style:font-name-complex="Arial" fo:font-weight="bold" style:font-weight-asian="bold" fo:font-size="9pt" style:font-size-asian="9pt" fo:background-color="#FFFF00"/>
    </style:style>
    <style:style style:name="P526" style:parent-style-name="リスト段落" style:family="paragraph"/>
    <style:style style:name="T527" style:parent-style-name="段落フォント" style:family="text">
      <style:text-properties style:font-name="Arial" style:font-name-complex="Arial" fo:font-size="9pt" style:font-size-asian="9pt"/>
    </style:style>
    <style:style style:name="P528" style:parent-style-name="標準" style:family="paragraph">
      <style:paragraph-properties fo:text-align="start"/>
    </style:style>
    <style:style style:name="T529" style:parent-style-name="段落フォント" style:family="text">
      <style:text-properties style:font-name="Meiryo UI"/>
    </style:style>
    <style:style style:name="T530" style:parent-style-name="段落フォント" style:family="text">
      <style:text-properties style:font-name="Arial" style:font-name-complex="Arial" fo:font-size="9pt" style:font-size-asian="9pt"/>
    </style:style>
    <style:style style:name="T531" style:parent-style-name="段落フォント" style:family="text">
      <style:text-properties style:font-name="Arial" style:font-name-complex="Arial" fo:font-size="9pt" style:font-size-asian="9pt"/>
    </style:style>
    <style:style style:name="T532" style:parent-style-name="段落フォント" style:family="text">
      <style:text-properties style:font-name="Arial" style:font-name-complex="Arial" fo:font-size="9pt" style:font-size-asian="9pt" fo:background-color="#FFFF00"/>
    </style:style>
    <style:style style:name="T533" style:parent-style-name="段落フォント" style:family="text">
      <style:text-properties style:font-name="Arial" style:font-name-complex="Arial" fo:font-size="9pt" style:font-size-asian="9pt"/>
    </style:style>
    <style:style style:name="P534" style:parent-style-name="リスト段落" style:family="paragraph"/>
    <style:style style:name="T535" style:parent-style-name="段落フォント" style:family="text">
      <style:text-properties style:font-name="Arial" style:font-name-complex="Arial" fo:font-size="9pt" style:font-size-asian="9pt"/>
    </style:style>
    <style:style style:name="T536" style:parent-style-name="段落フォント" style:family="text">
      <style:text-properties style:font-name="Arial" style:font-name-complex="Arial" fo:font-size="9pt" style:font-size-asian="9pt"/>
    </style:style>
    <style:style style:name="T537" style:parent-style-name="段落フォント" style:family="text">
      <style:text-properties style:font-name="Arial" style:font-name-complex="Arial" fo:font-size="9pt" style:font-size-asian="9pt" fo:background-color="#FFFF00"/>
    </style:style>
    <style:style style:name="T538" style:parent-style-name="段落フォント" style:family="text">
      <style:text-properties style:font-name="Arial" style:font-name-complex="Arial" fo:font-size="9pt" style:font-size-asian="9pt"/>
    </style:style>
    <style:style style:name="T539" style:parent-style-name="段落フォント" style:family="text">
      <style:text-properties style:font-name="Arial" style:font-name-complex="Arial" fo:font-size="9pt" style:font-size-asian="9pt"/>
    </style:style>
    <style:style style:name="T540" style:parent-style-name="段落フォント" style:family="text">
      <style:text-properties style:font-name="Arial" style:font-name-complex="Arial" fo:font-size="9pt" style:font-size-asian="9pt"/>
    </style:style>
    <style:style style:name="T541" style:parent-style-name="段落フォント" style:family="text">
      <style:text-properties style:font-name="Arial" style:font-name-complex="Arial" fo:font-size="9pt" style:font-size-asian="9pt"/>
    </style:style>
    <style:style style:name="P542"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543" style:parent-style-name="Standard" style:family="paragraph">
      <style:paragraph-properties fo:margin-left="0.2944in">
        <style:tab-stops/>
      </style:paragraph-properties>
    </style:style>
    <style:style style:name="T544" style:parent-style-name="段落フォント" style:family="text">
      <style:text-properties style:font-name="Arial" style:font-name-complex="Arial" fo:font-size="9pt" style:font-size-asian="9pt"/>
    </style:style>
    <style:style style:name="T545" style:parent-style-name="段落フォント" style:family="text">
      <style:text-properties style:font-name="Arial" style:font-name-complex="Arial" fo:font-size="9pt" style:font-size-asian="9pt"/>
    </style:style>
    <style:style style:name="P546" style:parent-style-name="Standard" style:family="paragraph">
      <style:paragraph-properties fo:widows="2" fo:orphans="2" fo:text-align="start"/>
      <style:text-properties style:font-name="Arial" style:font-name-complex="Arial" fo:font-size="9pt" style:font-size-asian="9pt"/>
    </style:style>
    <style:style style:name="P547" style:parent-style-name="見出し2" style:family="paragraph">
      <style:paragraph-properties fo:break-before="page"/>
    </style:style>
    <style:style style:name="T548" style:parent-style-name="段落フォント" style:family="text">
      <style:text-properties style:font-name-complex="Arial" fo:font-size="10pt" style:font-size-asian="10pt"/>
    </style:style>
    <style:style style:name="T549" style:parent-style-name="段落フォント" style:family="text">
      <style:text-properties style:font-name-complex="Arial" fo:font-size="10pt" style:font-size-asian="10pt"/>
    </style:style>
    <style:style style:name="T550" style:parent-style-name="段落フォント" style:family="text">
      <style:text-properties style:font-name-complex="Arial" fo:font-size="10pt" style:font-size-asian="10pt"/>
    </style:style>
    <style:style style:name="P551" style:parent-style-name="Standard" style:family="paragraph">
      <style:paragraph-properties fo:margin-left="0.2951in" fo:text-indent="-0.2951in">
        <style:tab-stops/>
      </style:paragraph-properties>
    </style:style>
    <style:style style:name="T552" style:parent-style-name="段落フォント" style:family="text">
      <style:text-properties style:font-name="Arial" style:font-name-complex="Arial" fo:font-weight="bold" style:font-weight-asian="bold" fo:font-size="9pt" style:font-size-asian="9pt"/>
    </style:style>
    <style:style style:name="T553" style:parent-style-name="段落フォント" style:family="text">
      <style:text-properties style:font-name="Arial" style:font-name-complex="Arial" fo:font-weight="bold" style:font-weight-asian="bold" fo:font-size="9pt" style:font-size-asian="9pt"/>
    </style:style>
    <style:style style:name="T554" style:parent-style-name="段落フォント" style:family="text">
      <style:text-properties style:font-name="Arial" style:font-name-complex="Arial" fo:font-weight="bold" style:font-weight-asian="bold" fo:font-size="9pt" style:font-size-asian="9pt"/>
    </style:style>
    <style:style style:name="T555" style:parent-style-name="段落フォント" style:family="text">
      <style:text-properties style:font-name="Arial" style:font-name-complex="Arial" fo:font-weight="bold" style:font-weight-asian="bold" fo:font-size="9pt" style:font-size-asian="9pt"/>
    </style:style>
    <style:style style:name="T556" style:parent-style-name="段落フォント" style:family="text">
      <style:text-properties style:font-name="Arial" style:font-name-complex="Arial" fo:font-weight="bold" style:font-weight-asian="bold" fo:font-size="9pt" style:font-size-asian="9pt"/>
    </style:style>
    <style:style style:name="P557" style:parent-style-name="Standard" style:family="paragraph">
      <style:paragraph-properties fo:margin-top="0.125in" fo:margin-left="0.2944in">
        <style:tab-stops/>
      </style:paragraph-properties>
    </style:style>
    <style:style style:name="T558" style:parent-style-name="段落フォント" style:family="text">
      <style:text-properties style:font-name="Arial" style:font-name-complex="Arial" fo:font-weight="bold" style:font-weight-asian="bold" fo:font-size="9pt" style:font-size-asian="9pt" fo:background-color="#FFFF00"/>
    </style:style>
    <style:style style:name="P559" style:parent-style-name="リスト段落" style:family="paragraph">
      <style:paragraph-properties fo:margin-left="0.5909in">
        <style:tab-stops/>
      </style:paragraph-properties>
      <style:text-properties style:font-name="Arial" style:font-name-complex="Arial" fo:font-size="9pt" style:font-size-asian="9pt"/>
    </style:style>
    <style:style style:name="P560" style:parent-style-name="リスト段落" style:family="paragraph">
      <style:text-properties style:font-name="Arial" style:font-name-complex="Arial" fo:font-size="9pt" style:font-size-asian="9pt"/>
    </style:style>
    <style:style style:name="P561"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562" style:parent-style-name="Standard" style:family="paragraph">
      <style:paragraph-properties fo:margin-left="0.2944in">
        <style:tab-stops/>
      </style:paragraph-properties>
    </style:style>
    <style:style style:name="T563" style:parent-style-name="段落フォント" style:family="text">
      <style:text-properties style:font-name="Arial" style:font-name-complex="Arial" fo:font-size="9pt" style:font-size-asian="9pt"/>
    </style:style>
    <style:style style:name="T564" style:parent-style-name="段落フォント" style:family="text">
      <style:text-properties style:font-name="Arial" style:font-name-complex="Arial" fo:font-size="9pt" style:font-size-asian="9pt"/>
    </style:style>
    <style:style style:name="T565" style:parent-style-name="段落フォント" style:family="text">
      <style:text-properties style:font-name="Arial" style:font-name-complex="Arial" fo:font-size="9pt" style:font-size-asian="9pt"/>
    </style:style>
    <style:style style:name="T566" style:parent-style-name="段落フォント" style:family="text">
      <style:text-properties style:font-name="Arial" style:font-name-complex="Arial" fo:font-size="9pt" style:font-size-asian="9pt"/>
    </style:style>
    <style:style style:name="T567" style:parent-style-name="段落フォント" style:family="text">
      <style:text-properties style:font-name="Arial" style:font-name-complex="Arial" fo:font-size="9pt" style:font-size-asian="9pt"/>
    </style:style>
    <style:style style:name="T568" style:parent-style-name="段落フォント" style:family="text">
      <style:text-properties style:font-name="Arial" style:font-name-complex="Arial" fo:font-size="9pt" style:font-size-asian="9pt"/>
    </style:style>
    <style:style style:name="T569" style:parent-style-name="段落フォント" style:family="text">
      <style:text-properties style:font-name="Arial" style:font-name-complex="Arial" fo:font-size="9pt" style:font-size-asian="9pt"/>
    </style:style>
    <style:style style:name="T570" style:parent-style-name="段落フォント" style:family="text">
      <style:text-properties style:font-name="Arial" style:font-name-complex="Arial" fo:font-size="9pt" style:font-size-asian="9pt"/>
    </style:style>
    <style:style style:name="T571" style:parent-style-name="段落フォント" style:family="text">
      <style:text-properties style:font-name="Arial" style:font-name-complex="Arial" fo:font-size="9pt" style:font-size-asian="9pt"/>
    </style:style>
    <style:style style:name="P572" style:parent-style-name="Standard" style:family="paragraph">
      <style:paragraph-properties fo:margin-top="0.125in" fo:margin-left="0.2951in" fo:text-indent="-0.2951in">
        <style:tab-stops/>
      </style:paragraph-properties>
      <style:text-properties style:font-name="Arial" style:font-name-complex="Arial" fo:font-weight="bold" style:font-weight-asian="bold" fo:font-size="9pt" style:font-size-asian="9pt"/>
    </style:style>
    <style:style style:name="P573" style:parent-style-name="リスト段落" style:family="paragraph">
      <style:paragraph-properties fo:margin-left="0.5909in">
        <style:tab-stops/>
      </style:paragraph-properties>
    </style:style>
    <style:style style:name="T574" style:parent-style-name="段落フォント" style:family="text">
      <style:text-properties style:font-name="Arial" style:font-name-complex="Arial" fo:font-size="9pt" style:font-size-asian="9pt"/>
    </style:style>
    <style:style style:name="T575" style:parent-style-name="段落フォント" style:family="text">
      <style:text-properties style:font-name="Arial" style:font-name-complex="Arial" fo:font-size="9pt" style:font-size-asian="9pt"/>
    </style:style>
    <style:style style:name="P576" style:parent-style-name="標準" style:family="paragraph">
      <style:paragraph-properties fo:text-align="start"/>
    </style:style>
    <style:style style:name="T577" style:parent-style-name="段落フォント" style:family="text">
      <style:text-properties style:font-name="Meiryo UI"/>
    </style:style>
    <style:style style:name="T578" style:parent-style-name="段落フォント" style:family="text">
      <style:text-properties style:font-name="Meiryo UI"/>
    </style:style>
    <style:style style:name="T579" style:parent-style-name="段落フォント" style:family="text">
      <style:text-properties style:font-name="Meiryo UI"/>
    </style:style>
    <style:style style:name="T580" style:parent-style-name="段落フォント" style:family="text">
      <style:text-properties style:font-name="Arial" style:font-name-complex="Arial" fo:font-weight="bold" style:font-weight-asian="bold" fo:font-size="9pt" style:font-size-asian="9pt"/>
    </style:style>
    <style:style style:name="P581" style:parent-style-name="リスト段落" style:family="paragraph">
      <style:paragraph-properties fo:margin-left="0.5909in">
        <style:tab-stops/>
      </style:paragraph-properties>
    </style:style>
    <style:style style:name="T582" style:parent-style-name="段落フォント" style:family="text">
      <style:text-properties style:font-name="Arial" style:font-name-complex="Arial" fo:font-weight="bold" style:font-weight-asian="bold" fo:font-size="9pt" style:font-size-asian="9pt"/>
    </style:style>
    <style:style style:name="T583" style:parent-style-name="段落フォント" style:family="text">
      <style:text-properties style:font-name="Arial" style:font-name-complex="Arial" fo:font-weight="bold" style:font-weight-asian="bold" fo:font-size="9pt" style:font-size-asian="9pt"/>
    </style:style>
    <style:style style:name="P584"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85" style:parent-style-name="リスト段落" style:family="paragraph">
      <style:paragraph-properties fo:margin-left="0.5909in">
        <style:tab-stops/>
      </style:paragraph-properties>
      <style:text-properties style:font-name="Arial" style:font-name-complex="Arial" fo:font-weight="bold" style:font-weight-asian="bold" fo:font-size="9pt" style:font-size-asian="9pt"/>
    </style:style>
    <style:style style:name="P586" style:parent-style-name="リスト段落" style:family="paragraph">
      <style:paragraph-properties fo:margin-left="0.5909in">
        <style:tab-stops/>
      </style:paragraph-properties>
    </style:style>
    <style:style style:name="T587" style:parent-style-name="段落フォント" style:family="text">
      <style:text-properties style:font-name="Arial" style:font-name-complex="Arial" fo:font-weight="bold" style:font-weight-asian="bold" fo:font-size="9pt" style:font-size-asian="9pt"/>
    </style:style>
    <style:style style:name="T588" style:parent-style-name="段落フォント" style:family="text">
      <style:text-properties style:font-name="Arial" style:font-name-complex="Arial" fo:font-weight="bold" style:font-weight-asian="bold" fo:font-size="9pt" style:font-size-asian="9pt"/>
    </style:style>
    <style:style style:name="T589" style:parent-style-name="段落フォント" style:family="text">
      <style:text-properties style:font-name="Arial" style:font-name-complex="Arial" fo:font-weight="bold" style:font-weight-asian="bold" fo:font-size="9pt" style:font-size-asian="9pt"/>
    </style:style>
    <style:style style:name="P590" style:parent-style-name="標準" style:family="paragraph">
      <style:paragraph-properties fo:text-align="start"/>
    </style:style>
    <style:style style:name="T591" style:parent-style-name="段落フォント" style:family="text">
      <style:text-properties style:font-name="Yu Gothic UI"/>
    </style:style>
    <style:style style:name="T592" style:parent-style-name="段落フォント" style:family="text">
      <style:text-properties style:font-name="Yu Gothic UI"/>
    </style:style>
    <style:style style:name="T593" style:parent-style-name="段落フォント" style:family="text">
      <style:text-properties style:font-name="Yu Gothic UI"/>
    </style:style>
    <style:style style:name="T594" style:parent-style-name="段落フォント" style:family="text">
      <style:text-properties style:font-name="Yu Gothic UI"/>
    </style:style>
    <style:style style:name="T595" style:parent-style-name="段落フォント" style:family="text">
      <style:text-properties style:font-name="Yu Gothic UI"/>
    </style:style>
    <style:style style:name="P596" style:parent-style-name="標準" style:family="paragraph">
      <style:paragraph-properties fo:text-align="start"/>
    </style:style>
    <style:style style:name="T597" style:parent-style-name="段落フォント" style:family="text">
      <style:text-properties style:font-name="Yu Gothic UI"/>
    </style:style>
    <style:style style:name="P598" style:parent-style-name="Standard" style:family="paragraph">
      <style:paragraph-properties fo:margin-top="0.125in" fo:margin-left="0.2944in">
        <style:tab-stops/>
      </style:paragraph-properties>
    </style:style>
    <style:style style:name="T599" style:parent-style-name="段落フォント" style:family="text">
      <style:text-properties style:font-name="Arial" style:font-name-complex="Arial" fo:font-weight="bold" style:font-weight-asian="bold" fo:font-size="9pt" style:font-size-asian="9pt" fo:background-color="#FFFF00"/>
    </style:style>
    <style:style style:name="P600" style:parent-style-name="リスト段落" style:family="paragraph">
      <style:paragraph-properties fo:margin-left="0.5909in">
        <style:tab-stops/>
      </style:paragraph-properties>
      <style:text-properties style:font-name="Arial" style:font-name-complex="Arial" fo:font-size="9pt" style:font-size-asian="9pt"/>
    </style:style>
    <style:style style:name="P601"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602" style:parent-style-name="Standard" style:family="paragraph">
      <style:paragraph-properties fo:margin-left="0.2944in">
        <style:tab-stops/>
      </style:paragraph-properties>
      <style:text-properties style:font-name="Arial" style:font-name-complex="Arial" fo:font-size="9pt" style:font-size-asian="9pt"/>
    </style:style>
    <style:style style:name="P603" style:parent-style-name="Standard" style:family="paragraph">
      <style:paragraph-properties fo:widows="2" fo:orphans="2" fo:text-align="start"/>
      <style:text-properties style:font-name="Arial" style:font-name-complex="Arial" fo:font-size="9pt" style:font-size-asian="9pt"/>
    </style:style>
    <style:style style:name="P604" style:parent-style-name="見出し2" style:family="paragraph">
      <style:paragraph-properties fo:break-before="page"/>
    </style:style>
    <style:style style:name="T605" style:parent-style-name="段落フォント" style:family="text">
      <style:text-properties style:font-name-complex="Arial" fo:font-size="10pt" style:font-size-asian="10pt"/>
    </style:style>
    <style:style style:name="T606" style:parent-style-name="段落フォント" style:family="text">
      <style:text-properties style:font-name-complex="Arial" fo:font-size="10pt" style:font-size-asian="10pt"/>
    </style:style>
    <style:style style:name="P607" style:parent-style-name="Standard" style:family="paragraph">
      <style:paragraph-properties fo:margin-left="0.2951in" fo:text-indent="-0.2951in">
        <style:tab-stops/>
      </style:paragraph-properties>
    </style:style>
    <style:style style:name="T608" style:parent-style-name="段落フォント" style:family="text">
      <style:text-properties style:font-name="Arial" style:font-name-complex="Arial" fo:font-weight="bold" style:font-weight-asian="bold" fo:font-size="9pt" style:font-size-asian="9pt"/>
    </style:style>
    <style:style style:name="T609" style:parent-style-name="段落フォント" style:family="text">
      <style:text-properties style:font-name="Arial" style:font-name-complex="Arial" fo:font-weight="bold" style:font-weight-asian="bold" fo:font-size="9pt" style:font-size-asian="9pt"/>
    </style:style>
    <style:style style:name="T610" style:parent-style-name="段落フォント" style:family="text">
      <style:text-properties style:font-name="Arial" style:font-name-complex="Arial" fo:font-weight="bold" style:font-weight-asian="bold" fo:font-size="9pt" style:font-size-asian="9pt"/>
    </style:style>
    <style:style style:name="T611" style:parent-style-name="段落フォント" style:family="text">
      <style:text-properties style:font-name="Arial" style:font-name-complex="Arial" fo:font-weight="bold" style:font-weight-asian="bold" fo:font-size="9pt" style:font-size-asian="9pt"/>
    </style:style>
    <style:style style:name="T612" style:parent-style-name="段落フォント" style:family="text">
      <style:text-properties style:font-name="Arial" style:font-name-complex="Arial" fo:font-weight="bold" style:font-weight-asian="bold" fo:font-size="9pt" style:font-size-asian="9pt"/>
    </style:style>
    <style:style style:name="T613" style:parent-style-name="段落フォント" style:family="text">
      <style:text-properties style:font-name="Arial" style:font-name-complex="Arial" fo:font-weight="bold" style:font-weight-asian="bold" fo:font-size="9pt" style:font-size-asian="9pt"/>
    </style:style>
    <style:style style:name="T614" style:parent-style-name="段落フォント" style:family="text">
      <style:text-properties style:font-name="Arial" style:font-name-complex="Arial" fo:font-weight="bold" style:font-weight-asian="bold" fo:font-size="9pt" style:font-size-asian="9pt"/>
    </style:style>
    <style:style style:name="T615" style:parent-style-name="段落フォント" style:family="text">
      <style:text-properties style:font-name="Arial" style:font-name-complex="Arial" fo:font-weight="bold" style:font-weight-asian="bold" fo:font-size="9pt" style:font-size-asian="9pt"/>
    </style:style>
    <style:style style:name="T616" style:parent-style-name="段落フォント" style:family="text">
      <style:text-properties style:font-name="Arial" style:font-name-complex="Arial" fo:font-weight="bold" style:font-weight-asian="bold" fo:font-size="9pt" style:font-size-asian="9pt"/>
    </style:style>
    <style:style style:name="T617" style:parent-style-name="段落フォント" style:family="text">
      <style:text-properties style:font-name="Arial" style:font-name-complex="Arial" fo:font-weight="bold" style:font-weight-asian="bold" fo:font-size="9pt" style:font-size-asian="9pt"/>
    </style:style>
    <style:style style:name="T618" style:parent-style-name="段落フォント" style:family="text">
      <style:text-properties style:font-name="Arial" style:font-name-complex="Arial" fo:font-weight="bold" style:font-weight-asian="bold" fo:font-size="9pt" style:font-size-asian="9pt"/>
    </style:style>
    <style:style style:name="T619" style:parent-style-name="段落フォント" style:family="text">
      <style:text-properties style:font-name="Arial" style:font-name-complex="Arial" fo:font-weight="bold" style:font-weight-asian="bold" fo:font-size="9pt" style:font-size-asian="9pt"/>
    </style:style>
    <style:style style:name="T620" style:parent-style-name="段落フォント" style:family="text">
      <style:text-properties style:font-name="Arial" style:font-name-complex="Arial" fo:font-weight="bold" style:font-weight-asian="bold" fo:font-size="9pt" style:font-size-asian="9pt"/>
    </style:style>
    <style:style style:name="P621" style:parent-style-name="Standard" style:family="paragraph">
      <style:paragraph-properties fo:margin-top="0.125in" fo:margin-left="0.2944in">
        <style:tab-stops/>
      </style:paragraph-properties>
    </style:style>
    <style:style style:name="T622" style:parent-style-name="段落フォント" style:family="text">
      <style:text-properties style:font-name="Arial" style:font-name-complex="Arial" fo:font-weight="bold" style:font-weight-asian="bold" fo:font-size="9pt" style:font-size-asian="9pt" fo:background-color="#FFFF00"/>
    </style:style>
    <style:style style:name="T623" style:parent-style-name="段落フォント" style:family="text">
      <style:text-properties style:font-name="Arial" style:font-name-complex="Arial" fo:font-weight="bold" style:font-weight-asian="bold" fo:font-size="9pt" style:font-size-asian="9pt"/>
    </style:style>
    <style:style style:name="P624" style:parent-style-name="リスト段落" style:family="paragraph">
      <style:text-properties style:font-name="Arial" style:font-name-complex="Arial" fo:font-size="9pt" style:font-size-asian="9pt"/>
    </style:style>
    <style:style style:name="P625" style:parent-style-name="Standard" style:family="paragraph">
      <style:paragraph-properties fo:margin-top="0.125in" fo:margin-left="0.2944in">
        <style:tab-stops/>
      </style:paragraph-properties>
      <style:text-properties style:font-name="Arial" style:font-name-complex="Arial" fo:font-weight="bold" style:font-weight-asian="bold" fo:font-size="9pt" style:font-size-asian="9pt"/>
    </style:style>
    <style:style style:name="P626" style:parent-style-name="Standard" style:family="paragraph">
      <style:paragraph-properties fo:margin-left="0.2944in">
        <style:tab-stops/>
      </style:paragraph-properties>
    </style:style>
    <style:style style:name="T627" style:parent-style-name="段落フォント" style:family="text">
      <style:text-properties style:font-name="Arial" style:font-name-complex="Arial" fo:font-size="9pt" style:font-size-asian="9pt"/>
    </style:style>
    <style:style style:name="T628" style:parent-style-name="段落フォント" style:family="text">
      <style:text-properties style:font-name="Arial" style:font-name-complex="Arial" fo:font-size="9pt" style:font-size-asian="9pt"/>
    </style:style>
    <style:style style:name="T629" style:parent-style-name="段落フォント" style:family="text">
      <style:text-properties style:font-name="Arial" style:font-name-complex="Arial" fo:font-size="9pt" style:font-size-asian="9pt"/>
    </style:style>
    <style:style style:name="T630" style:parent-style-name="段落フォント" style:family="text">
      <style:text-properties style:font-name="Arial" style:font-name-complex="Arial" fo:font-size="9pt" style:font-size-asian="9pt"/>
    </style:style>
    <style:style style:name="T631" style:parent-style-name="段落フォント" style:family="text">
      <style:text-properties style:font-name="Arial" style:font-name-complex="Arial" fo:font-size="9pt" style:font-size-asian="9pt"/>
    </style:style>
    <style:style style:name="T632" style:parent-style-name="段落フォント" style:family="text">
      <style:text-properties style:font-name="Arial" style:font-name-complex="Arial" fo:font-size="9pt" style:font-size-asian="9pt"/>
    </style:style>
    <style:style style:name="T633" style:parent-style-name="段落フォント" style:family="text">
      <style:text-properties style:font-name="Arial" style:font-name-complex="Arial" fo:font-size="9pt" style:font-size-asian="9pt"/>
    </style:style>
    <style:style style:name="T634" style:parent-style-name="段落フォント" style:family="text">
      <style:text-properties style:font-name="Arial" style:font-name-complex="Arial" fo:font-size="9pt" style:font-size-asian="9pt"/>
    </style:style>
    <style:style style:name="T635" style:parent-style-name="段落フォント" style:family="text">
      <style:text-properties style:font-name="Arial" style:font-name-complex="Arial" fo:font-size="9pt" style:font-size-asian="9pt"/>
    </style:style>
  </office:automatic-styles>
  <office:body>
    <office:text text:use-soft-page-breaks="true">
      <text:p text:style-name="P1"><text:span text:style-name="T5">OpenChain<text:s/></text:span><text:span text:style-name="T6">適合仕様書</text:span><text:span text:style-name="T7"><text:line-break/></text:span><text:span text:style-name="T8">第</text:span><text:span text:style-name="T9">1.0</text:span><text:span text:style-name="T10">版</text:span></text:p>
      <text:p text:style-name="P11"/>
      <text:soft-page-break/>
      <text:p text:style-name="P12"><text:span text:style-name="T13">もくじ</text:span><text:span text:style-name="T14"><office:annotation><dc:creator>Kunai Takashi</dc:creator><dc:date>2017-03-23T17:02:00</dc:date><text:p text:style-name="P15"><text:span text:style-name="T16">目次項目の修正は書き込み不可でした。本文中に記入しています。</text:span></text:p></office:annotation></text:span><text:span text:style-name="T17"><office:annotation><dc:creator>Mieko</dc:creator><dc:date>2017-03-29T11:16:00</dc:date><text:p text:style-name="P18"><text:span text:style-name="T19">Kunai Takashi<text:s/></text:span><text:span text:style-name="T20">へ返信</text:span><text:span text:style-name="T21"><text:s/>(2017/03/23, 17:02): "..."</text:span></text:p><text:p text:style-name="標準"><text:span text:style-name="T22">もくじはそのままにしました。</text:span></text:p></office:annotation></text:span><text:span text:style-name="コメント参照"><office:annotation><dc:creator>tani</dc:creator><dc:date>2017-04-10T04:32:00</dc:date><text:p text:style-name="コメント文字列">目次は最後に更新かけます。</text:p></office:annotation></text:span></text:p>
      <text:table-of-content text:name="_TOC0">
        <text:table-of-content-source text:outline-level="2" text:use-outline-level="true" text:use-index-marks="false" text:use-index-source-styles="false" text:index-scope="document">
          <text:table-of-content-entry-template text:outline-level="1" text:style-name="標準">
            <text:index-entry-link-start/>
            <text:index-entry-text/>
            <text:index-entry-tab-stop style:leader-char="." style:type="right"/>
            <text:index-entry-page-number/>
            <text:index-entry-link-end/>
          </text:table-of-content-entry-template>
          <text:table-of-content-entry-template text:outline-level="2" text:style-name="標準">
            <text:index-entry-link-start/>
            <text:index-entry-text/>
            <text:index-entry-tab-stop style:leader-char="." style:type="right"/>
            <text:index-entry-page-number/>
            <text:index-entry-link-end/>
          </text:table-of-content-entry-template>
        </text:table-of-content-source>
        <text:index-body>
          <text:p text:style-name="P23"><text:a xlink:href="#__RefHeading__1207_563071832" office:target-frame-name="_top" xlink:show="replace">はじめに<text:tab/>3</text:a></text:p>
          <text:p text:style-name="P24"><text:a xlink:href="#__RefHeading__1209_563071832" office:target-frame-name="_top" xlink:show="replace">用語の定義<text:s/><text:tab/>4</text:a></text:p>
          <text:p text:style-name="P25"><text:a xlink:href="#__RefHeading__1211_563071832" office:target-frame-name="_top" xlink:show="replace">満たすべき要件<text:tab/>5</text:a></text:p>
          <text:p text:style-name="P26"><text:a xlink:href="#__RefHeading__1213_563071832" office:target-frame-name="_top" xlink:show="replace">G1: FOSSに係る責任を理解している<text:s/><text:tab/>5</text:a></text:p>
          <text:p text:style-name="P27"><text:a xlink:href="#__RefHeading__1215_563071832" office:target-frame-name="_top" xlink:show="replace">G2:<text:s/>コンプライアンス到達のための責任者のアサインしている<text:s/><text:tab/>6</text:a></text:p>
          <text:p text:style-name="P28"><text:a xlink:href="#__RefHeading__1217_563071832" office:target-frame-name="_top" xlink:show="replace">G3: FOSSコンテンツをレビューし承認する<text:tab/>7</text:a></text:p>
          <text:p text:style-name="P29"><text:a xlink:href="#__RefHeading__1219_563071832" office:target-frame-name="_top" xlink:show="replace">G4: FOSSドキュメントや生成物をデリバリする<text:s/><text:tab/>8</text:a></text:p>
          <text:p text:style-name="P30"><text:a xlink:href="#__RefHeading__1221_563071832" office:target-frame-name="_top" xlink:show="replace">G5: FOSSコミュニティとの（積極的な）関わり方を理解している<text:s/><text:tab/>9</text:a></text:p>
          <text:p text:style-name="P31"><text:a xlink:href="#__RefHeading__1223_563071832" office:target-frame-name="_top" xlink:show="replace">G6: OpenChainの要件を遵守していることを認定する<text:s/><text:tab/>10</text:a></text:p>
        </text:index-body>
      </text:table-of-content>
      <text:p text:style-name="P32"><text:a xlink:href="#_Toc476563264" office:target-frame-name="_top" xlink:show="replace"/></text:p>
      <text:h text:style-name="P33" text:outline-level="1"><text:bookmark-start text:name="_Toc476563264"/><text:bookmark-start text:name="__RefHeading__1207_563071832"/><text:soft-page-break/>はじめに<text:bookmark-end text:name="_Toc476563264"/><text:bookmark-end text:name="__RefHeading__1207_563071832"/></text:h>
      <text:p text:style-name="P34"><text:span text:style-name="T35">OpenChain<text:s/></text:span><text:span text:style-name="T36">イニシアチブは</text:span><text:span text:style-name="T37">2013</text:span><text:span text:style-name="T38">年に開始されました。当時ソフトウェア</text:span><text:span text:style-name="T39"><text:s/></text:span><text:span text:style-name="T40">サプライチェーンでオープンソースを活用していた実務者グループは、オープンソース</text:span><text:span text:style-name="T41"><text:s/></text:span><text:span text:style-name="T42">コンプライアンスに関して</text:span><text:span text:style-name="T43">2</text:span><text:span text:style-name="T44">つの</text:span><text:span text:style-name="T45">パターンを見出していました。それは、</text:span><text:span text:style-name="T46">1)<text:s/></text:span><text:span text:style-name="T47">成熟したオープンソース</text:span><text:span text:style-name="T48"><text:s/></text:span><text:span text:style-name="T49">コンプライアンス</text:span><text:span text:style-name="T50"><text:s/></text:span><text:span text:style-name="T51">プログラムを持つ組織のプロセスには顕著な類似性があること、および、</text:span><text:span text:style-name="T52">2)<text:s/></text:span><text:span text:style-name="T53">いまだに多くの組織が遅れたコンプライアンス</text:span><text:span text:style-name="T54"><text:s/></text:span><text:span text:style-name="T55">プログラムでソフトウェアをやりとりしていること、です。後者の実態は、やりとりするソフトウェアに付随したコンプライアンス証跡資料の一貫性や品質に対する</text:span>信<text:span text:style-name="T56">頼を喪失させました。そしてその結果、サプライチェーンの各段階で、上流側組織が既に実行したコンプライアンス業務を下流側組織が頻繁に再実行していました。</text:span></text:p>
      <text:p text:style-name="P57"><text:span text:style-name="T58">こういった背</text:span><text:span text:style-name="T59">景から、標準的なコンプライアンス</text:span><text:span text:style-name="T60"><text:s/></text:span><text:span text:style-name="T61">プログラムの仕様書を整備することができるかどうかを検討する</text:span><text:span text:style-name="T62">研究</text:span><text:span text:style-name="コメント参照"><office:annotation><dc:creator>Hiroyuki Fukuchi</dc:creator><dc:date>2017-03-31T11:06:00</dc:date><text:p text:style-name="コメント文字列">「調査」グループはいかがでしょうか。</text:p></office:annotation></text:span><text:span text:style-name="コメント参照"><office:annotation><dc:creator>tani</dc:creator><dc:date>2017-04-10T04:32:00</dc:date><text:p text:style-name="コメント文字列">採用いたします。しっくりきますね。</text:p></office:annotation></text:span><text:span text:style-name="T63">グループが形成されました。この仕様書は、</text:span><text:span text:style-name="T64">i)<text:s/></text:span><text:span text:style-name="T65">業界全体で共有されるオープンソース</text:span><text:span text:style-name="T66"><text:s/></text:span><text:span text:style-name="T67">コンプライアンス関連情報の品質と一貫性の向上促進、および、</text:span><text:span text:style-name="T68">ii)<text:s/></text:span><text:span text:style-name="T69">コンプライアンス作業の再実施に起因するオープンソース関連の作業コストの低減、を実現するものです。本研究グループはワーキング</text:span><text:span text:style-name="T70"><text:s/></text:span><text:span text:style-name="T71">グループへと発展し、その後</text:span><text:span text:style-name="T72">2016</text:span><text:span text:style-name="T73">年</text:span><text:span text:style-name="T74">4</text:span><text:span text:style-name="T75">月に正式に</text:span><text:span text:style-name="T76">The L</text:span><text:span text:style-name="T77">inux Foundation</text:span><text:span text:style-name="T78">の協業プロジェクトとして組織されました。</text:span></text:p>
      <text:p text:style-name="P79">OpenChainイニシアチブのビジョンとミッションは以下のとおりです。</text:p>
      <text:list text:style-name="WWNum1">
        <text:list-item>
          <text:p text:style-name="P80"><text:span text:style-name="T81">ビジョン：</text:span><text:span text:style-name="T82">フリー</text:span><text:span text:style-name="T83">/</text:span><text:span text:style-name="T84">オープンソース</text:span><text:span text:style-name="T85"><text:s/></text:span><text:span text:style-name="T86">ソフトウェア（</text:span><text:span text:style-name="T87">FOSS</text:span><text:span text:style-name="T88">）が、信頼性と一貫性のあるコンプライアンス情報とともに提供されるソフトウェア</text:span><text:span text:style-name="T89"><text:s/></text:span><text:span text:style-name="T90">サプライチェーンを実現すること</text:span><text:span text:style-name="T91"><office:annotation><dc:creator>Mieko</dc:creator><dc:date>2017-03-26T17:36:00</dc:date><text:p text:style-name="P92"><text:span text:style-name="T93">こちらの箇条書きは文なので句点を入れました。</text:span></text:p><text:p text:style-name="P94"><text:span text:style-name="T95">名詞だけの箇条書きであれば句点は不要だと思います。</text:span></text:p></office:annotation></text:span><text:span text:style-name="コメント参照"><office:annotation><dc:creator>tani</dc:creator><dc:date>2017-04-10T04:32:00</dc:date><text:p text:style-name="コメント文字列">承知いたしました。ありがとうございます。</text:p></office:annotation></text:span><text:span text:style-name="T96">。</text:span></text:p>
        </text:list-item>
        <text:list-item>
          <text:p text:style-name="P97"><text:span text:style-name="T98">ミッション：</text:span><text:span text:style-name="T99">FOSS</text:span><text:span text:style-name="T100">の効果的マネジメントを実現するための要件をソフトウェア</text:span><text:span text:style-name="T101"><text:s/></text:span><text:span text:style-name="T102">サプライチェーンに参加する人々のために確立すること。このような要件やそれらに関連する付帯事項については、ソフトウェア</text:span><text:span text:style-name="T103"><text:s/></text:span><text:span text:style-name="T104">サプライチェーン、オープンソース</text:span><text:span text:style-name="T105"><text:s/></text:span><text:span text:style-name="T106">コミュニティ、および学術研究機関の代表者らがオープンに協働しながら開発を進める。</text:span></text:p>
        </text:list-item>
      </text:list>
      <text:p text:style-name="P107"><text:span text:style-name="T108">上記のビジョンとミッションに則り、本仕様書では一連の要件を定義しています。これらを満たすことで、オープンソース</text:span><text:span text:style-name="T109"><text:s/></text:span><text:span text:style-name="T110">コンプライアンス</text:span><text:span text:style-name="T111"><text:s/></text:span><text:span text:style-name="T112">プログラムの品質、一貫性、および完全性が十分なレベルに到達する可能性が大きく高まります。ただ</text:span><text:span text:style-name="T113">し、本要件のすべてを満たしても、そのプログラムが全面的にコンプライアンスを履行していることを保証するものではありません。本要件は、そのコンプライアンス</text:span><text:span text:style-name="T114"><text:s/></text:span><text:span text:style-name="T115">プログラムが</text:span><text:span text:style-name="T116">OpenChain</text:span><text:span text:style-name="T117">に適合しているとみなされるために満足しなければならない基本レベル（最低限）の要件一式を提示するものです。本仕様書は、コンプライアンス</text:span><text:span text:style-name="T118"><text:s/></text:span><text:span text:style-name="T119">プログラムの「何（</text:span><text:span text:style-name="T120">What</text:span><text:span text:style-name="T121">）」や「なぜ（</text:span><text:span text:style-name="T122">Why</text:span><text:span text:style-name="T123">）」の属性に焦点をあてており、「どのように（</text:span><text:span text:style-name="T124">How</text:span><text:span text:style-name="T125">）」や「いつ（</text:span><text:span text:style-name="T126">When</text:span><text:span text:style-name="T127">）」といった考慮点には言及していません。このため実用的レベルで柔軟性があり、さ</text:span><text:span text:style-name="T128">まざまな組織が自社の目的に最適なポリシーやプロセスを作成することができます。</text:span></text:p>
      <text:p text:style-name="P129"><text:span text:style-name="T130">第</text:span><text:span text:style-name="T131">2</text:span><text:span text:style-name="T132">節では、本資料全般で用いられる重要用語について定義します。第</text:span><text:span text:style-name="T133">3</text:span><text:span text:style-name="T134">節では、仕様としての要件を示します。それぞれに</text:span><text:span text:style-name="T135">1</text:span><text:span text:style-name="T136">つ以上の「</text:span><text:span text:style-name="T137"><office:annotation><dc:creator>Mieko</dc:creator><dc:date>2017-03-28T14:21:00</dc:date><text:p text:style-name="P138"><text:span text:style-name="T139">用語</text:span><text:span text:style-name="T140"><text:s/></text:span><text:span text:style-name="T141">要検討。</text:span></text:p><text:p text:style-name="P142"><text:span text:style-name="T143">もう少し柔らかい言葉はないものでしょうか。</text:span><text:span text:style-name="T144"><text:line-break/></text:span><text:span text:style-name="T145">具体的なアイデアはないのですが。</text:span></text:p></office:annotation></text:span><text:span text:style-name="コメント参照"><office:annotation><dc:creator>tani</dc:creator><dc:date>2017-04-10T04:32:00</dc:date><text:p text:style-name="コメント文字列">工内さんからのご提示のとおり「検証すべき証跡」とします。</text:p></office:annotation></text:span><text:span text:style-name="T146">適合証跡</text:span><text:span text:style-name="T147">」があります。これらは示された要件が満たされているかどうかを確認するために存在しなくてはならない確証としての役割を果たしています。すべての要件をそのコンプライアンス</text:span><text:span text:style-name="T148"><text:s/></text:span><text:span text:style-name="T149">プログラムが満たしている場合には、仕様書第</text:span><text:span text:style-name="T150">1.0</text:span><text:span text:style-name="T151">版における「</text:span><text:span text:style-name="T152">OpenChain</text:span><text:span text:style-name="T153">適合（</text:span><text:span text:style-name="T154">OpenChain Conforming</text:span><text:span text:style-name="T155">）」とみなされます。</text:span></text:p>
      <text:p text:style-name="P156"/>
      <text:h text:style-name="P157" text:outline-level="1"><text:bookmark-start text:name="_Toc476563265"/><text:bookmark-start text:name="__RefHeading__1209_563071832"/><text:soft-page-break/>用語の定義<text:bookmark-end text:name="_Toc476563265"/><text:bookmark-end text:name="__RefHeading__1209_563071832"/></text:h>
      <text:p text:style-name="Standard"><text:span text:style-name="T158"><office:annotation><dc:creator>Mieko</dc:creator><dc:date>2017-03-26T17:07:00</dc:date><text:p text:style-name="P159"><text:span text:style-name="T160">「頒布」にしますか？</text:span><text:span text:style-name="T161"><text:line-break/></text:span><text:span text:style-name="T162">「配布」のほうが違和感がない気がするのは私だけでしょうか？</text:span></text:p></office:annotation></text:span><text:span text:style-name="コメント参照"><office:annotation><dc:creator>tani</dc:creator><dc:date>2017-04-10T04:31:00</dc:date><text:p text:style-name="コメント文字列">MLでのやり取りを踏まえ一旦「頒布」でおくことにします。</text:p></office:annotation></text:span><text:span text:style-name="T163">頒布</text:span><text:span text:style-name="T164">用コンプライアンス証跡資料</text:span><text:span text:style-name="T165">－供</text:span><text:span text:style-name="T166">給ソフトウェアの中に存在することが確認されたライセンスが、供給ソフトウェアとともに提供するよう求めている</text:span><text:span text:style-name="T167">コンプライアンス履行の証跡資料一式</text:span><text:span text:style-name="コメント参照"><office:annotation><dc:creator>Hiroyuki Fukuchi</dc:creator><dc:date>2017-03-31T11:39:00</dc:date><text:p text:style-name="コメント文字列">原文は、<text:s/>a set of artifacts<text:s/>となっており、「資料一式」という感じの意味では？</text:p></office:annotation></text:span><text:span text:style-name="コメント参照"><office:annotation><dc:creator>tani</dc:creator><dc:date>2017-04-09T17:50:00</dc:date><text:p text:style-name="コメント文字列">最初の訳からだいぶ意味が加わっていますね。福地さんの指摘を取り込みながら大幅修正します。</text:p></office:annotation></text:span><text:span text:style-name="T168">のこと。著作権告知</text:span><text:span text:style-name="コメント参照"><office:annotation><dc:creator>tani</dc:creator><dc:date>2017-04-09T18:03:00</dc:date><text:p text:style-name="コメント文字列">「著作権表示」の方が適切かと。</text:p></office:annotation></text:span><text:span text:style-name="T169">（</text:span><text:span text:style-name="T170">Copyright notice</text:span><text:span text:style-name="T171">）、ライセンスのコピー、改変告知、帰属告知、ソースコード、書面による提供</text:span><text:span text:style-name="コメント参照"><office:annotation><dc:creator>tani</dc:creator><dc:date>2017-04-09T22:14:00</dc:date><text:p text:style-name="コメント文字列">これは「書面による申し出」。ソースコードが添付されてないケースなどでそれらを入手するためのリクエストがどこでできるかを案内するもの。脚注で対応予定。</text:p></office:annotation></text:span><text:span text:style-name="T172">などを含む（ただし、この限りではない）。</text:span></text:p>
      <text:p text:style-name="P173"><text:span text:style-name="T174">FOSS</text:span><text:span text:style-name="T175">（フリー</text:span><text:span text:style-name="T176">/</text:span><text:span text:style-name="T177">オープンソース</text:span><text:span text:style-name="T178"><text:s/></text:span><text:span text:style-name="T179">ソフトウェア）</text:span><text:span text:style-name="T180">－</text:span><text:span text:style-name="T181">Open Source Initiative</text:span><text:span text:style-name="T182">（</text:span><text:span text:style-name="T183">OpenSource.org</text:span><text:span text:style-name="T184">）によって公開されているオープンソースの定義や</text:span><text:span text:style-name="T185">（</text:span><text:span text:style-name="T186">Free Software Foundation</text:span><text:span text:style-name="T187">によって公開されている）</text:span><text:span text:style-name="コメント参照"><office:annotation><dc:creator>Hiroyuki Fukuchi</dc:creator><dc:date>2017-03-31T11:41:00</dc:date><text:p text:style-name="コメント文字列">原文に従い、カッコを付けました。</text:p></office:annotation></text:span><text:span text:style-name="T188">フリー</text:span><text:span text:style-name="T189"><text:s/></text:span><text:span text:style-name="T190">ソフトウェアの定義に該当するラ</text:span><text:span text:style-name="T191">イセンス、またはそれに類似するライセンス（</text:span><text:span text:style-name="T192">2</text:span><text:span text:style-name="T193">つ以上のライセンスのこともある）に従うソフトウェアのこと。</text:span></text:p>
      <text:p text:style-name="P194"><text:span text:style-name="T195">FOSS<text:s/></text:span><text:span text:style-name="T196">窓口－</text:span><text:span text:style-name="T197">FOSS</text:span><text:span text:style-name="T198">に関する外部からの問い合わせに対応するためにアサインされた担当者のこと。</text:span></text:p>
      <text:p text:style-name="P199"><text:span text:style-name="T200">確認ライセンス</text:span><text:span text:style-name="T201">－</text:span><text:span text:style-name="T202">供給ソフトウェアに対する</text:span><text:span text:style-name="コメント参照"><office:annotation><dc:creator>Hiroyuki Fukuchi</dc:creator><dc:date>2017-03-31T11:45:00</dc:date><text:p text:style-name="コメント文字列">原文に書いてない。</text:p></office:annotation></text:span><text:span text:style-name="T203">適切なライセンス確認手順の結果として存在が確認できた一連の</text:span><text:span text:style-name="T204">FOSS</text:span><text:span text:style-name="T205">ライセンスのこと。</text:span></text:p>
      <text:p text:style-name="P206"><text:span text:style-name="T207">OpenChain</text:span><text:span text:style-name="T208">適合</text:span><text:span text:style-name="T209">－本仕様書のすべての要件を満たすコンプライアンス</text:span><text:span text:style-name="T210"><text:s/></text:span><text:span text:style-name="T211">プログラムのこと。</text:span></text:p>
      <text:p text:style-name="P212"><text:span text:style-name="T213">ソフトウェア</text:span><text:span text:style-name="T214"><text:s/></text:span><text:span text:style-name="T215">スタッフ</text:span><text:span text:style-name="T216">－供給ソフトウェアの</text:span><text:span text:style-name="T217">創案やコントリビュートを</text:span><text:span text:style-name="T218">行う、または供給ソフトウェアを使用可能にする責任を負う</text:span><text:span text:style-name="コメント参照"><office:annotation><dc:creator>Hiroyuki Fukuchi</dc:creator><dc:date>2017-03-31T11:57:00</dc:date><text:p text:style-name="コメント文字列">ソフトウェアを、定義し、準備することに貢献または責任を負う</text:p></office:annotation></text:span><text:span text:style-name="T219">従業員や契約者のこと。組織によって異なるが、ソフトウェア開発者、リリース</text:span><text:span text:style-name="T220"><text:s/></text:span><text:span text:style-name="T221">エンジニア、品質管理技術者、プロダクト</text:span><text:span text:style-name="T222"><text:s/></text:span><text:span text:style-name="T223">マーケティング担当者、プロダクト管理者などが含まれる（ただし、この限りではない）。</text:span></text:p>
      <text:p text:style-name="P224"><text:span text:style-name="T225">SPDX<text:s/></text:span><text:span text:style-name="T226">（</text:span><text:span text:style-name="T227">Software Package Data Exchange</text:span><text:span text:style-name="T228">）－</text:span><text:span text:style-name="T229">SPDX</text:span><text:span text:style-name="T230">ワーキング</text:span><text:span text:style-name="T231"><text:s/></text:span><text:span text:style-name="T232">グループによって作られ、ライセンスや著作権情報をやりとりすることを目的としたフォーマット標準のこと。</text:span><text:span text:style-name="T233">SPDX</text:span><text:span text:style-name="T234">については</text:span><text:span text:style-name="T235">ww.spdx.org</text:span><text:span text:style-name="T236">にその仕様が記載されている。</text:span></text:p>
      <text:p text:style-name="P237"><text:span text:style-name="T238">供給ソフトウェア</text:span><text:span text:style-name="T239">－組織が第三者（他組織または個人）に対して提供するソフトウェアのこと。</text:span></text:p>
      <text:p text:style-name="P240"><text:span text:style-name="T241">適合証跡</text:span><text:span text:style-name="T242">－与えられた要件を満足しているとみなされるために存在しなければならない</text:span><text:span text:style-name="T243">有形の</text:span><text:span text:style-name="コメント参照"><office:annotation><dc:creator>Hiroyuki Fukuchi</dc:creator><dc:date>2017-03-31T12:03:00</dc:date><text:p text:style-name="コメント文字列">原文には書いてない。</text:p><text:p text:style-name="コメント文字列">例えば、１．２．３などは有形である必要はないのでは？</text:p></office:annotation></text:span><text:span text:style-name="T244">確証のこと。</text:span></text:p>
      <text:p text:style-name="P245"/>
      <text:h text:style-name="P246" text:outline-level="1"><text:bookmark-start text:name="_Toc476563266"/><text:bookmark-start text:name="__RefHeading__1211_563071832"/><text:soft-page-break/>満たすべき要件<text:bookmark-end text:name="_Toc476563266"/><text:bookmark-end text:name="__RefHeading__1211_563071832"/></text:h>
      <text:h text:style-name="見出し2" text:outline-level="2"><text:bookmark-start text:name="__RefHeading__1213_563071832"/><text:bookmark-start text:name="_Toc476563267"/><text:span text:style-name="T247">G1: FOSS</text:span><text:span text:style-name="T248">に関わる</text:span><text:span text:style-name="T249"><office:annotation><dc:creator>Mieko</dc:creator><dc:date>2017-03-27T16:47:00</dc:date><text:p text:style-name="P250"><text:span text:style-name="T251">「係る」「係わる」の読み分けが難しいので「関わる」にしました。</text:span></text:p></office:annotation></text:span><text:span text:style-name="T252"><office:annotation><dc:creator>tani</dc:creator><dc:date>2017-04-10T04:31:00</dc:date><text:p text:style-name="コメント文字列">承知いたしました。ありがとうございます。</text:p></office:annotation></text:span><text:span text:style-name="T253">責任の理解</text:span><text:bookmark-end text:name="__RefHeading__1213_563071832"/><text:bookmark-end text:name="_Toc476563267"/></text:h>
      <text:p text:style-name="P254"><text:span text:style-name="T255">1.1</text:span><text:span text:style-name="T256">供給ソフトウェアの</text:span><text:span text:style-name="T257">頒布</text:span><text:span text:style-name="T258">について</text:span><text:span text:style-name="T259">FOSS</text:span><text:span text:style-name="T260">ライセンス</text:span><text:span text:style-name="T261"><text:s/></text:span><text:span text:style-name="T262">コンプライアンスを統制する</text:span><text:span text:style-name="T263">FOSS</text:span><text:span text:style-name="T264">ポリシーが書面として存在し、少なくともそれが組織内に周知されていること。</text:span></text:p>
      <text:p text:style-name="P265"><text:span text:style-name="T266">適合証跡：</text:span></text:p>
      <text:list text:style-name="WWNum5">
        <text:list-item>
          <text:p text:style-name="P267">1.1.1<text:s/>文書化されたFOSS<text:s/>ポリシーが存在する。</text:p>
        </text:list-item>
        <text:list-item>
          <text:p text:style-name="P268"><text:span text:style-name="T269">1.1.2<text:s/></text:span><text:span text:style-name="T270">すべてのソフトウェア</text:span><text:span text:style-name="T271"><text:s/></text:span><text:span text:style-name="T272">スタッフが（トレーニングや社内</text:span><text:span text:style-name="T273">wiki</text:span><text:span text:style-name="T274">などの実践的なコミュニケーションを通じて）</text:span><text:span text:style-name="T275">FOSS</text:span><text:span text:style-name="T276">ポリシーの存在を知ることのできる</text:span><text:span text:style-name="コメント参照"><office:annotation><dc:creator>Hiroyuki Fukuchi</dc:creator><dc:date>2017-03-31T12:42:00</dc:date><text:p text:style-name="コメント文字列">すべてのソフトウェアスタッフにFOSSポリシーの存在を知らせる</text:p></office:annotation></text:span><text:span text:style-name="コメント参照"><office:annotation><dc:creator>tani</dc:creator><dc:date>2017-04-10T05:01:00</dc:date><text:p text:style-name="コメント文字列">原文に忠実に行くと福地さんご指摘の通りですがそれほど意味の違いはなさそうなのでこのままでいかせてください。</text:p></office:annotation></text:span><text:span text:style-name="T277">文書化された手続きが存在する。</text:span></text:p>
        </text:list-item>
      </text:list>
      <text:p text:style-name="リスト段落"/>
      <text:p text:style-name="P278">論拠:</text:p>
      <text:p text:style-name="P279"><text:span text:style-name="T280">確実に</text:span><text:span text:style-name="T281"><office:annotation><dc:creator>Mieko</dc:creator><dc:date>2017-03-28T14:28:00</dc:date><text:p text:style-name="P282"><text:span text:style-name="T283">要</text:span><text:span text:style-name="T284"><text:s/></text:span><text:span text:style-name="T285">検討。</text:span></text:p></office:annotation></text:span><text:span text:style-name="T286">FOSS</text:span><text:span text:style-name="T287">ポリシーを作成・記録し、ソフトウェア</text:span><text:span text:style-name="T288"><text:s/></text:span><text:span text:style-name="T289">スタッフに</text:span><text:span text:style-name="T290">FOSS</text:span><text:span text:style-name="T291">ポリシーの存在を周知したことを保証します</text:span><text:span text:style-name="コメント参照"><office:annotation><dc:creator>Hiroyuki Fukuchi</dc:creator><dc:date>2017-03-31T14:27:00</dc:date><text:p text:style-name="コメント文字列"/></office:annotation></text:span><text:span text:style-name="コメント参照"><office:annotation><dc:creator>Hiroyuki Fukuchi</dc:creator><dc:date>2017-03-31T14:47:00</dc:date><text:p text:style-name="コメント文字列">原文上では、誰が何を保証するのか？証拠によって、自分たちの活動が適合していることを保証される?</text:p></office:annotation></text:span><text:span text:style-name="T292">。この</text:span><text:span text:style-name="T293">FOSS</text:span><text:span text:style-name="T294">ポリシーに含めるべき内容については、ここで</text:span><text:span text:style-name="T295"><office:annotation><dc:creator>Mieko</dc:creator><dc:date>2017-03-27T19:22:00</dc:date><text:p text:style-name="P296"><text:span text:style-name="T297">？</text:span><text:span text:style-name="T298"><text:s/></text:span><text:span text:style-name="T299">要検討。</text:span></text:p></office:annotation></text:span><text:span text:style-name="コメント参照"><office:annotation><dc:creator>tani</dc:creator><dc:date>2017-04-09T19:06:00</dc:date><text:p text:style-name="コメント文字列">（福地さんへ）ここは、「保証する」というニュアンスにすると趣旨からずれてくると思います。Openchainの活動の方向性は「確度を上げる」というものだと理解します。</text:p><text:p text:style-name="コメント文字列">（佐藤さんへ）</text:p><text:p text:style-name="コメント文字列">後半はFOSSポリシーとして何を書くべきかその内容にはここでは踏み込まないが、後述箇所で（ところによっては）踏み込んでいるという意味ですね。</text:p></office:annotation></text:span><text:span text:style-name="T300">は要件を提示していませんが、他の節の要件で提示しています。</text:span></text:p>
      <text:p text:style-name="P301">1.2<text:s/>すべてのソフトウェア<text:s/>スタッフに対して、受講必須のトレーニングが存在すること。</text:p>
      <text:list text:style-name="LFO8" text:continue-numbering="true">
        <text:list-item>
          <text:p text:style-name="P302"><text:span text:style-name="T303">トレーニングは少なくとも以下に示すトピック</text:span><text:span text:style-name="T304">を含んでいること。</text:span></text:p>
        </text:list-item>
      </text:list>
      <text:list text:style-name="WWNum3">
        <text:list-item>
          <text:p text:style-name="P305"><text:s/>FOSSポリシーおよびそれがどこで見つけられるか</text:p>
        </text:list-item>
        <text:list-item>
          <text:p text:style-name="P306"><text:s/>FOSSおよびFOSSライセンスに付随する知的財産権関連法令の基礎</text:p>
        </text:list-item>
        <text:list-item>
          <text:p text:style-name="P307"><text:s/>FOSSライセンスの概念（コピーレフト<text:s/>ライセンスやパーミッシブなライセンスの概念など）</text:p>
        </text:list-item>
        <text:list-item>
          <text:p text:style-name="P308"><text:s/>FOSSプロジェクトのライセンス供与のモデル</text:p>
        </text:list-item>
        <text:list-item>
          <text:p text:style-name="P309"><text:span text:style-name="T310"><text:s/></text:span><text:span text:style-name="T311">具体的な</text:span><text:span text:style-name="T312">FOSS</text:span><text:span text:style-name="T313">コンプライアンスや全体としての</text:span><text:span text:style-name="T314">FOSS</text:span><text:span text:style-name="T315">ポリシーに関する</text:span><text:span text:style-name="コメント参照"><office:annotation><dc:creator>Hiroyuki Fukuchi</dc:creator><dc:date>2017-03-31T12:55:00</dc:date><text:p text:style-name="コメント文字列">FOSSコンプライアンスに具体的に関係し、FOSSポリシーには一般的に関係する</text:p></office:annotation></text:span><text:span text:style-name="T316">ソフトウェア</text:span><text:span text:style-name="T317"><text:s/></text:span><text:span text:style-name="T318">スタッフの役割と責任</text:span></text:p>
        </text:list-item>
        <text:list-item>
          <text:p text:style-name="P319"><text:s/>供給ソフトウェアのFOSSコンポーネントを特定、記録、および追跡するためのプロセス<text:line-break/></text:p>
        </text:list-item>
      </text:list>
      <text:list text:style-name="WWNum2">
        <text:list-item>
          <text:p text:style-name="P320"><text:span text:style-name="T321"><text:s/></text:span><text:span text:style-name="T322">ソフトウェア</text:span><text:span text:style-name="T323"><text:s/></text:span><text:span text:style-name="T324">スタッフは、</text:span><text:span text:style-name="T325">FOSS</text:span><text:span text:style-name="T326">トレーニングを過去</text:span><text:span text:style-name="T327">24</text:span><text:span text:style-name="T328">か月以内に（最新の状況に即すとみなされるように）修了していること。ソフトウェア</text:span><text:span text:style-name="T329"><text:s/></text:span><text:span text:style-name="T330">スタッフがトレーニング要件を満たせるように</text:span><text:span text:style-name="コメント参照"><office:annotation><dc:creator>Hiroyuki Fukuchi</dc:creator><dc:date>2017-03-31T12:58:00</dc:date><text:p text:style-name="コメント文字列">満たしていることを認定するために</text:p></office:annotation></text:span><text:span text:style-name="コメント参照"><office:annotation><dc:creator>tani</dc:creator><dc:date>2017-04-09T22:11:00</dc:date><text:p text:style-name="コメント文字列">「認定」というと少し仰々しいので、「認めるために」とします。</text:p></office:annotation></text:span><text:span text:style-name="T331">試験を実施する場合もある。</text:span></text:p>
        </text:list-item>
      </text:list>
      <text:p text:style-name="P332"><text:span text:style-name="T333">適合証跡：</text:span></text:p>
      <text:list text:style-name="WWNum5">
        <text:list-item>
          <text:p text:style-name="P334">1.2.1<text:s/>上記のトピックを含んだFOSS教材（たとえばスライドやオンライン<text:s/>コースなどのトレーニング用資料）が存在する。</text:p>
        </text:list-item>
        <text:list-item>
          <text:p text:style-name="P335">1.2.2<text:s/>ソフトウェア<text:s/>スタッフ全員がコースを修了していることを確認する手段がある。</text:p>
        </text:list-item>
        <text:list-item>
          <text:p text:style-name="P336">1.2.3<text:s/>全ソフトウェア<text:s/>スタッフのうち少なくとも85%が、本節上記で定義したような最新の状況に即した状態にある。</text:p>
        </text:list-item>
      </text:list>
      <text:p text:style-name="P337">論拠:</text:p>
      <text:p text:style-name="P338">ソフトウェア<text:s/>スタッフが最新のFOSSトレーニングに参加したこと、およびそのトレーニングでFOSS関連の適切なトピックが取り扱われていることを保証します。ここで意図しているのは、一連の中核的な基本レベルのトピックがカバーされることですが、通常実施されているトレーニング<text:s/>プログラムでは、ここで求められる内容より包括的なものになると考えられます。</text:p>
      <text:p text:style-name="P339"/>
      <text:h text:style-name="P340" text:outline-level="2"><text:bookmark-start text:name="__RefHeading__1215_563071832"/><text:bookmark-start text:name="_Toc476563268"/><text:soft-page-break/><text:span text:style-name="T341">G2:<text:s/></text:span><text:span text:style-name="T342">コンプライアンスを履行するための責任者のアサイン</text:span><text:bookmark-end text:name="__RefHeading__1215_563071832"/><text:bookmark-end text:name="_Toc476563268"/></text:h>
      <text:p text:style-name="Standard"><text:span text:style-name="T343">2.1 FOSS</text:span><text:span text:style-name="T344">窓口の職制</text:span><text:span text:style-name="コメント参照"><office:annotation><dc:creator>Hiroyuki Fukuchi</dc:creator><dc:date>2017-03-31T13:21:00</dc:date><text:p text:style-name="コメント文字列">機能　としてはいかがでしょうか。</text:p></office:annotation></text:span><text:span text:style-name="コメント参照"><office:annotation><dc:creator>tani</dc:creator><dc:date>2017-04-09T22:24:00</dc:date><text:p text:style-name="コメント文字列">機能に修正します。</text:p></office:annotation></text:span><text:span text:style-name="T345">（</text:span><text:span text:style-name="T346">FOSS</text:span><text:span text:style-name="T347">窓口）を明確にすること。</text:span></text:p>
      <text:list text:style-name="WWNum2">
        <text:list-item>
          <text:p text:style-name="P348"><text:span text:style-name="T349"><text:s/></text:span><text:span text:style-name="T350">FOSS</text:span><text:span text:style-name="T351">に関する外部からの問い合わせに対応する責任者をアサインすること。</text:span></text:p>
        </text:list-item>
        <text:list-item>
          <text:p text:style-name="P352"><text:span text:style-name="T353"><text:s/>FOSS</text:span><text:span text:style-name="T354">窓口は</text:span><text:span text:style-name="T355">FOSS</text:span><text:span text:style-name="T356">コンプライアンスの問い合わせに対し、商業的に合理的な努力を払って対応すること。</text:span></text:p>
        </text:list-item>
        <text:list-item>
          <text:p text:style-name="P357"><text:span text:style-name="T358"><text:s/></text:span><text:span text:style-name="T359">電子的通信を通じて</text:span><text:span text:style-name="T360">FOSS</text:span><text:span text:style-name="T361">窓口にコンタクトする手段を公的に明らかにすること。</text:span></text:p>
        </text:list-item>
      </text:list>
      <text:p text:style-name="P362"><text:span text:style-name="T363">適合証跡：</text:span></text:p>
      <text:list text:style-name="WWNum5">
        <text:list-item>
          <text:p text:style-name="P364"><text:span text:style-name="T365">2.</text:span><text:span text:style-name="T366">1.1 FOSS</text:span><text:span text:style-name="T367">窓口の職制</text:span><text:span text:style-name="コメント参照"><office:annotation><dc:creator>Hiroyuki Fukuchi</dc:creator><dc:date>2017-03-31T13:25:00</dc:date><text:p text:style-name="コメント文字列">機能　としてはいかがでしょうか。</text:p></office:annotation></text:span><text:span text:style-name="コメント参照"><office:annotation><dc:creator>tani</dc:creator><dc:date>2017-04-09T22:32:00</dc:date><text:p text:style-name="コメント文字列">機能に修正します。</text:p></office:annotation></text:span><text:span text:style-name="T368">が（電子メールアドレスや</text:span><text:span text:style-name="T369">Linux Foundation</text:span><text:span text:style-name="T370">オープン</text:span><text:span text:style-name="T371"><text:s/></text:span><text:span text:style-name="T372">コンプライアンス</text:span><text:span text:style-name="T373"><text:s/></text:span><text:span text:style-name="T374">ディレクトリにより）公的に明示されている。</text:span></text:p>
        </text:list-item>
        <text:list-item>
          <text:p text:style-name="P375">2.1.2 FOSSコンプライアンスの問い合わせに対応する責任者をアサインするための手続きが文書化されている。</text:p>
        </text:list-item>
      </text:list>
      <text:p text:style-name="P376">論拠:</text:p>
      <text:p text:style-name="P377">FOSSコンプライアンスの問い合わせについて、第三者がその組織にコンタクトできる合理的な手段があることを保証します。</text:p>
      <text:p text:style-name="P378"><text:span text:style-name="T379">2.2<text:s/></text:span><text:span text:style-name="T380">組織内部における</text:span><text:span text:style-name="T381">FOSS</text:span><text:span text:style-name="T382">コンプライアンス履行担当者</text:span><text:span text:style-name="コメント参照"><office:annotation><dc:creator>tani</dc:creator><dc:date>2017-04-09T22:38:00</dc:date><text:p text:style-name="コメント文字列">Roleなので「役割」とします</text:p></office:annotation></text:span><text:span text:style-name="T383">を明確にすること。</text:span></text:p>
      <text:list text:style-name="WWNum2">
        <text:list-item>
          <text:p text:style-name="P384"><text:s/>組織内部のFOSSコンプライアンスを管理する責任者をアサインすること。本FOSSコンプライアンス履行担当者はFOSS窓口を兼ねることができる。</text:p>
        </text:list-item>
        <text:list-item>
          <text:p text:style-name="P385"><text:s/>FOSSコンプライアンス管理に十分な活動資源が提供されていること。</text:p>
        </text:list-item>
      </text:list>
      <text:list text:style-name="WWNum3">
        <text:list-item>
          <text:p text:style-name="P386"><text:s/>職務を遂行するための時間が割り当てられている。</text:p>
        </text:list-item>
        <text:list-item>
          <text:p text:style-name="P387"><text:s/>商業的に合理的な予算が配分されている。</text:p>
        </text:list-item>
      </text:list>
      <text:list text:style-name="WWNum2">
        <text:list-item>
          <text:p text:style-name="P388"><text:s/>FOSSコンプライアンスのポリシーとプロセスを策定および維持するための責任者をアサインすること。</text:p>
        </text:list-item>
        <text:list-item>
          <text:p text:style-name="P389"><text:span text:style-name="T390"><text:s/>FOSS</text:span><text:span text:style-name="T391">コンプライ</text:span><text:span text:style-name="T392">アンスの担当者が</text:span><text:span text:style-name="T393">FOSS</text:span><text:span text:style-name="T394">コンプライアンスに関する法的な専門知識を（その組織内もしくは組織外で）獲得できること。</text:span><text:span text:style-name="コメント参照"><office:annotation><dc:creator>Hiroyuki Fukuchi</dc:creator><dc:date>2017-03-31T13:36:00</dc:date><text:p text:style-name="コメント文字列">FOSSコンプライアンスに関連する法務の専門知識は、FOSSコンプライアンス機能によって利用可能である</text:p></office:annotation></text:span><text:span text:style-name="コメント参照"><office:annotation><dc:creator>tani</dc:creator><dc:date>2017-04-09T22:59:00</dc:date><text:p text:style-name="コメント文字列">ここは、とりあえず変更なしで行きます。そのまま「アクセス可能」でもよい気がします。</text:p></office:annotation></text:span></text:p>
        </text:list-item>
        <text:list-item>
          <text:p text:style-name="P395"><text:span text:style-name="T396"><text:s/>FOSS</text:span><text:span text:style-name="T397">コンプライアンスに関わる諸問題を解決するためにエスカレーション</text:span><text:span text:style-name="T398"><text:s/></text:span><text:span text:style-name="T399">パスが有効となっていること。</text:span></text:p>
        </text:list-item>
      </text:list>
      <text:p text:style-name="P400"><text:span text:style-name="T401">適合証跡：</text:span></text:p>
      <text:list text:style-name="WWNum5">
        <text:list-item>
          <text:p text:style-name="P402"><text:span text:style-name="T403"><office:annotation><dc:creator>Mieko</dc:creator><dc:date>2017-03-28T16:22:00</dc:date><text:p text:style-name="P404"><text:span text:style-name="T405">この最初の</text:span><text:span text:style-name="T406">2</text:span><text:span text:style-name="T407">つの箇条書きだけ、表現</text:span><text:span text:style-name="T408">(</text:span><text:span text:style-name="T409">英語の文体</text:span><text:span text:style-name="T410">)</text:span><text:span text:style-name="T411">が異なる。</text:span></text:p></office:annotation></text:span><text:span text:style-name="T412">2.2.1<text:s/></text:span><text:span text:style-name="T413">FOSS</text:span><text:span text:style-name="T414">コンプライアンスを担当する個人、グループまたは職制の名が明示されている。</text:span></text:p>
        </text:list-item>
        <text:list-item>
          <text:p text:style-name="P415">2.2.2 FOSSコンプライアンスの担当者が利用可能な法的専門知識の情報源が特定されている。</text:p>
        </text:list-item>
        <text:list-item>
          <text:p text:style-name="P416">2.2.3 FOSSコンプライアンスの責任者をアサインする手続きが文書化されている。</text:p>
        </text:list-item>
        <text:list-item>
          <text:p text:style-name="P417">2.2.4<text:s/>問題の解決のためのエスカレーション<text:s/>パスを明確にした手続きが文書化されている。</text:p>
        </text:list-item>
      </text:list>
      <text:p text:style-name="P418">論拠:</text:p>
      <text:p text:style-name="P419"><text:s/>特定のFOSS責任者が効果的にアサインされていることを保証します。</text:p>
      <text:p text:style-name="P420"/>
      <text:h text:style-name="P421" text:outline-level="2"><text:bookmark-start text:name="_Toc476563269"/><text:bookmark-start text:name="__RefHeading__1217_563071832"/><text:soft-page-break/>G3: FOSSコンテンツのレビューと承認<text:bookmark-end text:name="_Toc476563269"/><text:bookmark-end text:name="__RefHeading__1217_563071832"/></text:h>
      <text:p text:style-name="P422"><text:span text:style-name="T423">3.1<text:s/></text:span><text:span text:style-name="T424">供給ソフトウェアに含まれ</text:span><text:span text:style-name="T425">るすべての</text:span><text:span text:style-name="T426">FOSS</text:span><text:span text:style-name="T427">コンポーネント（およびそれぞれの確認ライセンス）を特定し、追跡し、リストとして保管するプロセスが存在すること</text:span><text:span text:style-name="T428">。</text:span></text:p>
      <text:p text:style-name="P429"><text:span text:style-name="T430">適合証跡：</text:span></text:p>
      <text:list text:style-name="WWNum5">
        <text:list-item>
          <text:p text:style-name="P431">3.1.1<text:s/>供給ソフトウェアに含まれるすべてのFOSSコンポーネントとそれらの確認ライセンスを特定し、追跡し、リストして保管するための手続きが文書化されている。</text:p>
        </text:list-item>
      </text:list>
      <text:p text:style-name="P432">論拠:</text:p>
      <text:p text:style-name="P433"><text:span text:style-name="T434">供給ソフトウェアを構築</text:span><text:span text:style-name="コメント参照"><office:annotation><dc:creator>tani</dc:creator><dc:date>2017-04-10T03:25:00</dc:date><text:p text:style-name="コメント文字列">Constructを「構築」とするとbuildのイメージに近くなってしまうので「構成」とさせてください。ニュアンスは「保証」ではなく確実度を上げるというニュアンスに統一させてください</text:p></office:annotation></text:span><text:span text:style-name="T435">するために用いられるすべての</text:span><text:span text:style-name="T436">FOSS</text:span><text:span text:style-name="T437">コンポーネントを特定およびリストするためのプロセスが存在することを保証します。このインベントリー</text:span><text:span text:style-name="コメント参照"><office:annotation><dc:creator>Hiroyuki Fukuchi</dc:creator><dc:date>2017-03-31T13:41:00</dc:date><text:p text:style-name="コメント文字列">リストあるいは一覧表　としてはいかがでしょうか。</text:p></office:annotation></text:span><text:span text:style-name="コメント参照"><office:annotation><dc:creator>tani</dc:creator><dc:date>2017-04-10T03:38:00</dc:date><text:p text:style-name="コメント文字列">一覧表としました。原文で大事なのは「must exist」のニュアンスなのでそれを表現したいと思います。</text:p></office:annotation></text:span><text:span text:style-name="T438">は、供給ソフトウェアに適用される</text:span><text:span text:style-name="T439">頒布</text:span><text:span text:style-name="T440">上の義務や制約を理解するために、各コンポーネントのライセンス条項を体系的にレビューできるようにサポートします。インベントリーの記録は、そのプロセスが実行されたことを示す確証として機能します。</text:span></text:p>
      <text:p text:style-name="P441"/>
      <text:p text:style-name="P442"><text:span text:style-name="T443">3.2 FOSS</text:span><text:span text:style-name="T444">コンプライアンス</text:span><text:span text:style-name="T445"><text:s/></text:span><text:span text:style-name="T446">プログラムは、ソフトウェア</text:span><text:span text:style-name="T447"><text:s/></text:span><text:span text:style-name="T448">スタッフが扱う供給ソフトウェアの代表的な</text:span><text:span text:style-name="T449">FOSS</text:span><text:span text:style-name="T450">ユースケースに対応できること。代表的な</text:span><text:span text:style-name="T451">FOSS</text:span><text:span text:style-name="T452">ユースケースでは、供給ソフトウェアに以下のようなものが含まれていることがある</text:span><text:span text:style-name="コメント参照"><office:annotation><dc:creator>Hiroyuki Fukuchi</dc:creator><dc:date>2017-03-31T13:49:00</dc:date><text:p text:style-name="コメント文字列">代表的なユースケースは以下のものが含まれる。</text:p></office:annotation></text:span><text:span text:style-name="コメント参照"><office:annotation><dc:creator>tani</dc:creator><dc:date>2017-04-10T03:57:00</dc:date><text:p text:style-name="コメント文字列">福地さんの表現に近づけます。</text:p></office:annotation></text:span><text:span text:style-name="T453">（ただしこれらのリストは網羅的ではない。また組織によっては以下のユースケースが当てはまらないこともある）。</text:span></text:p>
      <text:list text:style-name="WWNum2">
        <text:list-item>
          <text:p text:style-name="P454"><text:span text:style-name="T455"><text:s/></text:span><text:span text:style-name="T456">バイナリ形式で</text:span><text:span text:style-name="T457">頒布</text:span><text:span text:style-name="T458">されている</text:span><text:span text:style-name="コメント参照"><office:annotation><dc:creator>Hiroyuki Fukuchi</dc:creator><dc:date>2017-03-31T13:52:00</dc:date><text:p text:style-name="コメント文字列"/></office:annotation></text:span><text:span text:style-name="コメント参照"><office:annotation><dc:creator>Hiroyuki Fukuchi</dc:creator><dc:date>2017-03-31T13:52:00</dc:date><text:p text:style-name="コメント文字列">される</text:p></office:annotation></text:span></text:p>
        </text:list-item>
        <text:list-item>
          <text:p text:style-name="P459"><text:span text:style-name="T460"><text:s/></text:span><text:span text:style-name="T461">ソースコード形式で</text:span><text:span text:style-name="T462">頒布</text:span><text:span text:style-name="T463">されている</text:span><text:span text:style-name="コメント参照"><office:annotation><dc:creator>Hiroyuki Fukuchi</dc:creator><dc:date>2017-03-31T13:52:00</dc:date><text:p text:style-name="コメント文字列">される</text:p></office:annotation></text:span></text:p>
        </text:list-item>
        <text:list-item>
          <text:p text:style-name="P464"><text:span text:style-name="T465"><text:s/></text:span><text:span text:style-name="T466">コピーレフトの義務を生じうる他の</text:span><text:span text:style-name="T467">FOSS</text:span><text:span text:style-name="T468">と統合されている</text:span><text:span text:style-name="コメント参照"><office:annotation><dc:creator>Hiroyuki Fukuchi</dc:creator><dc:date>2017-03-31T13:51:00</dc:date><text:p text:style-name="コメント文字列">される</text:p></office:annotation></text:span><text:span text:style-name="コメント参照"><office:annotation><dc:creator>tani</dc:creator><dc:date>2017-04-10T03:57:00</dc:date><text:p text:style-name="コメント文字列">全体の語尾を合せるために「されている」で合わせます。</text:p></office:annotation></text:span></text:p>
        </text:list-item>
        <text:list-item>
          <text:p text:style-name="P469"><text:span text:style-name="T470"><text:s/></text:span><text:span text:style-name="T471">改変された</text:span><text:span text:style-name="T472">FOSS</text:span><text:span text:style-name="T473">を含んでいる</text:span><text:span text:style-name="コメント参照"><office:annotation><dc:creator>Hiroyuki Fukuchi</dc:creator><dc:date>2017-03-31T13:51:00</dc:date><text:p text:style-name="コメント文字列">含む</text:p></office:annotation></text:span></text:p>
        </text:list-item>
        <text:list-item>
          <text:p text:style-name="P474"><text:span text:style-name="T475"><text:s/></text:span><text:span text:style-name="T476">供給ソフトウェア内の他のコンポーネントとやりとりする両立性</text:span><text:span text:style-name="コメント参照"><office:annotation><dc:creator>Hiroyuki Fukuchi</dc:creator><dc:date>2017-03-31T13:53:00</dc:date><text:p text:style-name="コメント文字列">互換性</text:p></office:annotation></text:span><text:span text:style-name="T477">のないライセンス下</text:span><text:span text:style-name="T478">の</text:span><text:span text:style-name="T479">FOSS</text:span><text:span text:style-name="T480">やその他のソフトウェアを含んでいる</text:span><text:span text:style-name="コメント参照"><office:annotation><dc:creator>Hiroyuki Fukuchi</dc:creator><dc:date>2017-03-31T13:52:00</dc:date><text:p text:style-name="コメント文字列">含む</text:p></office:annotation></text:span></text:p>
        </text:list-item>
        <text:list-item>
          <text:p text:style-name="P481"><text:span text:style-name="T482"><text:s/></text:span><text:span text:style-name="T483">帰属要求のある</text:span><text:span text:style-name="T484">FOSS</text:span><text:span text:style-name="T485">を含んでいる</text:span><text:span text:style-name="T486"><office:annotation><dc:creator>Mieko</dc:creator><dc:date>2017-03-29T11:21:00</dc:date><text:p text:style-name="P487"><text:span text:style-name="T488">このカッコ内の文は残すのか？</text:span></text:p></office:annotation></text:span><text:span text:style-name="コメント参照"><office:annotation><dc:creator>tani</dc:creator><dc:date>2017-04-10T04:01:00</dc:date><text:p text:style-name="コメント文字列">ここは脚注で表現します。</text:p></office:annotation></text:span><text:span text:style-name="T489">（謝辞やクレディットの掲載を要する可能性がある）</text:span><text:span text:style-name="T490">。</text:span></text:p>
        </text:list-item>
      </text:list>
      <text:p text:style-name="P491"><text:span text:style-name="T492">適合証跡：</text:span></text:p>
      <text:list text:style-name="WWNum5">
        <text:list-item>
          <text:p text:style-name="P493">3.2.1<text:s/>ソフトウェア<text:s/>スタッフが扱う供給ソフトウェアの代表的なFOSSユースケースに対応するためのプロセスが整備されている。</text:p>
        </text:list-item>
      </text:list>
      <text:p text:style-name="P494"/>
      <text:p text:style-name="P495">論拠:</text:p>
      <text:p text:style-name="P496"><text:span text:style-name="T497">組織の業務の結果である代表的なユースケースに対応できる十分堅固な</text:span><text:span text:style-name="T498">FOSS</text:span><text:span text:style-name="T499">プログラムになります。</text:span><text:span text:style-name="コメント参照"><office:annotation><dc:creator>tani</dc:creator><dc:date>2017-04-10T04:06:00</dc:date><text:p text:style-name="コメント文字列">こうしたいと思います「そのFOSSプログラムが組織の業務遂行上生じる代表的なユースケースに対応できるよう十分堅固なものにします」</text:p></office:annotation></text:span></text:p>
      <text:p text:style-name="P500"/>
      <text:h text:style-name="P501" text:outline-level="2"><text:bookmark-start text:name="__RefHeading__1219_563071832"/><text:bookmark-start text:name="_Toc476563270"/><text:soft-page-break/><text:span text:style-name="T502">G4: FOSS</text:span><text:span text:style-name="T503">コンテンツ</text:span><text:span text:style-name="T504"><text:s/></text:span><text:span text:style-name="T505">ドキュメントとコンプライアンス証跡資料の</text:span><text:span text:style-name="T506">頒布</text:span><text:bookmark-end text:name="__RefHeading__1219_563071832"/><text:bookmark-end text:name="_Toc476563270"/></text:h>
      <text:p text:style-name="P507"><text:span text:style-name="T508">4.1<text:s/></text:span><text:span text:style-name="T509">供給ソフトウェアの確認ライセンスに応じて要求される、以下の</text:span><text:span text:style-name="T510">頒布</text:span><text:span text:style-name="T511">用コンプライアンス証跡資料が用意されていること（ただし、この限りではない）。</text:span></text:p>
      <text:list text:style-name="WWNum2">
        <text:list-item>
          <text:p text:style-name="P512"><text:span text:style-name="T513"><text:s/></text:span><text:span text:style-name="T514">著作権告知</text:span><text:span text:style-name="コメント参照"><office:annotation><dc:creator>tani</dc:creator><dc:date>2017-04-10T04:11:00</dc:date><text:p text:style-name="コメント文字列">前述に合わせ「著作権表示」で統一します</text:p></office:annotation></text:span></text:p>
        </text:list-item>
        <text:list-item>
          <text:p text:style-name="P515"><text:s/>確認ライセンスの写し</text:p>
        </text:list-item>
        <text:list-item>
          <text:p text:style-name="P516"><text:s/>改変告知</text:p>
        </text:list-item>
        <text:list-item>
          <text:p text:style-name="P517"><text:s/>帰属告知</text:p>
        </text:list-item>
        <text:list-item>
          <text:p text:style-name="P518"><text:s/>重要事項の告知</text:p>
        </text:list-item>
        <text:list-item>
          <text:p text:style-name="P519"><text:s/>ソースコード</text:p>
        </text:list-item>
        <text:list-item>
          <text:p text:style-name="P520"><text:s/>必要なビルド手順とスクリプト</text:p>
        </text:list-item>
        <text:list-item>
          <text:p text:style-name="P521"><text:span text:style-name="T522"><text:s/></text:span><text:span text:style-name="T523">書面による提供</text:span><text:span text:style-name="コメント参照"><office:annotation><dc:creator>tani</dc:creator><dc:date>2017-04-10T04:13:00</dc:date><text:p text:style-name="コメント文字列">書面による申し出</text:p><text:p text:style-name="コメント文字列"/></office:annotation></text:span></text:p>
        </text:list-item>
      </text:list>
      <text:p text:style-name="P524"><text:span text:style-name="T525">適合証跡：</text:span></text:p>
      <text:list text:style-name="WWNum5" text:continue-numbering="true">
        <text:list-item>
          <text:list>
            <text:list-item>
              <text:p text:style-name="P526"><text:span text:style-name="T527"><office:annotation><dc:creator>Kunai Takashi</dc:creator><dc:date>2017-03-23T15:51:00</dc:date><text:p text:style-name="P528"><text:span text:style-name="T529">箇条書き図形が変わってしまいました。</text:span></text:p></office:annotation></text:span><text:span text:style-name="T530">4.1.1<text:s/></text:span><text:span text:style-name="T531">確認ライセンスの要求に基づいて、コンプライアンス証跡資料が供給ソフトウェアとともに</text:span><text:span text:style-name="T532">頒布</text:span><text:span text:style-name="T533">されることを確実にするためのプロセスを説明した手続きが文書化されている。</text:span></text:p>
            </text:list-item>
            <text:list-item>
              <text:p text:style-name="P534"><text:span text:style-name="T535">4.1.2<text:s/></text:span><text:span text:style-name="T536">供給ソフトウェアに関する</text:span><text:span text:style-name="T537">頒布</text:span><text:span text:style-name="T538">用コンプライアンス証跡資料のコピーが慎重に</text:span><text:span text:style-name="コメント参照"><office:annotation><dc:creator>Hiroyuki Fukuchi</dc:creator><dc:date>2017-03-31T14:09:00</dc:date><text:p text:style-name="コメント文字列">原文に無いのでは</text:p></office:annotation></text:span><text:span text:style-name="T539">保管され、容易に取り出すことができる（法的告知、ソースコード、</text:span><text:span text:style-name="T540">SPDX</text:span><text:span text:style-name="T541">ドキュメントなど）。また、少なくとも当該供給ソフトウェアが提供され続けている期間、または確認ライセンスが要求する期間（いずれか長い方の期間）は、本保管物が存在するように立案されている。</text:span></text:p>
            </text:list-item>
          </text:list>
        </text:list-item>
      </text:list>
      <text:p text:style-name="P542">論拠:</text:p>
      <text:p text:style-name="P543"><text:span text:style-name="T544">供給ソフトウェアを統制する</text:span><text:span text:style-name="コメント参照"><office:annotation><dc:creator>Hiroyuki Fukuchi</dc:creator><dc:date>2017-03-31T14:17:00</dc:date><text:p text:style-name="コメント文字列">に適用される　というのはいかがでしょうか</text:p></office:annotation></text:span><text:span text:style-name="コメント参照"><office:annotation><dc:creator>tani</dc:creator><dc:date>2017-04-10T04:21:00</dc:date><text:p text:style-name="コメント文字列">ここはgovernなので働きかけの度合いを考慮し、「統制する」を維持させてください</text:p></office:annotation></text:span><text:span text:style-name="T545">確認ライセンスの要求に基づいて、コンプライアンス証跡資料が完備され、供給ソフトウェアに添付されることを保証します。</text:span></text:p>
      <text:p text:style-name="P546"/>
      <text:h text:style-name="P547" text:outline-level="2"><text:bookmark-start text:name="__RefHeading__1221_563071832"/><text:bookmark-start text:name="_Toc476563271"/><text:soft-page-break/><text:span text:style-name="T548">G5: FOSS</text:span><text:span text:style-name="T549">コミュニティへの（積</text:span><text:span text:style-name="T550">極的な）関わり方の理解</text:span><text:bookmark-end text:name="__RefHeading__1221_563071832"/><text:bookmark-end text:name="_Toc476563271"/></text:h>
      <text:p text:style-name="P551"><text:span text:style-name="T552">5.1<text:s/></text:span><text:span text:style-name="T553">公的にアクセス可能な</text:span><text:span text:style-name="T554">FOSS</text:span><text:span text:style-name="T555">プロジェクトに対し、従業員がその企業を代表してコントリビュートすることを統制する</text:span><text:span text:style-name="コメント参照"><office:annotation><dc:creator>Hiroyuki Fukuchi</dc:creator><dc:date>2017-03-31T14:18:00</dc:date><text:p text:style-name="コメント文字列">に適用される　というのはいかがでしょうか</text:p></office:annotation></text:span><text:span text:style-name="コメント参照"><office:annotation><dc:creator>tani</dc:creator><dc:date>2017-04-10T04:29:00</dc:date><text:p text:style-name="コメント文字列">ここは前述のとおり「統制」を使わせてください</text:p></office:annotation></text:span><text:span text:style-name="T556">ポリシーが文書化されており、最低限、それが組織内に周知されていること。</text:span></text:p>
      <text:p text:style-name="P557"><text:span text:style-name="T558">適合証跡：</text:span></text:p>
      <text:list text:style-name="WWNum5">
        <text:list-item>
          <text:p text:style-name="P559">5.1.1 FOSSコントリビューション<text:s/>ポリシーが文書化されている。</text:p>
        </text:list-item>
        <text:list-item>
          <text:p text:style-name="P560">5.1.2 FOSSコントリビューション<text:s/>ポリシーの存在を（トレーニングや社内Wikiなどの実践的なコミュニケーションを通じて）すべてのソフトウェア<text:s/>スタッフに認知させる手続きが文書化されている。</text:p>
        </text:list-item>
      </text:list>
      <text:p text:style-name="P561">論拠:</text:p>
      <text:p text:style-name="P562"><text:span text:style-name="T563">FOSS</text:span><text:span text:style-name="T564">への公的なコントリビューションに関するポリシーの作成について、組織が十分な検討を行うことを保証します。</text:span><text:span text:style-name="T565">FOSS</text:span><text:span text:style-name="T566">コントリビューション</text:span><text:span text:style-name="T567"><text:s/></text:span><text:span text:style-name="T568">ポリシーは、組織全体の</text:span><text:span text:style-name="T569">FOSS</text:span><text:span text:style-name="T570">ポリシーの一部として策定することも、独立したポリシーとして策定することも可能です。コントリビューションがまったく許容されていない状況の場合は、その立場を明確に示すポリシーの存在が</text:span><text:span text:style-name="T571">必要です。</text:span></text:p>
      <text:p text:style-name="P572">5.2 FOSSコントリビューション<text:s/>ポリシーがコントリビューションを許容するものである場合、コントリビューションがFOSSコントリビューション<text:s/>ポリシーに忠実に従っていることを確認するために、以下の検討事項を含むプロセスが存在していること（ただし、この限りではない）。</text:p>
      <text:list text:style-name="WWNum5" text:continue-numbering="true">
        <text:list-item>
          <text:p text:style-name="P573"><text:span text:style-name="T574"><text:s/></text:span><text:span text:style-name="T575"><office:annotation><dc:creator>Kunai Takashi</dc:creator><dc:date>2017-03-23T15:53:00</dc:date><text:p text:style-name="P576"><text:span text:style-name="T577">箇条書き図形を</text:span><text:span text:style-name="T578">■</text:span><text:span text:style-name="T579">に。</text:span></text:p></office:annotation></text:span><text:span text:style-name="T580">ライセンスに関する検討結果に対する法務面での承認</text:span></text:p>
        </text:list-item>
        <text:list-item>
          <text:p text:style-name="P581"><text:span text:style-name="T582"><text:s/></text:span><text:span text:style-name="T583">ビジネス面での合理的根拠、もしくは承認</text:span><text:span text:style-name="コメント参照"><office:annotation><dc:creator>tani</dc:creator><dc:date>2017-04-10T04:34:00</dc:date><text:p text:style-name="コメント文字列">「ビジネス観点」とさせてください</text:p></office:annotation></text:span></text:p>
        </text:list-item>
        <text:list-item>
          <text:p text:style-name="P584"><text:s/>コントリビューションの対象となるコードの技術的レビュー</text:p>
        </text:list-item>
        <text:list-item>
          <text:p text:style-name="P585"><text:s/>コミュニティへの積極的参加および関わり方。たとえばプロジェクトの行動規範（Code of Conduct）もしくはそれと同等のものなど</text:p>
        </text:list-item>
        <text:list-item>
          <text:p text:style-name="P586"><text:span text:style-name="T587"><text:s/></text:span><text:span text:style-name="T588">プロジェクト固有のコントリビューション要件の遵守</text:span><text:span text:style-name="T589"><office:annotation><dc:creator>Mieko</dc:creator><dc:date>2017-03-29T09:56:00</dc:date><text:p text:style-name="P590"><text:span text:style-name="T591">従来</text:span><text:span text:style-name="T592">LFJ</text:span><text:span text:style-name="T593">では（大手新聞社や</text:span><text:span text:style-name="T594">NHK</text:span><text:span text:style-name="T595">に倣い）「順守」という字を採用していました。</text:span></text:p><text:p text:style-name="P596"><text:span text:style-name="T597">ただし教科書や公用文では「遵守」が使われているようですので、こちらでいきましょう。</text:span></text:p></office:annotation></text:span><text:span text:style-name="コメント参照"><office:annotation><dc:creator>tani</dc:creator><dc:date>2017-04-10T04:31:00</dc:date><text:p text:style-name="コメント文字列">承知しました。ありがとうございます。</text:p></office:annotation></text:span></text:p>
        </text:list-item>
      </text:list>
      <text:p text:style-name="P598"><text:span text:style-name="T599">適合証跡：</text:span></text:p>
      <text:list text:style-name="WWNum5" text:continue-numbering="true">
        <text:list-item>
          <text:p text:style-name="P600">5.2.1 FOSSコントリビューション<text:s/>ポリシーがコントリビューションを許容するものである場合、FOSSコントリビューションのプロセスを記載した手続きの文書が存在する。</text:p>
        </text:list-item>
      </text:list>
      <text:p text:style-name="P601">論拠:</text:p>
      <text:p text:style-name="P602">組織が公的にFOSSにコントリビュートする方法について文書化されたプロセスを有していることを保証します。コントリビューションが許容されてない場合においても、ポリシーは存在した方がよいでしょう。そのような状況においては、具体的な行動のプロセスは存在しないと理解され、本要件が満たされたことになります。</text:p>
      <text:p text:style-name="P603"/>
      <text:h text:style-name="P604" text:outline-level="2"><text:bookmark-start text:name="_Toc476563272"/><text:bookmark-start text:name="__RefHeading__1223_563071832"/><text:soft-page-break/><text:span text:style-name="T605">G6: OpenChain</text:span><text:span text:style-name="T606">要件適合の認定</text:span><text:bookmark-end text:name="_Toc476563272"/><text:bookmark-end text:name="__RefHeading__1223_563071832"/></text:h>
      <text:p text:style-name="P607"><text:span text:style-name="T608">6.1<text:s/></text:span><text:span text:style-name="T609">組織が</text:span><text:span text:style-name="T610">OpenChai</text:span><text:span text:style-name="T611">n</text:span><text:span text:style-name="T612">に適合していると認定されるためには、本</text:span><text:span text:style-name="T613">OpenChain</text:span><text:span text:style-name="T614">適合仕様書第</text:span><text:span text:style-name="T615">1.0</text:span><text:span text:style-name="T616">版に記載された基準を満たす</text:span><text:span text:style-name="T617">FOSS</text:span><text:span text:style-name="T618">コンプライアンス</text:span><text:span text:style-name="T619"><text:s/></text:span><text:span text:style-name="T620">プログラムを有していることを確認する必要がある。</text:span></text:p>
      <text:p text:style-name="P621"><text:span text:style-name="T622">適合証跡</text:span><text:span text:style-name="T623">：</text:span></text:p>
      <text:list text:style-name="WWNum5">
        <text:list-item>
          <text:p text:style-name="P624">6.1.1<text:s/>その組織に本OpenChain適合仕様書第1.0版の要件を満たしたコンプライアンス<text:s/>プログラムが存在することを確認する。</text:p>
        </text:list-item>
      </text:list>
      <text:p text:style-name="P625">論拠:</text:p>
      <text:p text:style-name="P626"><text:span text:style-name="T627"><text:s/></text:span><text:span text:style-name="T628">組織が</text:span><text:span text:style-name="T629">OpenChain</text:span><text:span text:style-name="T630">に適合したコンプライアンス</text:span><text:span text:style-name="T631"><text:s/></text:span><text:span text:style-name="T632">プログラムを有していると宣言した場合は、当該プログラムが本仕様書のすべての要件を満たしていることを保証する必要があります。これ</text:span><text:span text:style-name="T633">らの要件に部分的に準拠しているだけでは</text:span><text:span text:style-name="T634">OpenChain</text:span><text:span text:style-name="T635">適合認定を保証するに十分なものとはみなされません。</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Ｐ明朝" svg:font-family="ＭＳ Ｐ明朝" style:font-family-generic="roman" style:font-pitch="variable" svg:panose-1="2 2 6 0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Mangal" svg:font-family="Mangal" style:font-family-generic="roman" style:font-pitch="variable" svg:panose-1="2 4 5 3 5 2 3 3 2 2"/>
    <style:font-face style:name="ＭＳ 明朝" svg:font-family="ＭＳ 明朝" style:font-family-generic="roman" style:font-pitch="fixed" svg:panose-1="2 2 6 9 4 2 5 8 3 4"/>
    <style:font-face style:name="OpenSymbol" svg:font-family="OpenSymbol" style:font-family-generic="system"/>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Meiryo UI" svg:font-family="Meiryo UI" style:font-family-generic="modern" style:font-pitch="variable" svg:panose-1="2 11 6 4 3 5 4 4 2 4"/>
    <style:font-face style:name="Yu Gothic UI" svg:font-family="Yu Gothic UI" style:font-family-generic="swiss"/>
    <style:font-face style:name="ＭＳ ゴシック" svg:font-family="ＭＳ ゴシック"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Ｐ明朝"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Standard" style:next-style-name="Textbody" style:default-outline-level="1">
      <style:paragraph-properties fo:keep-with-next="always" fo:margin-top="0.125in" fo:margin-bottom="0.125in"/>
      <style:text-properties style:font-name-complex="Arial" fo:font-weight="bold" style:font-weight-asian="bold" fo:color="#1F4E79" fo:font-size="14pt" style:font-size-asian="14pt" style:font-size-complex="12pt" fo:hyphenate="false"/>
    </style:style>
    <style:style style:name="見出し2" style:display-name="見出し 2" style:family="paragraph" style:parent-style-name="Standard" style:next-style-name="Textbody" style:default-outline-level="2">
      <style:paragraph-properties fo:keep-with-next="always"/>
      <style:text-properties style:font-name="Arial" fo:font-weight="bold" style:font-weight-asian="bold" fo:color="#2E74B5" fo:font-size="11pt" style:font-size-asian="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ＭＳ Ｐゴシック"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一覧" style:display-name="一覧" style:family="paragraph" style:parent-style-name="Textbody">
      <style:text-properties style:font-name-complex="Mangal" fo:hyphenate="false"/>
    </style:style>
    <style:style style:name="図表番号" style:display-name="図表番号"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リスト段落" style:display-name="リスト段落" style:family="paragraph" style:parent-style-name="Standard">
      <style:paragraph-properties fo:margin-left="0.5833in">
        <style:tab-stops/>
      </style:paragraph-properties>
      <style:text-properties fo:hyphenate="false"/>
    </style:style>
    <style:style style:name="ヘッダー" style:display-name="ヘッダ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フッター" style:display-name="フッター"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left="0.1458in">
        <style:tab-stops>
          <style:tab-stop style:type="right" style:leader-style="dotted" style:leader-text="." style:position="6.4965in"/>
        </style:tab-stops>
      </style:paragraph-properties>
      <style:text-properties fo:hyphenate="false"/>
    </style:style>
    <style:style style:name="吹き出し" style:display-name="吹き出し" style:family="paragraph" style:parent-style-name="Standard">
      <style:text-properties style:font-name="Arial" fo:font-size="9pt" style:font-size-asian="9pt" style:font-size-complex="9pt" fo:hyphenate="false"/>
    </style:style>
    <style:style style:name="見出し1文字" style:display-name="見出し 1 (文字)" style:family="text" style:parent-style-name="段落フォント">
      <style:text-properties style:font-name-complex="Arial" fo:font-weight="bold" style:font-weight-asian="bold" fo:color="#1F4E79" fo:font-size="14pt" style:font-size-asian="14pt" style:font-size-complex="12pt"/>
    </style:style>
    <style:style style:name="ヘッダー文字" style:display-name="ヘッダー (文字)" style:family="text" style:parent-style-name="段落フォント"/>
    <style:style style:name="フッター文字" style:display-name="フッター (文字)" style:family="text" style:parent-style-name="段落フォント"/>
    <style:style style:name="見出し2文字" style:display-name="見出し 2 (文字)" style:family="text" style:parent-style-name="段落フォント">
      <style:text-properties style:font-name="Arial" fo:font-weight="bold" style:font-weight-asian="bold" fo:color="#2E74B5" fo:font-size="11pt" style:font-size-asian="11pt"/>
    </style:style>
    <style:style style:name="Internetlink" style:display-name="Internet link" style:family="text" style:parent-style-name="段落フォント">
      <style:text-properties fo:color="#0563C1" style:text-underline-type="single" style:text-underline-style="solid" style:text-underline-width="auto" style:text-underline-mode="continuous" style:text-underline-color="font-color"/>
    </style:style>
    <style:style style:name="吹き出し文字" style:display-name="吹き出し (文字)" style:family="text" style:parent-style-name="段落フォント">
      <style:text-properties style:font-name="Arial" fo:font-size="9pt" style:font-size-asian="9pt" style:font-size-complex="9pt"/>
    </style:style>
    <style:style style:name="ListLabel1" style:display-name="ListLabel 1" style:family="text">
      <style:text-properties style:font-name-asian="ＭＳ 明朝"/>
    </style:style>
    <style:style style:name="ListLabel2" style:display-name="ListLabel 2" style:family="text">
      <style:text-properties style:font-name-complex="Arial"/>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コメント文字列" style:display-name="コメント文字列" style:family="paragraph" style:parent-style-name="標準">
      <style:paragraph-properties fo:text-align="start"/>
      <style:text-properties fo:hyphenate="false"/>
    </style:style>
    <style:style style:name="コメント文字列文字" style:display-name="コメント文字列 (文字)" style:family="text" style:parent-style-name="段落フォント"/>
    <style:style style:name="コメント参照" style:display-name="コメント参照" style:family="text" style:parent-style-name="段落フォント">
      <style:text-properties fo:font-size="9pt" style:font-size-asian="9pt" style:font-size-complex="9pt"/>
    </style:style>
    <style:style style:name="コメント内容" style:display-name="コメント内容" style:family="paragraph" style:parent-style-name="コメント文字列" style:next-style-name="コメント文字列">
      <style:text-properties fo:font-weight="bold" style:font-weight-asian="bold" style:font-weight-complex="bold" fo:hyphenate="false"/>
    </style:style>
    <style:style style:name="コメント内容文字" style:display-name="コメント内容 (文字)" style:family="text" style:parent-style-name="コメント文字列文字">
      <style:text-properties fo:font-weight="bold" style:font-weight-asian="bold" style:font-weight-complex="bold"/>
    </styl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Wingdings"/>
      </text:list-level-style-bullet>
      <text:list-level-style-bullet text:level="2" text:style-name="WW_CharLFO1LVL2" text:bullet-char="">
        <style:list-level-properties/>
        <style:text-properties style:font-name="Wingdings"/>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Wingdings"/>
      </text:list-level-style-bullet>
      <text:list-level-style-bullet text:level="2" text:style-name="WW_CharLFO2LVL2" text:bullet-char="">
        <style:list-level-properties/>
        <style:text-properties style:font-name="Wingdings"/>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ＭＳ 明朝" style:font-name-asian="ＭＳ 明朝"/>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ＭＳ 明朝"/>
      </text:list-level-style-bullet>
      <text:list-level-style-bullet text:level="2" text:style-name="WW_CharLFO3LVL2" text:bullet-char="">
        <style:list-level-properties/>
        <style:text-properties style:font-name="Wingdings"/>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Wingdings" style:font-name-complex="Aria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Wingdings"/>
      </text:list-level-style-bullet>
      <text:list-level-style-bullet text:level="2" text:style-name="WW_CharLFO4LVL2" text:bullet-char="">
        <style:list-level-properties/>
        <style:text-properties style:font-name="Wingdings"/>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Wingdings" style:font-name-asian="ＭＳ 明朝"/>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text:list-style style:name="WWNum5" style:display-name="WWNum5">
      <text:list-level-style-bullet text:level="1" text:style-name="WW_CharLFO5LVL1" text:bullet-char="">
        <style:list-level-properties/>
        <style:text-properties style:font-name="Wingdings"/>
      </text:list-level-style-bullet>
      <text:list-level-style-bullet text:level="2" text:style-name="WW_CharLFO5LVL2" text:bullet-char="">
        <style:list-level-properties/>
        <style:text-properties style:font-name="Wingdings"/>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8LVL1" style:family="text">
      <style:text-properties style:font-name="StarSymbol" style:font-name-asian="OpenSymbol" style:font-name-complex="OpenSymbol"/>
    </style:style>
    <style:style style:name="WW_CharLFO8LVL2" style:family="text">
      <style:text-properties style:font-name="StarSymbol" style:font-name-asian="OpenSymbol" style:font-name-complex="OpenSymbol"/>
    </style:style>
    <style:style style:name="WW_CharLFO8LVL3" style:family="text">
      <style:text-properties style:font-name="StarSymbol" style:font-name-asian="OpenSymbol" style:font-name-complex="OpenSymbol"/>
    </style:style>
    <style:style style:name="WW_CharLFO8LVL4" style:family="text">
      <style:text-properties style:font-name="StarSymbol" style:font-name-asian="OpenSymbol" style:font-name-complex="OpenSymbol"/>
    </style:style>
    <style:style style:name="WW_CharLFO8LVL5" style:family="text">
      <style:text-properties style:font-name="StarSymbol" style:font-name-asian="OpenSymbol" style:font-name-complex="OpenSymbol"/>
    </style:style>
    <style:style style:name="WW_CharLFO8LVL6" style:family="text">
      <style:text-properties style:font-name="StarSymbol" style:font-name-asian="OpenSymbol" style:font-name-complex="OpenSymbol"/>
    </style:style>
    <style:style style:name="WW_CharLFO8LVL7" style:family="text">
      <style:text-properties style:font-name="StarSymbol" style:font-name-asian="OpenSymbol" style:font-name-complex="OpenSymbol"/>
    </style:style>
    <style:style style:name="WW_CharLFO8LVL8" style:family="text">
      <style:text-properties style:font-name="StarSymbol" style:font-name-asian="OpenSymbol" style:font-name-complex="OpenSymbol"/>
    </style:style>
    <style:style style:name="WW_CharLFO8LVL9" style:family="text">
      <style:text-properties style:font-name="Star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style:page-layout style:name="PL0">
      <style:page-layout-properties fo:page-width="8.268in" fo:page-height="11.693in" style:print-orientation="portrait" fo:margin-top="0.5909in" fo:margin-left="1.1812in" fo:margin-bottom="0.6888in" fo:margin-right="1.1812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4923in"/>
      </style:footer-style>
    </style:page-layout>
    <style:style style:name="P2" style:parent-style-name="Standard" style:family="paragraph">
      <style:paragraph-properties fo:text-align="end"/>
      <style:text-properties style:font-name="Arial" style:font-name-complex="Arial"/>
    </style:style>
    <style:style style:name="P3" style:parent-style-name="フッター" style:family="paragraph">
      <style:paragraph-properties fo:text-align="end"/>
    </style:style>
    <style:style style:name="T4" style:parent-style-name="段落フォント" style:family="text">
      <style:text-properties style:font-name="Arial" style:font-name-complex="Arial" fo:font-size="9pt" style:font-size-asian="9pt"/>
    </style:style>
  </office:automatic-styles>
  <office:master-styles>
    <style:master-page style:name="MP0" style:page-layout-name="PL0">
      <style:header>
        <text:p text:style-name="P2">OpenChain Conformance Specification 1.0</text:p>
      </style:header>
      <style:footer>
        <text:p text:style-name="P3"><text:page-number text:fixed="false">7</text:page-number><text:span text:style-name="T4">v2016 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meta:initial-creator>
    <dc:creator>tani</dc:creator>
    <meta:creation-date>2017-04-09T20:19:00Z</meta:creation-date>
    <dc:date>2017-04-09T20:19:00Z</dc:date>
    <meta:print-date>2017-03-31T00:15:00Z</meta:print-date>
    <meta:template xlink:href="Normal.dotm" xlink:type="simple"/>
    <meta:editing-cycles>2</meta:editing-cycles>
    <meta:editing-duration>PT0S</meta:editing-duration>
    <meta:user-defined meta:name="AppVersion">15.0000</meta:user-defined>
    <meta:user-defined meta:name="Company">N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6" meta:word-count="1199" meta:character-count="8020" meta:row-count="56" meta:non-whitespace-character-count="6837"/>
  </office:meta>
</office:document-meta>
</file>